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52.95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52.97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58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10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108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457.98mm" svg:y="66.28mm">
            <draw:object draw:notify-on-update-of-ranges="Arkusz1.B8:Arkusz1.B50 Arkusz1.C8:Arkusz1.C50 Arkusz1.B8:Arkusz1.B50 Arkusz1.D8:Arkusz1.D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,61E-05</text:p>
          </table:table-cell>
          <table:table-cell table:formula="of:=[$Arkusz3.C1]" office:value-type="float" office:value="0.000032262193006057" calcext:value-type="float">
            <text:p>3,23E-05</text:p>
          </table:table-cell>
          <table:table-cell/>
          <table:table-cell table:formula="of:=((1/2)*[.C8]*[.C8]+((1/3)*[.E9]+[.C8])*(1/2)*[.E9])/([.C8]+(1/2)*[.E9])" office:value-type="float" office:value="0.00000720944921277736" calcext:value-type="float">
            <text:p>7,20944921277736E-06</text:p>
          </table:table-cell>
          <table:table-cell table:formula="of:=(((1/2)*([.B9]-[.B8])+[.B8])*[.C8]+((2/3)*([.B9]-[.B8])+[.B8])*(1/2)*[.E9])/([.C8]+(1/2)*[.E9])" office:value-type="float" office:value="0.00048009752117676" calcext:value-type="float">
            <text:p>0,000480097521177</text:p>
          </table:table-cell>
          <table:table-cell table:formula="of:=(((1/2)*([.D8]-[.C9])+[.C8]+[.E9])*([.D8]-[.C9])+((2/3)*[.E9]+[.C8])*(1/2)*[.E9])/([.D8]-[.C9]+(1/2)*[.E9])" office:value-type="float" office:value="0.0000232791129638468" calcext:value-type="float">
            <text:p>2,32791129638468E-05</text:p>
          </table:table-cell>
          <table:table-cell table:formula="of:=(((1/2)*([.B9]-[.B8])+[.B8])*([.D8]-[.C9])+((1/3)*([.B9]-[.B8])+[.B8])*(1/2)*[.E9])/([.D8]-[.C9]+(1/2)*[.E9])" office:value-type="float" office:value="0.000515945849640895" calcext:value-type="float">
            <text:p>0,000515945849641</text:p>
          </table:table-cell>
          <table:table-cell table:formula="of:=DEGREES(ATAN(([.G8]-[.I8])/([.H8]-[.F8])))" office:value-type="float" office:value="-65.8548261463424" calcext:value-type="float">
            <text:p>-65,8548261463424</text:p>
          </table:table-cell>
          <table:table-cell table:formula="of:=DEGREES(ATAN(([.C9]-[.C8])/([.B9]-[.B8])))" office:value-type="float" office:value="-0.196373096301689" calcext:value-type="float">
            <text:p>-0,196373096301689</text:p>
          </table:table-cell>
          <table:table-cell table:formula="of:=[.J8]-[.K8]" office:value-type="float" office:value="-65.6584530500408" calcext:value-type="float">
            <text:p>-65,6584530500408</text:p>
          </table:table-cell>
          <table:table-cell table:formula="of:=ABS([.L8])" office:value-type="float" office:value="65.6584530500408" calcext:value-type="float">
            <text:p>65,6584530500408</text:p>
          </table:table-cell>
          <table:table-cell table:formula="of:=[.B8]+0.5*([.B9]-[.B8])" office:value-type="float" office:value="0.00049999999999999" calcext:value-type="float">
            <text:p>0,0005</text:p>
          </table:table-cell>
          <table:table-cell table:formula="of:=[.C8]+0.5*([.C9]-[.C8])" office:value-type="float" office:value="0.0000143506852565004" calcext:value-type="float">
            <text:p>1,43506852565004E-05</text:p>
          </table:table-cell>
          <table:table-cell table:formula="of:=SQRT(([.B9]-[.N8])^2+([.C9]-[.O8])^2)*SQRT(([.F8]-[.O8])^2+([.G8]-[.N8])^2)" office:value-type="float" office:value="0.0000000105725016863999" calcext:value-type="float">
            <text:p>1,05725016863999E-08</text:p>
          </table:table-cell>
          <table:table-cell table:formula="of:=(-([.B9]-[.N8])*([.F8]-[.O8])+([.C9]-[.O8])*([.G8]-[.N8]))/[.P8]" office:value-type="float" office:value="0.340952852343887" calcext:value-type="float">
            <text:p>0,340952852343887</text:p>
          </table:table-cell>
          <table:table-cell table:formula="of:=DEGREES(ACOS([.Q8]))" office:value-type="float" office:value="70.0650623895808" calcext:value-type="float">
            <text:p>70,0650623895808</text:p>
          </table:table-cell>
          <table:table-cell table:style-name="ce7" table:formula="of:=(([.B9]-[.N8])*([.G8]-[.N8])+([.C9]-[.O8])*([.F8]-[.O8]))/[.U8]" office:value-type="float" office:value="-0.940080396816446" calcext:value-type="float">
            <text:p>-0,940080396816446</text:p>
          </table:table-cell>
          <table:table-cell table:style-name="ce7" table:formula="of:=DEGREES(ACOS([.S8]))" office:value-type="float" office:value="160.065062389581" calcext:value-type="float">
            <text:p>160,065062389581</text:p>
          </table:table-cell>
          <table:table-cell table:style-name="ce9" table:formula="of:=SQRT(([.B9]-[.N8])^2+([.C9]-[.O8])^2)*SQRT(([.F8]-[.O8])^2+([.G8]-[.N8])^2)" office:value-type="float" office:value="0.0000000105725016863999" calcext:value-type="float">
            <text:p>,000000010572502</text:p>
          </table:table-cell>
          <table:table-cell table:style-name="ce7" table:formula="of:=SQRT(1-[.S8]^2)" office:value-type="float" office:value="0.340952852343887" calcext:value-type="float">
            <text:p>0,340952852343887</text:p>
          </table:table-cell>
          <table:table-cell table:style-name="ce7" table:formula="of:=DEGREES(ACOS([.V8]))" office:value-type="float" office:value="70.0650623895808" calcext:value-type="float">
            <text:p>70,0650623895808</text:p>
          </table:table-cell>
          <table:table-cell table:formula="of:=[.M8]-[.W8]" office:value-type="float" office:value="-4.40660933954003" calcext:value-type="float">
            <text:p>-4,40660933954003</text:p>
          </table:table-cell>
          <table:table-cell table:formula="of:=[.M8]-DEGREES(ACOS([.Q8]))" office:value-type="float" office:value="-4.40660933954003" calcext:value-type="float">
            <text:p>-4,406609339540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,001</text:p>
          </table:table-cell>
          <table:table-cell table:formula="of:=[.C8]+[.E9]" office:value-type="float" office:value="0.0000126370000000024" calcext:value-type="float">
            <text:p>1,26370000000024E-05</text:p>
          </table:table-cell>
          <table:table-cell table:formula="of:=[$Arkusz3.C2]" office:value-type="float" office:value="0.000032262193006057" calcext:value-type="float">
            <text:p>3,23E-05</text:p>
          </table:table-cell>
          <table:table-cell table:formula="of:=[$Arkusz3.D1]" office:value-type="float" office:value="-0.0000034273705129961" calcext:value-type="float">
            <text:p>-3,4273705129961E-06</text:p>
          </table:table-cell>
          <table:table-cell table:formula="of:=((1/2)*[.C9]*[.C9]+((1/3)*[.E10]+[.C9])*(1/2)*[.E10])/([.C9]+(1/2)*[.E10])" office:value-type="float" office:value="0.00000751253170375319" calcext:value-type="float">
            <text:p>7,51253170375319E-06</text:p>
          </table:table-cell>
          <table:table-cell table:formula="of:=(((1/2)*([.B10]-[.B9])+[.B9])*[.C9]+((2/3)*([.B10]-[.B9])+[.B9])*(1/2)*[.E10])/([.C9]+(1/2)*[.E10])" office:value-type="float" office:value="0.00152979762534404" calcext:value-type="float">
            <text:p>0,001529797625344</text:p>
          </table:table-cell>
          <table:table-cell table:formula="of:=(((1/2)*([.D9]-[.C10])+[.C9]+[.E10])*([.D9]-[.C10])+((2/3)*[.E10]+[.C9])*(1/2)*[.E10])/([.D9]-[.C10]+(1/2)*[.E10])" office:value-type="float" office:value="0.0000235362893552914" calcext:value-type="float">
            <text:p>2,35362893552914E-05</text:p>
          </table:table-cell>
          <table:table-cell table:formula="of:=(((1/2)*([.B10]-[.B9])+[.B9])*([.D9]-[.C10])+((1/3)*([.B10]-[.B9])+[.B9])*(1/2)*[.E10])/([.D9]-[.C10]+(1/2)*[.E10])" office:value-type="float" office:value="0.00148217085928079" calcext:value-type="float">
            <text:p>0,001482170859281</text:p>
          </table:table-cell>
          <table:table-cell table:formula="of:=DEGREES(ATAN(([.G9]-[.I9])/([.H9]-[.F9])))" office:value-type="float" office:value="71.4047764611516" calcext:value-type="float">
            <text:p>71,4047764611516</text:p>
          </table:table-cell>
          <table:table-cell table:formula="of:=DEGREES(ATAN(([.C10]-[.C9])/([.B10]-[.B9])))" office:value-type="float" office:value="0.25825904320585" calcext:value-type="float">
            <text:p>0,25825904320585</text:p>
          </table:table-cell>
          <table:table-cell table:formula="of:=[.J9]-[.K9]" office:value-type="float" office:value="71.1465174179458" calcext:value-type="float">
            <text:p>71,1465174179458</text:p>
          </table:table-cell>
          <table:table-cell table:formula="of:=ABS([.L9])" office:value-type="float" office:value="71.1465174179458" calcext:value-type="float">
            <text:p>71,1465174179458</text:p>
          </table:table-cell>
          <table:table-cell table:formula="of:=[.B9]+0.5*([.B10]-[.B9])" office:value-type="float" office:value="0.00150418101415817" calcext:value-type="float">
            <text:p>0,001504181014158</text:p>
          </table:table-cell>
          <table:table-cell table:formula="of:=[.C9]+0.5*([.C10]-[.C9])" office:value-type="float" office:value="0.0000149095965030304" calcext:value-type="float">
            <text:p>1,49095965030304E-05</text:p>
          </table:table-cell>
          <table:table-cell table:formula="of:=SQRT(([.B10]-[.N9])^2+([.C10]-[.O9])^2)*SQRT(([.F9]-[.O9])^2+([.G9]-[.N9])^2)" office:value-type="float" office:value="0.0000000134432262009329" calcext:value-type="float">
            <text:p>1,34432262009329E-08</text:p>
          </table:table-cell>
          <table:table-cell table:formula="of:=(-([.B10]-[.N9])*([.F9]-[.O9])+([.C10]-[.O9])*([.G9]-[.N9]))/[.P9]" office:value-type="float" office:value="0.281753486602121" calcext:value-type="float">
            <text:p>0,281753486602121</text:p>
          </table:table-cell>
          <table:table-cell table:formula="of:=DEGREES(ACOS([.Q9]))" office:value-type="float" office:value="73.6351138191921" calcext:value-type="float">
            <text:p>73,6351138191921</text:p>
          </table:table-cell>
          <table:table-cell table:style-name="ce7" table:formula="of:=(([.B10]-[.N9])*([.G9]-[.N9])+([.C10]-[.O9])*([.F9]-[.O9]))/[.U9]" office:value-type="float" office:value="0.959486827834311" calcext:value-type="float">
            <text:p>0,959486827834311</text:p>
          </table:table-cell>
          <table:table-cell table:style-name="ce7" table:formula="of:=DEGREES(ACOS([.S9]))" office:value-type="float" office:value="16.3648861808079" calcext:value-type="float">
            <text:p>16,3648861808079</text:p>
          </table:table-cell>
          <table:table-cell table:style-name="ce9" table:formula="of:=SQRT(([.B10]-[.N9])^2+([.C10]-[.O9])^2)*SQRT(([.F9]-[.O9])^2+([.G9]-[.N9])^2)" office:value-type="float" office:value="0.0000000134432262009329" calcext:value-type="float">
            <text:p>,000000013443226</text:p>
          </table:table-cell>
          <table:table-cell table:style-name="ce7" table:formula="of:=SQRT(1-[.S9]^2)" office:value-type="float" office:value="0.281753486602121" calcext:value-type="float">
            <text:p>0,281753486602121</text:p>
          </table:table-cell>
          <table:table-cell table:style-name="ce7" table:formula="of:=DEGREES(ACOS([.V9]))" office:value-type="float" office:value="73.6351138191921" calcext:value-type="float">
            <text:p>73,6351138191921</text:p>
          </table:table-cell>
          <table:table-cell table:formula="of:=[.M9]-[.W9]" office:value-type="float" office:value="-2.48859640124634" calcext:value-type="float">
            <text:p>-2,48859640124634</text:p>
          </table:table-cell>
          <table:table-cell table:formula="of:=[.M9]-DEGREES(ACOS([.Q9]))" office:value-type="float" office:value="-2.48859640124634" calcext:value-type="float">
            <text:p>-2,488596401246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,002008362028316</text:p>
          </table:table-cell>
          <table:table-cell table:formula="of:=[.C9]+[.E10]" office:value-type="float" office:value="0.0000171821930060583" calcext:value-type="float">
            <text:p>1,71821930060583E-05</text:p>
          </table:table-cell>
          <table:table-cell table:formula="of:=[$Arkusz3.C3]" office:value-type="float" office:value="0.0000322621930060571" calcext:value-type="float">
            <text:p>3,23E-05</text:p>
          </table:table-cell>
          <table:table-cell table:formula="of:=[$Arkusz3.D2]" office:value-type="float" office:value="0.0000045451930060559" calcext:value-type="float">
            <text:p>4,5451930060559E-06</text:p>
          </table:table-cell>
          <table:table-cell table:formula="of:=((1/2)*[.C10]*[.C10]+((1/3)*[.E11]+[.C10])*(1/2)*[.E11])/([.C10]+(1/2)*[.E11])" office:value-type="float" office:value="0.00000773097569794208" calcext:value-type="float">
            <text:p>7,73097569794208E-06</text:p>
          </table:table-cell>
          <table:table-cell table:formula="of:=(((1/2)*([.B11]-[.B10])+[.B10])*[.C10]+((2/3)*([.B11]-[.B10])+[.B10])*(1/2)*[.E11])/([.C10]+(1/2)*[.E11])" office:value-type="float" office:value="0.00250107533539422" calcext:value-type="float">
            <text:p>0,002501075335394</text:p>
          </table:table-cell>
          <table:table-cell table:formula="of:=(((1/2)*([.D10]-[.C11])+[.C10]+[.E11])*([.D10]-[.C11])+((2/3)*[.E11]+[.C10])*(1/2)*[.E11])/([.D10]-[.C11]+(1/2)*[.E11])" office:value-type="float" office:value="0.0000237957534559201" calcext:value-type="float">
            <text:p>2,37957534559201E-05</text:p>
          </table:table-cell>
          <table:table-cell table:formula="of:=(((1/2)*([.B11]-[.B10])+[.B10])*([.D10]-[.C11])+((1/3)*([.B11]-[.B10])+[.B10])*(1/2)*[.E11])/([.D10]-[.C11]+(1/2)*[.E11])" office:value-type="float" office:value="0.00253906549677836" calcext:value-type="float">
            <text:p>0,002539065496778</text:p>
          </table:table-cell>
          <table:table-cell table:formula="of:=DEGREES(ATAN(([.G10]-[.I10])/([.H10]-[.F10])))" office:value-type="float" office:value="-67.078111998785" calcext:value-type="float">
            <text:p>-67,078111998785</text:p>
          </table:table-cell>
          <table:table-cell table:formula="of:=DEGREES(ATAN(([.C11]-[.C10])/([.B11]-[.B10])))" office:value-type="float" office:value="-0.200039621647237" calcext:value-type="float">
            <text:p>-0,200039621647237</text:p>
          </table:table-cell>
          <table:table-cell table:formula="of:=[.J10]-[.K10]" office:value-type="float" office:value="-66.8780723771378" calcext:value-type="float">
            <text:p>-66,8780723771378</text:p>
          </table:table-cell>
          <table:table-cell table:formula="of:=ABS([.L10])" office:value-type="float" office:value="66.8780723771378" calcext:value-type="float">
            <text:p>66,8780723771378</text:p>
          </table:table-cell>
          <table:table-cell table:formula="of:=[.B10]+0.5*([.B11]-[.B10])" office:value-type="float" office:value="0.00252094003254965" calcext:value-type="float">
            <text:p>0,00252094003255</text:p>
          </table:table-cell>
          <table:table-cell table:formula="of:=[.C10]+0.5*([.C11]-[.C10])" office:value-type="float" office:value="0.0000153925965030299" calcext:value-type="float">
            <text:p>1,53925965030299E-05</text:p>
          </table:table-cell>
          <table:table-cell table:formula="of:=SQRT(([.B11]-[.N10])^2+([.C11]-[.O10])^2)*SQRT(([.F10]-[.O10])^2+([.G10]-[.N10])^2)" office:value-type="float" office:value="0.0000000109133641456377" calcext:value-type="float">
            <text:p>1,09133641456377E-08</text:p>
          </table:table-cell>
          <table:table-cell table:formula="of:=(-([.B11]-[.N10])*([.F10]-[.O10])+([.C11]-[.O10])*([.G10]-[.N10]))/[.P10]" office:value-type="float" office:value="0.363107841096931" calcext:value-type="float">
            <text:p>0,363107841096931</text:p>
          </table:table-cell>
          <table:table-cell table:formula="of:=DEGREES(ACOS([.Q10]))" office:value-type="float" office:value="68.7088176848659" calcext:value-type="float">
            <text:p>68,7088176848659</text:p>
          </table:table-cell>
          <table:table-cell table:style-name="ce7" table:formula="of:=(([.B11]-[.N10])*([.G10]-[.N10])+([.C11]-[.O10])*([.F10]-[.O10]))/[.U10]" office:value-type="float" office:value="-0.931747120056685" calcext:value-type="float">
            <text:p>-0,931747120056685</text:p>
          </table:table-cell>
          <table:table-cell table:style-name="ce7" table:formula="of:=DEGREES(ACOS([.S10]))" office:value-type="float" office:value="158.708817684866" calcext:value-type="float">
            <text:p>158,708817684866</text:p>
          </table:table-cell>
          <table:table-cell table:style-name="ce9" table:formula="of:=SQRT(([.B11]-[.N10])^2+([.C11]-[.O10])^2)*SQRT(([.F10]-[.O10])^2+([.G10]-[.N10])^2)" office:value-type="float" office:value="0.0000000109133641456377" calcext:value-type="float">
            <text:p>,000000010913364</text:p>
          </table:table-cell>
          <table:table-cell table:style-name="ce7" table:formula="of:=SQRT(1-[.S10]^2)" office:value-type="float" office:value="0.363107841096931" calcext:value-type="float">
            <text:p>0,363107841096931</text:p>
          </table:table-cell>
          <table:table-cell table:style-name="ce7" table:formula="of:=DEGREES(ACOS([.V10]))" office:value-type="float" office:value="68.708817684866" calcext:value-type="float">
            <text:p>68,708817684866</text:p>
          </table:table-cell>
          <table:table-cell table:formula="of:=[.M10]-[.W10]" office:value-type="float" office:value="-1.83074530772818" calcext:value-type="float">
            <text:p>-1,83074530772818</text:p>
          </table:table-cell>
          <table:table-cell table:formula="of:=[.M10]-DEGREES(ACOS([.Q10]))" office:value-type="float" office:value="-1.83074530772815" calcext:value-type="float">
            <text:p>-1,830745307728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,003033518036783</text:p>
          </table:table-cell>
          <table:table-cell table:formula="of:=[.C10]+[.E11]" office:value-type="float" office:value="0.0000136030000000014" calcext:value-type="float">
            <text:p>1,36030000000014E-05</text:p>
          </table:table-cell>
          <table:table-cell table:formula="of:=[$Arkusz3.C4]" office:value-type="float" office:value="0.0000322621930060571" calcext:value-type="float">
            <text:p>3,23E-05</text:p>
          </table:table-cell>
          <table:table-cell table:formula="of:=[$Arkusz3.D3]" office:value-type="float" office:value="-0.0000035791930060569" calcext:value-type="float">
            <text:p>-3,5791930060569E-06</text:p>
          </table:table-cell>
          <table:table-cell table:formula="of:=((1/2)*[.C11]*[.C11]+((1/3)*[.E12]+[.C11])*(1/2)*[.E12])/([.C11]+(1/2)*[.E12])" office:value-type="float" office:value="0.00000802415924840171" calcext:value-type="float">
            <text:p>8,02415924840171E-06</text:p>
          </table:table-cell>
          <table:table-cell table:formula="of:=(((1/2)*([.B12]-[.B11])+[.B11])*[.C11]+((2/3)*([.B12]-[.B11])+[.B11])*(1/2)*[.E12])/([.C11]+(1/2)*[.E12])" office:value-type="float" office:value="0.00358439847100053" calcext:value-type="float">
            <text:p>0,003584398471001</text:p>
          </table:table-cell>
          <table:table-cell table:formula="of:=(((1/2)*([.D11]-[.C12])+[.C11]+[.E12])*([.D11]-[.C12])+((2/3)*[.E12]+[.C11])*(1/2)*[.E12])/([.D11]-[.C12]+(1/2)*[.E12])" office:value-type="float" office:value="0.0000240429023835756" calcext:value-type="float">
            <text:p>2,40429023835756E-05</text:p>
          </table:table-cell>
          <table:table-cell table:formula="of:=(((1/2)*([.B12]-[.B11])+[.B11])*([.D11]-[.C12])+((1/3)*([.B12]-[.B11])+[.B11])*(1/2)*[.E12])/([.D11]-[.C12]+(1/2)*[.E12])" office:value-type="float" office:value="0.00353377662182176" calcext:value-type="float">
            <text:p>0,003533776621822</text:p>
          </table:table-cell>
          <table:table-cell table:formula="of:=DEGREES(ATAN(([.G11]-[.I11])/([.H11]-[.F11])))" office:value-type="float" office:value="72.4405812363656" calcext:value-type="float">
            <text:p>72,4405812363656</text:p>
          </table:table-cell>
          <table:table-cell table:formula="of:=DEGREES(ATAN(([.C12]-[.C11])/([.B12]-[.B11])))" office:value-type="float" office:value="0.254330160444191" calcext:value-type="float">
            <text:p>0,254330160444191</text:p>
          </table:table-cell>
          <table:table-cell table:formula="of:=[.J11]-[.K11]" office:value-type="float" office:value="72.1862510759214" calcext:value-type="float">
            <text:p>72,1862510759214</text:p>
          </table:table-cell>
          <table:table-cell table:formula="of:=ABS([.L11])" office:value-type="float" office:value="72.1862510759214" calcext:value-type="float">
            <text:p>72,1862510759214</text:p>
          </table:table-cell>
          <table:table-cell table:formula="of:=[.B11]+0.5*([.B12]-[.B11])" office:value-type="float" office:value="0.0035587792228771" calcext:value-type="float">
            <text:p>0,003558779222877</text:p>
          </table:table-cell>
          <table:table-cell table:formula="of:=[.C11]+0.5*([.C12]-[.C11])" office:value-type="float" office:value="0.0000159345965030293" calcext:value-type="float">
            <text:p>1,59345965030293E-05</text:p>
          </table:table-cell>
          <table:table-cell table:formula="of:=SQRT(([.B12]-[.N11])^2+([.C12]-[.O11])^2)*SQRT(([.F11]-[.O11])^2+([.G11]-[.N11])^2)" office:value-type="float" office:value="0.000000014083809461196" calcext:value-type="float">
            <text:p>1,4083809461196E-08</text:p>
          </table:table-cell>
          <table:table-cell table:formula="of:=(-([.B12]-[.N11])*([.F11]-[.O11])+([.C12]-[.O11])*([.G11]-[.N11]))/[.P11]" office:value-type="float" office:value="0.299264159731545" calcext:value-type="float">
            <text:p>0,299264159731545</text:p>
          </table:table-cell>
          <table:table-cell table:formula="of:=DEGREES(ACOS([.Q11]))" office:value-type="float" office:value="72.5865877779447" calcext:value-type="float">
            <text:p>72,5865877779447</text:p>
          </table:table-cell>
          <table:table-cell table:style-name="ce7" table:formula="of:=(([.B12]-[.N11])*([.G11]-[.N11])+([.C12]-[.O11])*([.F11]-[.O11]))/[.U11]" office:value-type="float" office:value="0.954170300680215" calcext:value-type="float">
            <text:p>0,954170300680215</text:p>
          </table:table-cell>
          <table:table-cell table:style-name="ce7" table:formula="of:=DEGREES(ACOS([.S11]))" office:value-type="float" office:value="17.4134122220554" calcext:value-type="float">
            <text:p>17,4134122220554</text:p>
          </table:table-cell>
          <table:table-cell table:style-name="ce9" table:formula="of:=SQRT(([.B12]-[.N11])^2+([.C12]-[.O11])^2)*SQRT(([.F11]-[.O11])^2+([.G11]-[.N11])^2)" office:value-type="float" office:value="0.000000014083809461196" calcext:value-type="float">
            <text:p>,000000014083809</text:p>
          </table:table-cell>
          <table:table-cell table:style-name="ce7" table:formula="of:=SQRT(1-[.S11]^2)" office:value-type="float" office:value="0.299264159731545" calcext:value-type="float">
            <text:p>0,299264159731545</text:p>
          </table:table-cell>
          <table:table-cell table:style-name="ce7" table:formula="of:=DEGREES(ACOS([.V11]))" office:value-type="float" office:value="72.5865877779446" calcext:value-type="float">
            <text:p>72,5865877779446</text:p>
          </table:table-cell>
          <table:table-cell table:formula="of:=[.M11]-[.W11]" office:value-type="float" office:value="-0.400336702023182" calcext:value-type="float">
            <text:p>-0,400336702023182</text:p>
          </table:table-cell>
          <table:table-cell table:formula="of:=[.M11]-DEGREES(ACOS([.Q11]))" office:value-type="float" office:value="-0.400336702023211" calcext:value-type="float">
            <text:p>-0,4003367020232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,004084040408971</text:p>
          </table:table-cell>
          <table:table-cell table:formula="of:=[.C11]+[.E12]" office:value-type="float" office:value="0.0000182661930060572" calcext:value-type="float">
            <text:p>1,82661930060572E-05</text:p>
          </table:table-cell>
          <table:table-cell table:formula="of:=[$Arkusz3.C5]" office:value-type="float" office:value="0.0000322621930060571" calcext:value-type="float">
            <text:p>3,23E-05</text:p>
          </table:table-cell>
          <table:table-cell table:formula="of:=[$Arkusz3.D4]" office:value-type="float" office:value="0.0000046631930060558" calcext:value-type="float">
            <text:p>4,6631930060558E-06</text:p>
          </table:table-cell>
          <table:table-cell table:formula="of:=((1/2)*[.C12]*[.C12]+((1/3)*[.E13]+[.C12])*(1/2)*[.E13])/([.C12]+(1/2)*[.E13])" office:value-type="float" office:value="0.0000082607706895462" calcext:value-type="float">
            <text:p>8,2607706895462E-06</text:p>
          </table:table-cell>
          <table:table-cell table:formula="of:=(((1/2)*([.B13]-[.B12])+[.B12])*[.C12]+((2/3)*([.B13]-[.B12])+[.B12])*(1/2)*[.E13])/([.C12]+(1/2)*[.E13])" office:value-type="float" office:value="0.00460647996942356" calcext:value-type="float">
            <text:p>0,004606479969424</text:p>
          </table:table-cell>
          <table:table-cell table:formula="of:=(((1/2)*([.D12]-[.C13])+[.C12]+[.E13])*([.D12]-[.C13])+((2/3)*[.E13]+[.C12])*(1/2)*[.E13])/([.D12]-[.C13]+(1/2)*[.E13])" office:value-type="float" office:value="0.000024324060387719" calcext:value-type="float">
            <text:p>2,4324060387719E-05</text:p>
          </table:table-cell>
          <table:table-cell table:formula="of:=(((1/2)*([.B13]-[.B12])+[.B12])*([.D12]-[.C13])+((1/3)*([.B13]-[.B12])+[.B12])*(1/2)*[.E13])/([.D12]-[.C13]+(1/2)*[.E13])" office:value-type="float" office:value="0.00464708974707426" calcext:value-type="float">
            <text:p>0,004647089747074</text:p>
          </table:table-cell>
          <table:table-cell table:formula="of:=DEGREES(ATAN(([.G12]-[.I12])/([.H12]-[.F12])))" office:value-type="float" office:value="-68.4186132688308" calcext:value-type="float">
            <text:p>-68,4186132688308</text:p>
          </table:table-cell>
          <table:table-cell table:formula="of:=DEGREES(ATAN(([.C13]-[.C12])/([.B13]-[.B12])))" office:value-type="float" office:value="-0.191334674730633" calcext:value-type="float">
            <text:p>-0,191334674730633</text:p>
          </table:table-cell>
          <table:table-cell table:formula="of:=[.J12]-[.K12]" office:value-type="float" office:value="-68.2272785941002" calcext:value-type="float">
            <text:p>-68,2272785941002</text:p>
          </table:table-cell>
          <table:table-cell table:formula="of:=ABS([.L12])" office:value-type="float" office:value="68.2272785941002" calcext:value-type="float">
            <text:p>68,2272785941002</text:p>
          </table:table-cell>
          <table:table-cell table:formula="of:=[.B12]+0.5*([.B13]-[.B12])" office:value-type="float" office:value="0.00462637702583788" calcext:value-type="float">
            <text:p>0,004626377025838</text:p>
          </table:table-cell>
          <table:table-cell table:formula="of:=[.C12]+0.5*([.C13]-[.C12])" office:value-type="float" office:value="0.0000164550965030286" calcext:value-type="float">
            <text:p>1,64550965030286E-05</text:p>
          </table:table-cell>
          <table:table-cell table:formula="of:=SQRT(([.B13]-[.N12])^2+([.C13]-[.O12])^2)*SQRT(([.F12]-[.O12])^2+([.G12]-[.N12])^2)" office:value-type="float" office:value="0.0000000116702597909208" calcext:value-type="float">
            <text:p>1,16702597909208E-08</text:p>
          </table:table-cell>
          <table:table-cell table:formula="of:=(-([.B13]-[.N12])*([.F12]-[.O12])+([.C13]-[.O12])*([.G12]-[.N12]))/[.P12]" office:value-type="float" office:value="0.383891919181159" calcext:value-type="float">
            <text:p>0,383891919181159</text:p>
          </table:table-cell>
          <table:table-cell table:formula="of:=DEGREES(ACOS([.Q12]))" office:value-type="float" office:value="67.4250335356361" calcext:value-type="float">
            <text:p>67,4250335356361</text:p>
          </table:table-cell>
          <table:table-cell table:style-name="ce7" table:formula="of:=(([.B13]-[.N12])*([.G12]-[.N12])+([.C13]-[.O12])*([.F12]-[.O12]))/[.U12]" office:value-type="float" office:value="-0.923378034386462" calcext:value-type="float">
            <text:p>-0,923378034386462</text:p>
          </table:table-cell>
          <table:table-cell table:style-name="ce7" table:formula="of:=DEGREES(ACOS([.S12]))" office:value-type="float" office:value="157.425033535636" calcext:value-type="float">
            <text:p>157,425033535636</text:p>
          </table:table-cell>
          <table:table-cell table:style-name="ce9" table:formula="of:=SQRT(([.B13]-[.N12])^2+([.C13]-[.O12])^2)*SQRT(([.F12]-[.O12])^2+([.G12]-[.N12])^2)" office:value-type="float" office:value="0.0000000116702597909208" calcext:value-type="float">
            <text:p>,000000011670260</text:p>
          </table:table-cell>
          <table:table-cell table:style-name="ce7" table:formula="of:=SQRT(1-[.S12]^2)" office:value-type="float" office:value="0.383891919181159" calcext:value-type="float">
            <text:p>0,383891919181159</text:p>
          </table:table-cell>
          <table:table-cell table:style-name="ce7" table:formula="of:=DEGREES(ACOS([.V12]))" office:value-type="float" office:value="67.4250335356361" calcext:value-type="float">
            <text:p>67,4250335356361</text:p>
          </table:table-cell>
          <table:table-cell table:formula="of:=[.M12]-[.W12]" office:value-type="float" office:value="0.802245058464081" calcext:value-type="float">
            <text:p>0,802245058464081</text:p>
          </table:table-cell>
          <table:table-cell table:formula="of:=[.M12]-DEGREES(ACOS([.Q12]))" office:value-type="float" office:value="0.802245058464095" calcext:value-type="float">
            <text:p>0,8022450584640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,005168713642704</text:p>
          </table:table-cell>
          <table:table-cell table:formula="of:=[.C12]+[.E13]" office:value-type="float" office:value="0.0000146440000000001" calcext:value-type="float">
            <text:p>1,46440000000001E-05</text:p>
          </table:table-cell>
          <table:table-cell table:formula="of:=[$Arkusz3.C6]" office:value-type="float" office:value="0.0000322621930060571" calcext:value-type="float">
            <text:p>3,23E-05</text:p>
          </table:table-cell>
          <table:table-cell table:formula="of:=[$Arkusz3.D5]" office:value-type="float" office:value="-0.0000036221930060571" calcext:value-type="float">
            <text:p>-3,6221930060571E-06</text:p>
          </table:table-cell>
          <table:table-cell table:formula="of:=((1/2)*[.C13]*[.C13]+((1/3)*[.E14]+[.C13])*(1/2)*[.E14])/([.C13]+(1/2)*[.E14])" office:value-type="float" office:value="0.00000852300214769885" calcext:value-type="float">
            <text:p>8,52300214769885E-06</text:p>
          </table:table-cell>
          <table:table-cell table:formula="of:=(((1/2)*([.B14]-[.B13])+[.B13])*[.C13]+((2/3)*([.B14]-[.B13])+[.B13])*(1/2)*[.E14])/([.C13]+(1/2)*[.E14])" office:value-type="float" office:value="0.00575815943449035" calcext:value-type="float">
            <text:p>0,00575815943449</text:p>
          </table:table-cell>
          <table:table-cell table:formula="of:=(((1/2)*([.D13]-[.C14])+[.C13]+[.E14])*([.D13]-[.C14])+((2/3)*[.E14]+[.C13])*(1/2)*[.E14])/([.D13]-[.C14]+(1/2)*[.E14])" office:value-type="float" office:value="0.0000245446902912043" calcext:value-type="float">
            <text:p>2,45446902912043E-05</text:p>
          </table:table-cell>
          <table:table-cell table:formula="of:=(((1/2)*([.B14]-[.B13])+[.B13])*([.D13]-[.C14])+((1/3)*([.B14]-[.B13])+[.B13])*(1/2)*[.E14])/([.D13]-[.C14]+(1/2)*[.E14])" office:value-type="float" office:value="0.00570446236389757" calcext:value-type="float">
            <text:p>0,005704462363898</text:p>
          </table:table-cell>
          <table:table-cell table:formula="of:=DEGREES(ATAN(([.G13]-[.I13])/([.H13]-[.F13])))" office:value-type="float" office:value="73.3863836947803" calcext:value-type="float">
            <text:p>73,3863836947803</text:p>
          </table:table-cell>
          <table:table-cell table:formula="of:=DEGREES(ATAN(([.C14]-[.C13])/([.B14]-[.B13])))" office:value-type="float" office:value="0.233480243025771" calcext:value-type="float">
            <text:p>0,233480243025771</text:p>
          </table:table-cell>
          <table:table-cell table:formula="of:=[.J13]-[.K13]" office:value-type="float" office:value="73.1529034517545" calcext:value-type="float">
            <text:p>73,1529034517545</text:p>
          </table:table-cell>
          <table:table-cell table:formula="of:=ABS([.L13])" office:value-type="float" office:value="73.1529034517545" calcext:value-type="float">
            <text:p>73,1529034517545</text:p>
          </table:table-cell>
          <table:table-cell table:formula="of:=[.B13]+0.5*([.B14]-[.B13])" office:value-type="float" office:value="0.00573266072449079" calcext:value-type="float">
            <text:p>0,005732660724491</text:p>
          </table:table-cell>
          <table:table-cell table:formula="of:=[.C13]+0.5*([.C14]-[.C13])" office:value-type="float" office:value="0.000016942096503028" calcext:value-type="float">
            <text:p>1,6942096503028E-05</text:p>
          </table:table-cell>
          <table:table-cell table:formula="of:=SQRT(([.B14]-[.N13])^2+([.C14]-[.O13])^2)*SQRT(([.F13]-[.O13])^2+([.G13]-[.N13])^2)" office:value-type="float" office:value="0.0000000151436051089523" calcext:value-type="float">
            <text:p>1,51436051089523E-08</text:p>
          </table:table-cell>
          <table:table-cell table:formula="of:=(-([.B14]-[.N13])*([.F13]-[.O13])+([.C14]-[.O13])*([.G13]-[.N13]))/[.P13]" office:value-type="float" office:value="0.317396165224339" calcext:value-type="float">
            <text:p>0,317396165224339</text:p>
          </table:table-cell>
          <table:table-cell table:formula="of:=DEGREES(ACOS([.Q13]))" office:value-type="float" office:value="71.4944711346655" calcext:value-type="float">
            <text:p>71,4944711346655</text:p>
          </table:table-cell>
          <table:table-cell table:style-name="ce7" table:formula="of:=(([.B14]-[.N13])*([.G13]-[.N13])+([.C14]-[.O13])*([.F13]-[.O13]))/[.U13]" office:value-type="float" office:value="0.948293031874053" calcext:value-type="float">
            <text:p>0,948293031874053</text:p>
          </table:table-cell>
          <table:table-cell table:style-name="ce7" table:formula="of:=DEGREES(ACOS([.S13]))" office:value-type="float" office:value="18.5055288653345" calcext:value-type="float">
            <text:p>18,5055288653345</text:p>
          </table:table-cell>
          <table:table-cell table:style-name="ce9" table:formula="of:=SQRT(([.B14]-[.N13])^2+([.C14]-[.O13])^2)*SQRT(([.F13]-[.O13])^2+([.G13]-[.N13])^2)" office:value-type="float" office:value="0.0000000151436051089523" calcext:value-type="float">
            <text:p>,000000015143605</text:p>
          </table:table-cell>
          <table:table-cell table:style-name="ce7" table:formula="of:=SQRT(1-[.S13]^2)" office:value-type="float" office:value="0.317396165224339" calcext:value-type="float">
            <text:p>0,317396165224339</text:p>
          </table:table-cell>
          <table:table-cell table:style-name="ce7" table:formula="of:=DEGREES(ACOS([.V13]))" office:value-type="float" office:value="71.4944711346655" calcext:value-type="float">
            <text:p>71,4944711346655</text:p>
          </table:table-cell>
          <table:table-cell table:formula="of:=[.M13]-[.W13]" office:value-type="float" office:value="1.65843231708899" calcext:value-type="float">
            <text:p>1,65843231708899</text:p>
          </table:table-cell>
          <table:table-cell table:formula="of:=[.M13]-DEGREES(ACOS([.Q13]))" office:value-type="float" office:value="1.65843231708904" calcext:value-type="float">
            <text:p>1,658432317089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,006296607806277</text:p>
          </table:table-cell>
          <table:table-cell table:formula="of:=[.C13]+[.E14]" office:value-type="float" office:value="0.000019240193006056" calcext:value-type="float">
            <text:p>1,9240193006056E-05</text:p>
          </table:table-cell>
          <table:table-cell table:formula="of:=[$Arkusz3.C7]" office:value-type="float" office:value="0.0000322621930060571" calcext:value-type="float">
            <text:p>3,23E-05</text:p>
          </table:table-cell>
          <table:table-cell table:formula="of:=[$Arkusz3.D6]" office:value-type="float" office:value="0.0000045961930060559" calcext:value-type="float">
            <text:p>4,5961930060559E-06</text:p>
          </table:table-cell>
          <table:table-cell table:formula="of:=((1/2)*[.C14]*[.C14]+((1/3)*[.E15]+[.C14])*(1/2)*[.E15])/([.C14]+(1/2)*[.E15])" office:value-type="float" office:value="0.00000876261743926502" calcext:value-type="float">
            <text:p>8,76261743926502E-06</text:p>
          </table:table-cell>
          <table:table-cell table:formula="of:=(((1/2)*([.B15]-[.B14])+[.B14])*[.C14]+((2/3)*([.B15]-[.B14])+[.B14])*(1/2)*[.E15])/([.C14]+(1/2)*[.E15])" office:value-type="float" office:value="0.00686688326526555" calcext:value-type="float">
            <text:p>0,006866883265266</text:p>
          </table:table-cell>
          <table:table-cell table:formula="of:=(((1/2)*([.D14]-[.C15])+[.C14]+[.E15])*([.D14]-[.C15])+((2/3)*[.E15]+[.C14])*(1/2)*[.E15])/([.D14]-[.C15]+(1/2)*[.E15])" office:value-type="float" office:value="0.000024828153922558" calcext:value-type="float">
            <text:p>2,4828153922558E-05</text:p>
          </table:table-cell>
          <table:table-cell table:formula="of:=(((1/2)*([.B15]-[.B14])+[.B14])*([.D14]-[.C15])+((1/3)*([.B15]-[.B14])+[.B14])*(1/2)*[.E15])/([.D14]-[.C15]+(1/2)*[.E15])" office:value-type="float" office:value="0.00691048464508457" calcext:value-type="float">
            <text:p>0,006910484645085</text:p>
          </table:table-cell>
          <table:table-cell table:formula="of:=DEGREES(ATAN(([.G14]-[.I14])/([.H14]-[.F14])))" office:value-type="float" office:value="-69.7729766762862" calcext:value-type="float">
            <text:p>-69,7729766762862</text:p>
          </table:table-cell>
          <table:table-cell table:formula="of:=DEGREES(ATAN(([.C15]-[.C14])/([.B15]-[.B14])))" office:value-type="float" office:value="-0.17230193759287" calcext:value-type="float">
            <text:p>-0,17230193759287</text:p>
          </table:table-cell>
          <table:table-cell table:formula="of:=[.J14]-[.K14]" office:value-type="float" office:value="-69.6006747386933" calcext:value-type="float">
            <text:p>-69,6006747386933</text:p>
          </table:table-cell>
          <table:table-cell table:formula="of:=ABS([.L14])" office:value-type="float" office:value="69.6006747386933" calcext:value-type="float">
            <text:p>69,6006747386933</text:p>
          </table:table-cell>
          <table:table-cell table:formula="of:=[.B14]+0.5*([.B15]-[.B14])" office:value-type="float" office:value="0.00688688109444989" calcext:value-type="float">
            <text:p>0,00688688109445</text:p>
          </table:table-cell>
          <table:table-cell table:formula="of:=[.C14]+0.5*([.C15]-[.C14])" office:value-type="float" office:value="0.0000174650965030274" calcext:value-type="float">
            <text:p>1,74650965030274E-05</text:p>
          </table:table-cell>
          <table:table-cell table:formula="of:=SQRT(([.B15]-[.N14])^2+([.C15]-[.O14])^2)*SQRT(([.F14]-[.O14])^2+([.G14]-[.N14])^2)" office:value-type="float" office:value="0.0000000128735155492813" calcext:value-type="float">
            <text:p>1,28735155492813E-08</text:p>
          </table:table-cell>
          <table:table-cell table:formula="of:=(-([.B15]-[.N14])*([.F14]-[.O14])+([.C15]-[.O14])*([.G14]-[.N14]))/[.P14]" office:value-type="float" office:value="0.401781392897297" calcext:value-type="float">
            <text:p>0,401781392897297</text:p>
          </table:table-cell>
          <table:table-cell table:formula="of:=DEGREES(ACOS([.Q14]))" office:value-type="float" office:value="66.3104107201737" calcext:value-type="float">
            <text:p>66,3104107201737</text:p>
          </table:table-cell>
          <table:table-cell table:style-name="ce7" table:formula="of:=(([.B15]-[.N14])*([.G14]-[.N14])+([.C15]-[.O14])*([.F14]-[.O14]))/[.U14]" office:value-type="float" office:value="-0.915735612675137" calcext:value-type="float">
            <text:p>-0,915735612675137</text:p>
          </table:table-cell>
          <table:table-cell table:style-name="ce7" table:formula="of:=DEGREES(ACOS([.S14]))" office:value-type="float" office:value="156.310410720174" calcext:value-type="float">
            <text:p>156,310410720174</text:p>
          </table:table-cell>
          <table:table-cell table:style-name="ce9" table:formula="of:=SQRT(([.B15]-[.N14])^2+([.C15]-[.O14])^2)*SQRT(([.F14]-[.O14])^2+([.G14]-[.N14])^2)" office:value-type="float" office:value="0.0000000128735155492813" calcext:value-type="float">
            <text:p>,000000012873516</text:p>
          </table:table-cell>
          <table:table-cell table:style-name="ce7" table:formula="of:=SQRT(1-[.S14]^2)" office:value-type="float" office:value="0.401781392897297" calcext:value-type="float">
            <text:p>0,401781392897297</text:p>
          </table:table-cell>
          <table:table-cell table:style-name="ce7" table:formula="of:=DEGREES(ACOS([.V14]))" office:value-type="float" office:value="66.3104107201737" calcext:value-type="float">
            <text:p>66,3104107201737</text:p>
          </table:table-cell>
          <table:table-cell table:formula="of:=[.M14]-[.W14]" office:value-type="float" office:value="3.29026401851965" calcext:value-type="float">
            <text:p>3,29026401851965</text:p>
          </table:table-cell>
          <table:table-cell table:formula="of:=[.M14]-DEGREES(ACOS([.Q14]))" office:value-type="float" office:value="3.29026401851965" calcext:value-type="float">
            <text:p>3,290264018519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,007477154382623</text:p>
          </table:table-cell>
          <table:table-cell table:formula="of:=[.C14]+[.E15]" office:value-type="float" office:value="0.0000156899999999989" calcext:value-type="float">
            <text:p>1,56899999999989E-05</text:p>
          </table:table-cell>
          <table:table-cell table:formula="of:=[$Arkusz3.C8]" office:value-type="float" office:value="0.0000322621930060571" calcext:value-type="float">
            <text:p>3,23E-05</text:p>
          </table:table-cell>
          <table:table-cell table:formula="of:=[$Arkusz3.D7]" office:value-type="float" office:value="-0.0000035501930060571" calcext:value-type="float">
            <text:p>-3,5501930060571E-06</text:p>
          </table:table-cell>
          <table:table-cell table:formula="of:=((1/2)*[.C15]*[.C15]+((1/3)*[.E16]+[.C15])*(1/2)*[.E16])/([.C15]+(1/2)*[.E16])" office:value-type="float" office:value="0.00000897964485095134" calcext:value-type="float">
            <text:p>8,97964485095134E-06</text:p>
          </table:table-cell>
          <table:table-cell table:formula="of:=(((1/2)*([.B16]-[.B15])+[.B15])*[.C15]+((2/3)*([.B16]-[.B15])+[.B15])*(1/2)*[.E16])/([.C15]+(1/2)*[.E16])" office:value-type="float" office:value="0.00812396997978755" calcext:value-type="float">
            <text:p>0,008123969979788</text:p>
          </table:table-cell>
          <table:table-cell table:formula="of:=(((1/2)*([.D15]-[.C16])+[.C15]+[.E16])*([.D15]-[.C16])+((2/3)*[.E16]+[.C15])*(1/2)*[.E16])/([.D15]-[.C16]+(1/2)*[.E16])" office:value-type="float" office:value="0.0000250113278837699" calcext:value-type="float">
            <text:p>2,50113278837699E-05</text:p>
          </table:table-cell>
          <table:table-cell table:formula="of:=(((1/2)*([.B16]-[.B15])+[.B15])*([.D15]-[.C16])+((1/3)*([.B16]-[.B15])+[.B15])*(1/2)*[.E16])/([.D15]-[.C16]+(1/2)*[.E16])" office:value-type="float" office:value="0.00806729834103983" calcext:value-type="float">
            <text:p>0,00806729834104</text:p>
          </table:table-cell>
          <table:table-cell table:formula="of:=DEGREES(ATAN(([.G15]-[.I15])/([.H15]-[.F15])))" office:value-type="float" office:value="74.2044691314579" calcext:value-type="float">
            <text:p>74,2044691314579</text:p>
          </table:table-cell>
          <table:table-cell table:formula="of:=DEGREES(ATAN(([.C16]-[.C15])/([.B16]-[.B15])))" office:value-type="float" office:value="0.201015852918737" calcext:value-type="float">
            <text:p>0,201015852918737</text:p>
          </table:table-cell>
          <table:table-cell table:formula="of:=[.J15]-[.K15]" office:value-type="float" office:value="74.0034532785392" calcext:value-type="float">
            <text:p>74,0034532785392</text:p>
          </table:table-cell>
          <table:table-cell table:formula="of:=ABS([.L15])" office:value-type="float" office:value="74.0034532785392" calcext:value-type="float">
            <text:p>74,0034532785392</text:p>
          </table:table-cell>
          <table:table-cell table:formula="of:=[.B15]+0.5*([.B16]-[.B15])" office:value-type="float" office:value="0.00809868975913207" calcext:value-type="float">
            <text:p>0,008098689759132</text:p>
          </table:table-cell>
          <table:table-cell table:formula="of:=[.C15]+0.5*([.C16]-[.C15])" office:value-type="float" office:value="0.0000178705965030269" calcext:value-type="float">
            <text:p>1,78705965030269E-05</text:p>
          </table:table-cell>
          <table:table-cell table:formula="of:=SQRT(([.B16]-[.N15])^2+([.C16]-[.O15])^2)*SQRT(([.F15]-[.O15])^2+([.G15]-[.N15])^2)" office:value-type="float" office:value="0.0000000166560744828814" calcext:value-type="float">
            <text:p>1,66560744828814E-08</text:p>
          </table:table-cell>
          <table:table-cell table:formula="of:=(-([.B16]-[.N15])*([.F15]-[.O15])+([.C16]-[.O15])*([.G15]-[.N15]))/[.P15]" office:value-type="float" office:value="0.335082972226908" calcext:value-type="float">
            <text:p>0,335082972226908</text:p>
          </table:table-cell>
          <table:table-cell table:formula="of:=DEGREES(ACOS([.Q15]))" office:value-type="float" office:value="70.4224164799134" calcext:value-type="float">
            <text:p>70,4224164799134</text:p>
          </table:table-cell>
          <table:table-cell table:style-name="ce7" table:formula="of:=(([.B16]-[.N15])*([.G15]-[.N15])+([.C16]-[.O15])*([.F15]-[.O15]))/[.U15]" office:value-type="float" office:value="0.942188623219141" calcext:value-type="float">
            <text:p>0,942188623219141</text:p>
          </table:table-cell>
          <table:table-cell table:style-name="ce7" table:formula="of:=DEGREES(ACOS([.S15]))" office:value-type="float" office:value="19.5775835200866" calcext:value-type="float">
            <text:p>19,5775835200866</text:p>
          </table:table-cell>
          <table:table-cell table:style-name="ce9" table:formula="of:=SQRT(([.B16]-[.N15])^2+([.C16]-[.O15])^2)*SQRT(([.F15]-[.O15])^2+([.G15]-[.N15])^2)" office:value-type="float" office:value="0.0000000166560744828814" calcext:value-type="float">
            <text:p>,000000016656074</text:p>
          </table:table-cell>
          <table:table-cell table:style-name="ce7" table:formula="of:=SQRT(1-[.S15]^2)" office:value-type="float" office:value="0.335082972226908" calcext:value-type="float">
            <text:p>0,335082972226908</text:p>
          </table:table-cell>
          <table:table-cell table:style-name="ce7" table:formula="of:=DEGREES(ACOS([.V15]))" office:value-type="float" office:value="70.4224164799134" calcext:value-type="float">
            <text:p>70,4224164799134</text:p>
          </table:table-cell>
          <table:table-cell table:formula="of:=[.M15]-[.W15]" office:value-type="float" office:value="3.58103679862576" calcext:value-type="float">
            <text:p>3,58103679862576</text:p>
          </table:table-cell>
          <table:table-cell table:formula="of:=[.M15]-DEGREES(ACOS([.Q15]))" office:value-type="float" office:value="3.58103679862575" calcext:value-type="float">
            <text:p>3,58103679862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,008720225135641</text:p>
          </table:table-cell>
          <table:table-cell table:formula="of:=[.C15]+[.E16]" office:value-type="float" office:value="0.0000200511930060548" calcext:value-type="float">
            <text:p>2,00511930060548E-05</text:p>
          </table:table-cell>
          <table:table-cell table:formula="of:=[$Arkusz3.C9]" office:value-type="float" office:value="0.0000322621930060571" calcext:value-type="float">
            <text:p>3,23E-05</text:p>
          </table:table-cell>
          <table:table-cell table:formula="of:=[$Arkusz3.D8]" office:value-type="float" office:value="0.0000043611930060559" calcext:value-type="float">
            <text:p>4,3611930060559E-06</text:p>
          </table:table-cell>
          <table:table-cell table:formula="of:=((1/2)*[.C16]*[.C16]+((1/3)*[.E17]+[.C16])*(1/2)*[.E17])/([.C16]+(1/2)*[.E17])" office:value-type="float" office:value="0.00000920788031109807" calcext:value-type="float">
            <text:p>9,20788031109807E-06</text:p>
          </table:table-cell>
          <table:table-cell table:formula="of:=(((1/2)*([.B17]-[.B16])+[.B16])*[.C16]+((2/3)*([.B17]-[.B16])+[.B16])*(1/2)*[.E17])/([.C16]+(1/2)*[.E17])" office:value-type="float" office:value="0.0093580700597752" calcext:value-type="float">
            <text:p>0,009358070059775</text:p>
          </table:table-cell>
          <table:table-cell table:formula="of:=(((1/2)*([.D16]-[.C17])+[.C16]+[.E17])*([.D16]-[.C17])+((2/3)*[.E17]+[.C16])*(1/2)*[.E17])/([.D16]-[.C17]+(1/2)*[.E17])" office:value-type="float" office:value="0.0000252790118475652" calcext:value-type="float">
            <text:p>2,52790118475652E-05</text:p>
          </table:table-cell>
          <table:table-cell table:formula="of:=(((1/2)*([.B17]-[.B16])+[.B16])*([.D16]-[.C17])+((1/3)*([.B17]-[.B16])+[.B16])*(1/2)*[.E17])/([.D16]-[.C17]+(1/2)*[.E17])" office:value-type="float" office:value="0.00940484466192265" calcext:value-type="float">
            <text:p>0,009404844661923</text:p>
          </table:table-cell>
          <table:table-cell table:formula="of:=DEGREES(ATAN(([.G16]-[.I16])/([.H16]-[.F16])))" office:value-type="float" office:value="-71.0379598839334" calcext:value-type="float">
            <text:p>-71,0379598839334</text:p>
          </table:table-cell>
          <table:table-cell table:formula="of:=DEGREES(ATAN(([.C17]-[.C16])/([.B17]-[.B16])))" office:value-type="float" office:value="-0.146905876948646" calcext:value-type="float">
            <text:p>-0,146905876948646</text:p>
          </table:table-cell>
          <table:table-cell table:formula="of:=[.J16]-[.K16]" office:value-type="float" office:value="-70.8910540069847" calcext:value-type="float">
            <text:p>-70,8910540069847</text:p>
          </table:table-cell>
          <table:table-cell table:formula="of:=ABS([.L16])" office:value-type="float" office:value="70.8910540069847" calcext:value-type="float">
            <text:p>70,8910540069847</text:p>
          </table:table-cell>
          <table:table-cell table:formula="of:=[.B16]+0.5*([.B17]-[.B16])" office:value-type="float" office:value="0.00937821989690543" calcext:value-type="float">
            <text:p>0,009378219896905</text:p>
          </table:table-cell>
          <table:table-cell table:formula="of:=[.C16]+0.5*([.C17]-[.C16])" office:value-type="float" office:value="0.0000183640965030264" calcext:value-type="float">
            <text:p>1,83640965030264E-05</text:p>
          </table:table-cell>
          <table:table-cell table:formula="of:=SQRT(([.B17]-[.N16])^2+([.C17]-[.O16])^2)*SQRT(([.F16]-[.O16])^2+([.G16]-[.N16])^2)" office:value-type="float" office:value="0.0000000145631864176136" calcext:value-type="float">
            <text:p>1,45631864176136E-08</text:p>
          </table:table-cell>
          <table:table-cell table:formula="of:=(-([.B17]-[.N16])*([.F16]-[.O16])+([.C17]-[.O16])*([.G16]-[.N16]))/[.P16]" office:value-type="float" office:value="0.416030999899881" calcext:value-type="float">
            <text:p>0,416030999899881</text:p>
          </table:table-cell>
          <table:table-cell table:formula="of:=DEGREES(ACOS([.Q16]))" office:value-type="float" office:value="65.4157397490897" calcext:value-type="float">
            <text:p>65,4157397490897</text:p>
          </table:table-cell>
          <table:table-cell table:style-name="ce7" table:formula="of:=(([.B17]-[.N16])*([.G16]-[.N16])+([.C17]-[.O16])*([.F16]-[.O16]))/[.U16]" office:value-type="float" office:value="-0.909350431419211" calcext:value-type="float">
            <text:p>-0,909350431419211</text:p>
          </table:table-cell>
          <table:table-cell table:style-name="ce7" table:formula="of:=DEGREES(ACOS([.S16]))" office:value-type="float" office:value="155.41573974909" calcext:value-type="float">
            <text:p>155,41573974909</text:p>
          </table:table-cell>
          <table:table-cell table:style-name="ce9" table:formula="of:=SQRT(([.B17]-[.N16])^2+([.C17]-[.O16])^2)*SQRT(([.F16]-[.O16])^2+([.G16]-[.N16])^2)" office:value-type="float" office:value="0.0000000145631864176136" calcext:value-type="float">
            <text:p>,000000014563186</text:p>
          </table:table-cell>
          <table:table-cell table:style-name="ce7" table:formula="of:=SQRT(1-[.S16]^2)" office:value-type="float" office:value="0.416030999899882" calcext:value-type="float">
            <text:p>0,416030999899882</text:p>
          </table:table-cell>
          <table:table-cell table:style-name="ce7" table:formula="of:=DEGREES(ACOS([.V16]))" office:value-type="float" office:value="65.4157397490897" calcext:value-type="float">
            <text:p>65,4157397490897</text:p>
          </table:table-cell>
          <table:table-cell table:formula="of:=[.M16]-[.W16]" office:value-type="float" office:value="5.47531425789505" calcext:value-type="float">
            <text:p>5,47531425789505</text:p>
          </table:table-cell>
          <table:table-cell table:formula="of:=[.M16]-DEGREES(ACOS([.Q16]))" office:value-type="float" office:value="5.47531425789505" calcext:value-type="float">
            <text:p>5,475314257895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,010036214658169</text:p>
          </table:table-cell>
          <table:table-cell table:formula="of:=[.C16]+[.E17]" office:value-type="float" office:value="0.000016676999999998" calcext:value-type="float">
            <text:p>1,6676999999998E-05</text:p>
          </table:table-cell>
          <table:table-cell table:formula="of:=[$Arkusz3.C10]" office:value-type="float" office:value="0.0000322621930060572" calcext:value-type="float">
            <text:p>3,23E-05</text:p>
          </table:table-cell>
          <table:table-cell table:formula="of:=[$Arkusz3.D9]" office:value-type="float" office:value="-0.0000033741930060568" calcext:value-type="float">
            <text:p>-3,3741930060568E-06</text:p>
          </table:table-cell>
          <table:table-cell table:formula="of:=((1/2)*[.C17]*[.C17]+((1/3)*[.E18]+[.C17])*(1/2)*[.E18])/([.C17]+(1/2)*[.E18])" office:value-type="float" office:value="0.0000093747798298871" calcext:value-type="float">
            <text:p>9,3747798298871E-06</text:p>
          </table:table-cell>
          <table:table-cell table:formula="of:=(((1/2)*([.B18]-[.B17])+[.B17])*[.C17]+((2/3)*([.B18]-[.B17])+[.B17])*(1/2)*[.E18])/([.C17]+(1/2)*[.E18])" office:value-type="float" office:value="0.0107611678144521" calcext:value-type="float">
            <text:p>0,010761167814452</text:p>
          </table:table-cell>
          <table:table-cell table:formula="of:=(((1/2)*([.D17]-[.C18])+[.C17]+[.E18])*([.D17]-[.C18])+((2/3)*[.E18]+[.C17])*(1/2)*[.E18])/([.D17]-[.C18]+(1/2)*[.E18])" office:value-type="float" office:value="0.0000254210139294683" calcext:value-type="float">
            <text:p>2,54210139294683E-05</text:p>
          </table:table-cell>
          <table:table-cell table:formula="of:=(((1/2)*([.B18]-[.B17])+[.B17])*([.D17]-[.C18])+((1/3)*([.B18]-[.B17])+[.B17])*(1/2)*[.E18])/([.D17]-[.C18]+(1/2)*[.E18])" office:value-type="float" office:value="0.0107018003873783" calcext:value-type="float">
            <text:p>0,010701800387378</text:p>
          </table:table-cell>
          <table:table-cell table:formula="of:=DEGREES(ATAN(([.G17]-[.I17])/([.H17]-[.F17])))" office:value-type="float" office:value="74.8751080938464" calcext:value-type="float">
            <text:p>74,8751080938464</text:p>
          </table:table-cell>
          <table:table-cell table:formula="of:=DEGREES(ATAN(([.C18]-[.C17])/([.B18]-[.B17])))" office:value-type="float" office:value="0.163801752907223" calcext:value-type="float">
            <text:p>0,163801752907223</text:p>
          </table:table-cell>
          <table:table-cell table:formula="of:=[.J17]-[.K17]" office:value-type="float" office:value="74.7113063409392" calcext:value-type="float">
            <text:p>74,7113063409392</text:p>
          </table:table-cell>
          <table:table-cell table:formula="of:=ABS([.L17])" office:value-type="float" office:value="74.7113063409392" calcext:value-type="float">
            <text:p>74,7113063409392</text:p>
          </table:table-cell>
          <table:table-cell table:formula="of:=[.B17]+0.5*([.B18]-[.B17])" office:value-type="float" office:value="0.0107361709750136" calcext:value-type="float">
            <text:p>0,010736170975014</text:p>
          </table:table-cell>
          <table:table-cell table:formula="of:=[.C17]+0.5*([.C18]-[.C17])" office:value-type="float" office:value="0.0000186780965030265" calcext:value-type="float">
            <text:p>1,86780965030265E-05</text:p>
          </table:table-cell>
          <table:table-cell table:formula="of:=SQRT(([.B18]-[.N17])^2+([.C18]-[.O17])^2)*SQRT(([.F17]-[.O17])^2+([.G17]-[.N17])^2)" office:value-type="float" office:value="0.0000000186692862330388" calcext:value-type="float">
            <text:p>1,86692862330388E-08</text:p>
          </table:table-cell>
          <table:table-cell table:formula="of:=(-([.B18]-[.N17])*([.F17]-[.O17])+([.C18]-[.O17])*([.G17]-[.N17]))/[.P17]" office:value-type="float" office:value="0.351482980069184" calcext:value-type="float">
            <text:p>0,351482980069184</text:p>
          </table:table-cell>
          <table:table-cell table:formula="of:=DEGREES(ACOS([.Q17]))" office:value-type="float" office:value="69.4219523459213" calcext:value-type="float">
            <text:p>69,4219523459213</text:p>
          </table:table-cell>
          <table:table-cell table:style-name="ce7" table:formula="of:=(([.B18]-[.N17])*([.G17]-[.N17])+([.C18]-[.O17])*([.F17]-[.O17]))/[.U17]" office:value-type="float" office:value="0.936194271891089" calcext:value-type="float">
            <text:p>0,936194271891089</text:p>
          </table:table-cell>
          <table:table-cell table:style-name="ce7" table:formula="of:=DEGREES(ACOS([.S17]))" office:value-type="float" office:value="20.5780476540787" calcext:value-type="float">
            <text:p>20,5780476540787</text:p>
          </table:table-cell>
          <table:table-cell table:style-name="ce9" table:formula="of:=SQRT(([.B18]-[.N17])^2+([.C18]-[.O17])^2)*SQRT(([.F17]-[.O17])^2+([.G17]-[.N17])^2)" office:value-type="float" office:value="0.0000000186692862330388" calcext:value-type="float">
            <text:p>,000000018669286</text:p>
          </table:table-cell>
          <table:table-cell table:style-name="ce7" table:formula="of:=SQRT(1-[.S17]^2)" office:value-type="float" office:value="0.351482980069184" calcext:value-type="float">
            <text:p>0,351482980069184</text:p>
          </table:table-cell>
          <table:table-cell table:style-name="ce7" table:formula="of:=DEGREES(ACOS([.V17]))" office:value-type="float" office:value="69.4219523459213" calcext:value-type="float">
            <text:p>69,4219523459213</text:p>
          </table:table-cell>
          <table:table-cell table:formula="of:=[.M17]-[.W17]" office:value-type="float" office:value="5.28935399501788" calcext:value-type="float">
            <text:p>5,28935399501788</text:p>
          </table:table-cell>
          <table:table-cell table:formula="of:=[.M17]-DEGREES(ACOS([.Q17]))" office:value-type="float" office:value="5.28935399501791" calcext:value-type="float">
            <text:p>5,289353995017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,011436127291858</text:p>
          </table:table-cell>
          <table:table-cell table:formula="of:=[.C17]+[.E18]" office:value-type="float" office:value="0.000020679193006055" calcext:value-type="float">
            <text:p>2,0679193006055E-05</text:p>
          </table:table-cell>
          <table:table-cell table:formula="of:=[$Arkusz3.C11]" office:value-type="float" office:value="0.0000322621930060572" calcext:value-type="float">
            <text:p>3,23E-05</text:p>
          </table:table-cell>
          <table:table-cell table:formula="of:=[$Arkusz3.D10]" office:value-type="float" office:value="0.000004002193006057" calcext:value-type="float">
            <text:p>4,002193006057E-06</text:p>
          </table:table-cell>
          <table:table-cell table:formula="of:=((1/2)*[.C18]*[.C18]+((1/3)*[.E19]+[.C18])*(1/2)*[.E19])/([.C18]+(1/2)*[.E19])" office:value-type="float" office:value="0.00000958052942508865" calcext:value-type="float">
            <text:p>9,58052942508865E-06</text:p>
          </table:table-cell>
          <table:table-cell table:formula="of:=(((1/2)*([.B19]-[.B18])+[.B18])*[.C18]+((2/3)*([.B19]-[.B18])+[.B18])*(1/2)*[.E19])/([.C18]+(1/2)*[.E19])" office:value-type="float" office:value="0.0121635520828248" calcext:value-type="float">
            <text:p>0,012163552082825</text:p>
          </table:table-cell>
          <table:table-cell table:formula="of:=(((1/2)*([.D18]-[.C19])+[.C18]+[.E19])*([.D18]-[.C19])+((2/3)*[.E19]+[.C18])*(1/2)*[.E19])/([.D18]-[.C19]+(1/2)*[.E19])" office:value-type="float" office:value="0.0000256595120170212" calcext:value-type="float">
            <text:p>2,56595120170212E-05</text:p>
          </table:table-cell>
          <table:table-cell table:formula="of:=(((1/2)*([.B19]-[.B18])+[.B18])*([.D18]-[.C19])+((1/3)*([.B19]-[.B18])+[.B18])*(1/2)*[.E19])/([.D18]-[.C19]+(1/2)*[.E19])" office:value-type="float" office:value="0.0122134935860032" calcext:value-type="float">
            <text:p>0,012213493586003</text:p>
          </table:table-cell>
          <table:table-cell table:formula="of:=DEGREES(ATAN(([.G18]-[.I18])/([.H18]-[.F18])))" office:value-type="float" office:value="-72.153709034266" calcext:value-type="float">
            <text:p>-72,153709034266</text:p>
          </table:table-cell>
          <table:table-cell table:formula="of:=DEGREES(ATAN(([.C19]-[.C18])/([.B19]-[.B18])))" office:value-type="float" office:value="-0.119576009315036" calcext:value-type="float">
            <text:p>-0,119576009315036</text:p>
          </table:table-cell>
          <table:table-cell table:formula="of:=[.J18]-[.K18]" office:value-type="float" office:value="-72.0341330249509" calcext:value-type="float">
            <text:p>-72,0341330249509</text:p>
          </table:table-cell>
          <table:table-cell table:formula="of:=ABS([.L18])" office:value-type="float" office:value="72.0341330249509" calcext:value-type="float">
            <text:p>72,0341330249509</text:p>
          </table:table-cell>
          <table:table-cell table:formula="of:=[.B18]+0.5*([.B19]-[.B18])" office:value-type="float" office:value="0.0121838982188239" calcext:value-type="float">
            <text:p>0,012183898218824</text:p>
          </table:table-cell>
          <table:table-cell table:formula="of:=[.C18]+0.5*([.C19]-[.C18])" office:value-type="float" office:value="0.0000191185965030261" calcext:value-type="float">
            <text:p>1,91185965030261E-05</text:p>
          </table:table-cell>
          <table:table-cell table:formula="of:=SQRT(([.B19]-[.N18])^2+([.C19]-[.O18])^2)*SQRT(([.F18]-[.O18])^2+([.G18]-[.N18])^2)" office:value-type="float" office:value="0.0000000168030994690408" calcext:value-type="float">
            <text:p>1,68030994690408E-08</text:p>
          </table:table-cell>
          <table:table-cell table:formula="of:=(-([.B19]-[.N18])*([.F18]-[.O18])+([.C19]-[.O18])*([.G18]-[.N18]))/[.P18]" office:value-type="float" office:value="0.426352375180786" calcext:value-type="float">
            <text:p>0,426352375180786</text:p>
          </table:table-cell>
          <table:table-cell table:formula="of:=DEGREES(ACOS([.Q18]))" office:value-type="float" office:value="64.7637055842538" calcext:value-type="float">
            <text:p>64,7637055842538</text:p>
          </table:table-cell>
          <table:table-cell table:style-name="ce7" table:formula="of:=(([.B19]-[.N18])*([.G18]-[.N18])+([.C19]-[.O18])*([.F18]-[.O18]))/[.U18]" office:value-type="float" office:value="-0.90455715804901" calcext:value-type="float">
            <text:p>-0,90455715804901</text:p>
          </table:table-cell>
          <table:table-cell table:style-name="ce7" table:formula="of:=DEGREES(ACOS([.S18]))" office:value-type="float" office:value="154.763705584254" calcext:value-type="float">
            <text:p>154,763705584254</text:p>
          </table:table-cell>
          <table:table-cell table:style-name="ce9" table:formula="of:=SQRT(([.B19]-[.N18])^2+([.C19]-[.O18])^2)*SQRT(([.F18]-[.O18])^2+([.G18]-[.N18])^2)" office:value-type="float" office:value="0.0000000168030994690408" calcext:value-type="float">
            <text:p>,000000016803099</text:p>
          </table:table-cell>
          <table:table-cell table:style-name="ce7" table:formula="of:=SQRT(1-[.S18]^2)" office:value-type="float" office:value="0.426352375180786" calcext:value-type="float">
            <text:p>0,426352375180786</text:p>
          </table:table-cell>
          <table:table-cell table:style-name="ce7" table:formula="of:=DEGREES(ACOS([.V18]))" office:value-type="float" office:value="64.7637055842538" calcext:value-type="float">
            <text:p>64,7637055842538</text:p>
          </table:table-cell>
          <table:table-cell table:formula="of:=[.M18]-[.W18]" office:value-type="float" office:value="7.27042744069709" calcext:value-type="float">
            <text:p>7,27042744069709</text:p>
          </table:table-cell>
          <table:table-cell table:formula="of:=[.M18]-DEGREES(ACOS([.Q18]))" office:value-type="float" office:value="7.27042744069712" calcext:value-type="float">
            <text:p>7,270427440697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,01293166914579</text:p>
          </table:table-cell>
          <table:table-cell table:formula="of:=[.C18]+[.E19]" office:value-type="float" office:value="0.0000175579999999972" calcext:value-type="float">
            <text:p>1,75579999999972E-05</text:p>
          </table:table-cell>
          <table:table-cell table:formula="of:=[$Arkusz3.C12]" office:value-type="float" office:value="0.0000322621930060572" calcext:value-type="float">
            <text:p>3,23E-05</text:p>
          </table:table-cell>
          <table:table-cell table:formula="of:=[$Arkusz3.D11]" office:value-type="float" office:value="-0.0000031211930060578" calcext:value-type="float">
            <text:p>-3,1211930060578E-06</text:p>
          </table:table-cell>
          <table:table-cell table:formula="of:=((1/2)*[.C19]*[.C19]+((1/3)*[.E20]+[.C19])*(1/2)*[.E20])/([.C19]+(1/2)*[.E20])" office:value-type="float" office:value="0.00000969979884290689" calcext:value-type="float">
            <text:p>9,69979884290689E-06</text:p>
          </table:table-cell>
          <table:table-cell table:formula="of:=(((1/2)*([.B20]-[.B19])+[.B19])*[.C19]+((2/3)*([.B20]-[.B19])+[.B19])*(1/2)*[.E20])/([.C19]+(1/2)*[.E20])" office:value-type="float" office:value="0.0137581925235485" calcext:value-type="float">
            <text:p>0,013758192523549</text:p>
          </table:table-cell>
          <table:table-cell table:formula="of:=(((1/2)*([.D19]-[.C20])+[.C19]+[.E20])*([.D19]-[.C20])+((2/3)*[.E20]+[.C19])*(1/2)*[.E20])/([.D19]-[.C20]+(1/2)*[.E20])" office:value-type="float" office:value="0.0000257622115635371" calcext:value-type="float">
            <text:p>2,57622115635371E-05</text:p>
          </table:table-cell>
          <table:table-cell table:formula="of:=(((1/2)*([.B20]-[.B19])+[.B19])*([.D19]-[.C20])+((1/3)*([.B20]-[.B19])+[.B19])*(1/2)*[.E20])/([.D19]-[.C20]+(1/2)*[.E20])" office:value-type="float" office:value="0.0136965408910965" calcext:value-type="float">
            <text:p>0,013696540891097</text:p>
          </table:table-cell>
          <table:table-cell table:formula="of:=DEGREES(ATAN(([.G19]-[.I19])/([.H19]-[.F19])))" office:value-type="float" office:value="75.3970711984389" calcext:value-type="float">
            <text:p>75,3970711984389</text:p>
          </table:table-cell>
          <table:table-cell table:formula="of:=DEGREES(ATAN(([.C20]-[.C19])/([.B20]-[.B19])))" office:value-type="float" office:value="0.127661967205943" calcext:value-type="float">
            <text:p>0,127661967205943</text:p>
          </table:table-cell>
          <table:table-cell table:formula="of:=[.J19]-[.K19]" office:value-type="float" office:value="75.2694092312329" calcext:value-type="float">
            <text:p>75,2694092312329</text:p>
          </table:table-cell>
          <table:table-cell table:formula="of:=ABS([.L19])" office:value-type="float" office:value="75.2694092312329" calcext:value-type="float">
            <text:p>75,2694092312329</text:p>
          </table:table-cell>
          <table:table-cell table:formula="of:=[.B19]+0.5*([.B20]-[.B19])" office:value-type="float" office:value="0.0137335075645434" calcext:value-type="float">
            <text:p>0,013733507564544</text:p>
          </table:table-cell>
          <table:table-cell table:formula="of:=[.C19]+0.5*([.C20]-[.C19])" office:value-type="float" office:value="0.0000193445965030263" calcext:value-type="float">
            <text:p>1,93445965030263E-05</text:p>
          </table:table-cell>
          <table:table-cell table:formula="of:=SQRT(([.B20]-[.N19])^2+([.C20]-[.O19])^2)*SQRT(([.F19]-[.O19])^2+([.G19]-[.N19])^2)" office:value-type="float" office:value="0.0000000212505760104314" calcext:value-type="float">
            <text:p>2,12505760104314E-08</text:p>
          </table:table-cell>
          <table:table-cell table:formula="of:=(-([.B20]-[.N19])*([.F19]-[.O19])+([.C20]-[.O19])*([.G19]-[.N19]))/[.P19]" office:value-type="float" office:value="0.365998143419978" calcext:value-type="float">
            <text:p>0,365998143419978</text:p>
          </table:table-cell>
          <table:table-cell table:formula="of:=DEGREES(ACOS([.Q19]))" office:value-type="float" office:value="68.5309769327854" calcext:value-type="float">
            <text:p>68,5309769327854</text:p>
          </table:table-cell>
          <table:table-cell table:style-name="ce7" table:formula="of:=(([.B20]-[.N19])*([.G19]-[.N19])+([.C20]-[.O19])*([.F19]-[.O19]))/[.U19]" office:value-type="float" office:value="0.930615580684704" calcext:value-type="float">
            <text:p>0,930615580684704</text:p>
          </table:table-cell>
          <table:table-cell table:style-name="ce7" table:formula="of:=DEGREES(ACOS([.S19]))" office:value-type="float" office:value="21.4690230672146" calcext:value-type="float">
            <text:p>21,4690230672146</text:p>
          </table:table-cell>
          <table:table-cell table:style-name="ce9" table:formula="of:=SQRT(([.B20]-[.N19])^2+([.C20]-[.O19])^2)*SQRT(([.F19]-[.O19])^2+([.G19]-[.N19])^2)" office:value-type="float" office:value="0.0000000212505760104314" calcext:value-type="float">
            <text:p>,000000021250576</text:p>
          </table:table-cell>
          <table:table-cell table:style-name="ce7" table:formula="of:=SQRT(1-[.S19]^2)" office:value-type="float" office:value="0.365998143419978" calcext:value-type="float">
            <text:p>0,365998143419978</text:p>
          </table:table-cell>
          <table:table-cell table:style-name="ce7" table:formula="of:=DEGREES(ACOS([.V19]))" office:value-type="float" office:value="68.5309769327854" calcext:value-type="float">
            <text:p>68,5309769327854</text:p>
          </table:table-cell>
          <table:table-cell table:formula="of:=[.M19]-[.W19]" office:value-type="float" office:value="6.73843229844749" calcext:value-type="float">
            <text:p>6,73843229844749</text:p>
          </table:table-cell>
          <table:table-cell table:formula="of:=[.M19]-DEGREES(ACOS([.Q19]))" office:value-type="float" office:value="6.73843229844748" calcext:value-type="float">
            <text:p>6,738432298447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,014535345983297</text:p>
          </table:table-cell>
          <table:table-cell table:formula="of:=[.C19]+[.E20]" office:value-type="float" office:value="0.0000211311930060555" calcext:value-type="float">
            <text:p>2,11311930060555E-05</text:p>
          </table:table-cell>
          <table:table-cell table:formula="of:=[$Arkusz3.C13]" office:value-type="float" office:value="0.0000322621930060572" calcext:value-type="float">
            <text:p>3,23E-05</text:p>
          </table:table-cell>
          <table:table-cell table:formula="of:=[$Arkusz3.D12]" office:value-type="float" office:value="0.0000035731930060583" calcext:value-type="float">
            <text:p>3,5731930060583E-06</text:p>
          </table:table-cell>
          <table:table-cell table:formula="of:=((1/2)*[.C20]*[.C20]+((1/3)*[.E21]+[.C20])*(1/2)*[.E21])/([.C20]+(1/2)*[.E21])" office:value-type="float" office:value="0.00000987759001497439" calcext:value-type="float">
            <text:p>9,87759001497439E-06</text:p>
          </table:table-cell>
          <table:table-cell table:formula="of:=(((1/2)*([.B21]-[.B20])+[.B20])*[.C20]+((2/3)*([.B21]-[.B20])+[.B20])*(1/2)*[.E21])/([.C20]+(1/2)*[.E21])" office:value-type="float" office:value="0.015377405251732" calcext:value-type="float">
            <text:p>0,015377405251732</text:p>
          </table:table-cell>
          <table:table-cell table:formula="of:=(((1/2)*([.D20]-[.C21])+[.C20]+[.E21])*([.D20]-[.C21])+((2/3)*[.E21]+[.C20])*(1/2)*[.E21])/([.D20]-[.C21]+(1/2)*[.E21])" office:value-type="float" office:value="0.000025965487686626" calcext:value-type="float">
            <text:p>2,5965487686626E-05</text:p>
          </table:table-cell>
          <table:table-cell table:formula="of:=(((1/2)*([.B21]-[.B20])+[.B20])*([.D20]-[.C21])+((1/3)*([.B21]-[.B20])+[.B20])*(1/2)*[.E21])/([.D20]-[.C21]+(1/2)*[.E21])" office:value-type="float" office:value="0.0154302768117801" calcext:value-type="float">
            <text:p>0,01543027681178</text:p>
          </table:table-cell>
          <table:table-cell table:formula="of:=DEGREES(ATAN(([.G20]-[.I20])/([.H20]-[.F20])))" office:value-type="float" office:value="-73.0759054592234" calcext:value-type="float">
            <text:p>-73,0759054592234</text:p>
          </table:table-cell>
          <table:table-cell table:formula="of:=DEGREES(ATAN(([.C21]-[.C20])/([.B21]-[.B20])))" office:value-type="float" office:value="-0.093627217069387" calcext:value-type="float">
            <text:p>-0,093627217069387</text:p>
          </table:table-cell>
          <table:table-cell table:formula="of:=[.J20]-[.K20]" office:value-type="float" office:value="-72.982278242154" calcext:value-type="float">
            <text:p>-72,982278242154</text:p>
          </table:table-cell>
          <table:table-cell table:formula="of:=ABS([.L20])" office:value-type="float" office:value="72.982278242154" calcext:value-type="float">
            <text:p>72,982278242154</text:p>
          </table:table-cell>
          <table:table-cell table:formula="of:=[.B20]+0.5*([.B21]-[.B20])" office:value-type="float" office:value="0.0153979568894005" calcext:value-type="float">
            <text:p>0,015397956889401</text:p>
          </table:table-cell>
          <table:table-cell table:formula="of:=[.C20]+0.5*([.C21]-[.C20])" office:value-type="float" office:value="0.0000197215965030261" calcext:value-type="float">
            <text:p>1,97215965030261E-05</text:p>
          </table:table-cell>
          <table:table-cell table:formula="of:=SQRT(([.B21]-[.N20])^2+([.C21]-[.O20])^2)*SQRT(([.F20]-[.O20])^2+([.G20]-[.N20])^2)" office:value-type="float" office:value="0.0000000196568502164503" calcext:value-type="float">
            <text:p>1,96568502164503E-08</text:p>
          </table:table-cell>
          <table:table-cell table:formula="of:=(-([.B21]-[.N20])*([.F20]-[.O20])+([.C21]-[.O20])*([.G20]-[.N20]))/[.P20]" office:value-type="float" office:value="0.433462980035624" calcext:value-type="float">
            <text:p>0,433462980035624</text:p>
          </table:table-cell>
          <table:table-cell table:formula="of:=DEGREES(ACOS([.Q20]))" office:value-type="float" office:value="64.3124688285527" calcext:value-type="float">
            <text:p>64,3124688285527</text:p>
          </table:table-cell>
          <table:table-cell table:style-name="ce7" table:formula="of:=(([.B21]-[.N20])*([.G20]-[.N20])+([.C21]-[.O20])*([.F20]-[.O20]))/[.U20]" office:value-type="float" office:value="-0.901171373790044" calcext:value-type="float">
            <text:p>-0,901171373790044</text:p>
          </table:table-cell>
          <table:table-cell table:style-name="ce7" table:formula="of:=DEGREES(ACOS([.S20]))" office:value-type="float" office:value="154.312468828553" calcext:value-type="float">
            <text:p>154,312468828553</text:p>
          </table:table-cell>
          <table:table-cell table:style-name="ce9" table:formula="of:=SQRT(([.B21]-[.N20])^2+([.C21]-[.O20])^2)*SQRT(([.F20]-[.O20])^2+([.G20]-[.N20])^2)" office:value-type="float" office:value="0.0000000196568502164503" calcext:value-type="float">
            <text:p>,000000019656850</text:p>
          </table:table-cell>
          <table:table-cell table:style-name="ce7" table:formula="of:=SQRT(1-[.S20]^2)" office:value-type="float" office:value="0.433462980035624" calcext:value-type="float">
            <text:p>0,433462980035624</text:p>
          </table:table-cell>
          <table:table-cell table:style-name="ce7" table:formula="of:=DEGREES(ACOS([.V20]))" office:value-type="float" office:value="64.3124688285527" calcext:value-type="float">
            <text:p>64,3124688285527</text:p>
          </table:table-cell>
          <table:table-cell table:formula="of:=[.M20]-[.W20]" office:value-type="float" office:value="8.66980941360134" calcext:value-type="float">
            <text:p>8,66980941360134</text:p>
          </table:table-cell>
          <table:table-cell table:formula="of:=[.M20]-DEGREES(ACOS([.Q20]))" office:value-type="float" office:value="8.66980941360134" calcext:value-type="float">
            <text:p>8,669809413601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,016260567795504</text:p>
          </table:table-cell>
          <table:table-cell table:formula="of:=[.C20]+[.E21]" office:value-type="float" office:value="0.0000183119999999967" calcext:value-type="float">
            <text:p>1,83119999999967E-05</text:p>
          </table:table-cell>
          <table:table-cell table:formula="of:=[$Arkusz3.C14]" office:value-type="float" office:value="0.0000322621930060573" calcext:value-type="float">
            <text:p>3,23E-05</text:p>
          </table:table-cell>
          <table:table-cell table:formula="of:=[$Arkusz3.D13]" office:value-type="float" office:value="-0.0000028191930060588" calcext:value-type="float">
            <text:p>-2,8191930060588E-06</text:p>
          </table:table-cell>
          <table:table-cell table:formula="of:=((1/2)*[.C21]*[.C21]+((1/3)*[.E22]+[.C21])*(1/2)*[.E22])/([.C21]+(1/2)*[.E22])" office:value-type="float" office:value="0.00000995724903435546" calcext:value-type="float">
            <text:p>9,95724903435546E-06</text:p>
          </table:table-cell>
          <table:table-cell table:formula="of:=(((1/2)*([.B22]-[.B21])+[.B21])*[.C21]+((2/3)*([.B22]-[.B21])+[.B21])*(1/2)*[.E22])/([.C21]+(1/2)*[.E22])" office:value-type="float" office:value="0.0172155386882583" calcext:value-type="float">
            <text:p>0,017215538688258</text:p>
          </table:table-cell>
          <table:table-cell table:formula="of:=(((1/2)*([.D21]-[.C22])+[.C21]+[.E22])*([.D21]-[.C22])+((2/3)*[.E22]+[.C21])*(1/2)*[.E22])/([.D21]-[.C22]+(1/2)*[.E22])" office:value-type="float" office:value="0.0000260350879223652" calcext:value-type="float">
            <text:p>2,60350879223652E-05</text:p>
          </table:table-cell>
          <table:table-cell table:formula="of:=(((1/2)*([.B22]-[.B21])+[.B21])*([.D21]-[.C22])+((1/3)*([.B22]-[.B21])+[.B21])*(1/2)*[.E22])/([.D21]-[.C22]+(1/2)*[.E22])" office:value-type="float" office:value="0.017152063451497" calcext:value-type="float">
            <text:p>0,017152063451497</text:p>
          </table:table-cell>
          <table:table-cell table:formula="of:=DEGREES(ATAN(([.G21]-[.I21])/([.H21]-[.F21])))" office:value-type="float" office:value="75.786313239431" calcext:value-type="float">
            <text:p>75,786313239431</text:p>
          </table:table-cell>
          <table:table-cell table:formula="of:=DEGREES(ATAN(([.C22]-[.C21])/([.B22]-[.B21])))" office:value-type="float" office:value="0.0961456422709392" calcext:value-type="float">
            <text:p>0,096145642270939</text:p>
          </table:table-cell>
          <table:table-cell table:formula="of:=[.J21]-[.K21]" office:value-type="float" office:value="75.69016759716" calcext:value-type="float">
            <text:p>75,69016759716</text:p>
          </table:table-cell>
          <table:table-cell table:formula="of:=ABS([.L21])" office:value-type="float" office:value="75.69016759716" calcext:value-type="float">
            <text:p>75,69016759716</text:p>
          </table:table-cell>
          <table:table-cell table:formula="of:=[.B21]+0.5*([.B22]-[.B21])" office:value-type="float" office:value="0.0171911643657805" calcext:value-type="float">
            <text:p>0,017191164365781</text:p>
          </table:table-cell>
          <table:table-cell table:formula="of:=[.C21]+0.5*([.C22]-[.C21])" office:value-type="float" office:value="0.0000198735965030263" calcext:value-type="float">
            <text:p>1,98735965030263E-05</text:p>
          </table:table-cell>
          <table:table-cell table:formula="of:=SQRT(([.B22]-[.N21])^2+([.C22]-[.O21])^2)*SQRT(([.F21]-[.O21])^2+([.G21]-[.N21])^2)" office:value-type="float" office:value="0.000000024488016933908" calcext:value-type="float">
            <text:p>2,4488016933908E-08</text:p>
          </table:table-cell>
          <table:table-cell table:formula="of:=(-([.B22]-[.N21])*([.F21]-[.O21])+([.C22]-[.O21])*([.G21]-[.N21]))/[.P21]" office:value-type="float" office:value="0.378396577630977" calcext:value-type="float">
            <text:p>0,378396577630977</text:p>
          </table:table-cell>
          <table:table-cell table:formula="of:=DEGREES(ACOS([.Q21]))" office:value-type="float" office:value="67.7656017031204" calcext:value-type="float">
            <text:p>67,7656017031204</text:p>
          </table:table-cell>
          <table:table-cell table:style-name="ce7" table:formula="of:=(([.B22]-[.N21])*([.G21]-[.N21])+([.C22]-[.O21])*([.F21]-[.O21]))/[.U21]" office:value-type="float" office:value="0.925643576133473" calcext:value-type="float">
            <text:p>0,925643576133473</text:p>
          </table:table-cell>
          <table:table-cell table:style-name="ce7" table:formula="of:=DEGREES(ACOS([.S21]))" office:value-type="float" office:value="22.2343982968796" calcext:value-type="float">
            <text:p>22,2343982968796</text:p>
          </table:table-cell>
          <table:table-cell table:style-name="ce9" table:formula="of:=SQRT(([.B22]-[.N21])^2+([.C22]-[.O21])^2)*SQRT(([.F21]-[.O21])^2+([.G21]-[.N21])^2)" office:value-type="float" office:value="0.000000024488016933908" calcext:value-type="float">
            <text:p>,000000024488017</text:p>
          </table:table-cell>
          <table:table-cell table:style-name="ce7" table:formula="of:=SQRT(1-[.S21]^2)" office:value-type="float" office:value="0.378396577630977" calcext:value-type="float">
            <text:p>0,378396577630977</text:p>
          </table:table-cell>
          <table:table-cell table:style-name="ce7" table:formula="of:=DEGREES(ACOS([.V21]))" office:value-type="float" office:value="67.7656017031204" calcext:value-type="float">
            <text:p>67,7656017031204</text:p>
          </table:table-cell>
          <table:table-cell table:formula="of:=[.M21]-[.W21]" office:value-type="float" office:value="7.92456589403962" calcext:value-type="float">
            <text:p>7,92456589403962</text:p>
          </table:table-cell>
          <table:table-cell table:formula="of:=[.M21]-DEGREES(ACOS([.Q21]))" office:value-type="float" office:value="7.9245658940396" calcext:value-type="float">
            <text:p>7,92456589403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,018121760936057</text:p>
          </table:table-cell>
          <table:table-cell table:formula="of:=[.C21]+[.E22]" office:value-type="float" office:value="0.0000214351930060559" calcext:value-type="float">
            <text:p>2,14351930060559E-05</text:p>
          </table:table-cell>
          <table:table-cell table:formula="of:=[$Arkusz3.C15]" office:value-type="float" office:value="0.0000322621930060573" calcext:value-type="float">
            <text:p>3,23E-05</text:p>
          </table:table-cell>
          <table:table-cell table:formula="of:=[$Arkusz3.D14]" office:value-type="float" office:value="0.0000031231930060592" calcext:value-type="float">
            <text:p>3,1231930060592E-06</text:p>
          </table:table-cell>
          <table:table-cell table:formula="of:=((1/2)*[.C22]*[.C22]+((1/3)*[.E23]+[.C22])*(1/2)*[.E23])/([.C22]+(1/2)*[.E23])" office:value-type="float" office:value="0.0000101056910372192" calcext:value-type="float">
            <text:p>1,01056910372192E-05</text:p>
          </table:table-cell>
          <table:table-cell table:formula="of:=(((1/2)*([.B23]-[.B22])+[.B22])*[.C22]+((2/3)*([.B23]-[.B22])+[.B22])*(1/2)*[.E23])/([.C22]+(1/2)*[.E23])" office:value-type="float" office:value="0.0191073584072618" calcext:value-type="float">
            <text:p>0,019107358407262</text:p>
          </table:table-cell>
          <table:table-cell table:formula="of:=(((1/2)*([.D22]-[.C23])+[.C22]+[.E23])*([.D22]-[.C23])+((2/3)*[.E23]+[.C22])*(1/2)*[.E23])/([.D22]-[.C23]+(1/2)*[.E23])" office:value-type="float" office:value="0.0000262023449271546" calcext:value-type="float">
            <text:p>2,62023449271546E-05</text:p>
          </table:table-cell>
          <table:table-cell table:formula="of:=(((1/2)*([.B23]-[.B22])+[.B22])*([.D22]-[.C23])+((1/3)*([.B23]-[.B22])+[.B22])*(1/2)*[.E23])/([.D22]-[.C23]+(1/2)*[.E23])" office:value-type="float" office:value="0.0191628351994515" calcext:value-type="float">
            <text:p>0,019162835199452</text:p>
          </table:table-cell>
          <table:table-cell table:formula="of:=DEGREES(ATAN(([.G22]-[.I22])/([.H22]-[.F22])))" office:value-type="float" office:value="-73.8198539842575" calcext:value-type="float">
            <text:p>-73,8198539842575</text:p>
          </table:table-cell>
          <table:table-cell table:formula="of:=DEGREES(ATAN(([.C23]-[.C22])/([.B23]-[.B22])))" office:value-type="float" office:value="-0.0711438161273449" calcext:value-type="float">
            <text:p>-0,071143816127345</text:p>
          </table:table-cell>
          <table:table-cell table:formula="of:=[.J22]-[.K22]" office:value-type="float" office:value="-73.7487101681301" calcext:value-type="float">
            <text:p>-73,7487101681301</text:p>
          </table:table-cell>
          <table:table-cell table:formula="of:=ABS([.L22])" office:value-type="float" office:value="73.7487101681301" calcext:value-type="float">
            <text:p>73,7487101681301</text:p>
          </table:table-cell>
          <table:table-cell table:formula="of:=[.B22]+0.5*([.B23]-[.B22])" office:value-type="float" office:value="0.0191281248453782" calcext:value-type="float">
            <text:p>0,019128124845378</text:p>
          </table:table-cell>
          <table:table-cell table:formula="of:=[.C22]+0.5*([.C23]-[.C22])" office:value-type="float" office:value="0.0000201855965030261" calcext:value-type="float">
            <text:p>2,01855965030261E-05</text:p>
          </table:table-cell>
          <table:table-cell table:formula="of:=SQRT(([.B23]-[.N22])^2+([.C23]-[.O22])^2)*SQRT(([.F22]-[.O22])^2+([.G22]-[.N22])^2)" office:value-type="float" office:value="0.0000000232304513396881" calcext:value-type="float">
            <text:p>2,32304513396881E-08</text:p>
          </table:table-cell>
          <table:table-cell table:formula="of:=(-([.B23]-[.N22])*([.F22]-[.O22])+([.C23]-[.O22])*([.G22]-[.N22]))/[.P22]" office:value-type="float" office:value="0.437787565549045" calcext:value-type="float">
            <text:p>0,437787565549045</text:p>
          </table:table-cell>
          <table:table-cell table:formula="of:=DEGREES(ACOS([.Q22]))" office:value-type="float" office:value="64.0371958980111" calcext:value-type="float">
            <text:p>64,0371958980111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,020134488754699</text:p>
          </table:table-cell>
          <table:table-cell table:formula="of:=[.C22]+[.E23]" office:value-type="float" office:value="0.0000189359999999964" calcext:value-type="float">
            <text:p>1,89359999999964E-05</text:p>
          </table:table-cell>
          <table:table-cell table:formula="of:=[$Arkusz3.C16]" office:value-type="float" office:value="0.0000322621930060573" calcext:value-type="float">
            <text:p>3,23E-05</text:p>
          </table:table-cell>
          <table:table-cell table:formula="of:=[$Arkusz3.D15]" office:value-type="float" office:value="-0.0000024991930060595" calcext:value-type="float">
            <text:p>-2,4991930060595E-06</text:p>
          </table:table-cell>
          <table:table-cell table:formula="of:=((1/2)*[.C23]*[.C23]+((1/3)*[.E24]+[.C23])*(1/2)*[.E24])/([.C23]+(1/2)*[.E24])" office:value-type="float" office:value="0.0000101543739302293" calcext:value-type="float">
            <text:p>1,01543739302293E-05</text:p>
          </table:table-cell>
          <table:table-cell table:formula="of:=(((1/2)*([.B24]-[.B23])+[.B23])*[.C23]+((2/3)*([.B24]-[.B23])+[.B23])*(1/2)*[.E24])/([.C23]+(1/2)*[.E24])" office:value-type="float" office:value="0.0212491110920182" calcext:value-type="float">
            <text:p>0,021249111092018</text:p>
          </table:table-cell>
          <table:table-cell table:formula="of:=(((1/2)*([.D23]-[.C24])+[.C23]+[.E24])*([.D23]-[.C24])+((2/3)*[.E24]+[.C23])*(1/2)*[.E24])/([.D23]-[.C24]+(1/2)*[.E24])" office:value-type="float" office:value="0.0000262455551318944" calcext:value-type="float">
            <text:p>2,62455551318944E-05</text:p>
          </table:table-cell>
          <table:table-cell table:formula="of:=(((1/2)*([.B24]-[.B23])+[.B23])*([.D23]-[.C24])+((1/3)*([.B24]-[.B23])+[.B23])*(1/2)*[.E24])/([.D23]-[.C24]+(1/2)*[.E24])" office:value-type="float" office:value="0.0211842914878038" calcext:value-type="float">
            <text:p>0,021184291487804</text:p>
          </table:table-cell>
          <table:table-cell table:formula="of:=DEGREES(ATAN(([.G23]-[.I23])/([.H23]-[.F23])))" office:value-type="float" office:value="76.0584025886117" calcext:value-type="float">
            <text:p>76,0584025886117</text:p>
          </table:table-cell>
          <table:table-cell table:formula="of:=DEGREES(ATAN(([.C24]-[.C23])/([.B24]-[.B23])))" office:value-type="float" office:value="0.070564366368925" calcext:value-type="float">
            <text:p>0,070564366368925</text:p>
          </table:table-cell>
          <table:table-cell table:formula="of:=[.J23]-[.K23]" office:value-type="float" office:value="75.9878382222427" calcext:value-type="float">
            <text:p>75,9878382222427</text:p>
          </table:table-cell>
          <table:table-cell table:formula="of:=ABS([.L23])" office:value-type="float" office:value="75.9878382222427" calcext:value-type="float">
            <text:p>75,9878382222427</text:p>
          </table:table-cell>
          <table:table-cell table:formula="of:=[.B23]+0.5*([.B24]-[.B23])" office:value-type="float" office:value="0.0212250352465714" calcext:value-type="float">
            <text:p>0,021225035246571</text:p>
          </table:table-cell>
          <table:table-cell table:formula="of:=[.C23]+0.5*([.C24]-[.C23])" office:value-type="float" office:value="0.0000202790965030263" calcext:value-type="float">
            <text:p>2,02790965030263E-05</text:p>
          </table:table-cell>
          <table:table-cell table:formula="of:=SQRT(([.B24]-[.N23])^2+([.C24]-[.O23])^2)*SQRT(([.F23]-[.O23])^2+([.G23]-[.N23])^2)" office:value-type="float" office:value="0.0000000284830488486812" calcext:value-type="float">
            <text:p>2,84830488486812E-08</text:p>
          </table:table-cell>
          <table:table-cell table:formula="of:=(-([.B24]-[.N23])*([.F23]-[.O23])+([.C24]-[.O23])*([.G23]-[.N23]))/[.P23]" office:value-type="float" office:value="0.388786218975356" calcext:value-type="float">
            <text:p>0,388786218975356</text:p>
          </table:table-cell>
          <table:table-cell table:formula="of:=DEGREES(ACOS([.Q23]))" office:value-type="float" office:value="67.1210045366556" calcext:value-type="float">
            <text:p>67,121004536655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,022315581738444</text:p>
          </table:table-cell>
          <table:table-cell table:formula="of:=[.C23]+[.E24]" office:value-type="float" office:value="0.0000216221930060562" calcext:value-type="float">
            <text:p>2,16221930060562E-05</text:p>
          </table:table-cell>
          <table:table-cell table:formula="of:=[$Arkusz3.C17]" office:value-type="float" office:value="0.0000322621930060573" calcext:value-type="float">
            <text:p>3,23E-05</text:p>
          </table:table-cell>
          <table:table-cell table:formula="of:=[$Arkusz3.D16]" office:value-type="float" office:value="0.0000026861930060598" calcext:value-type="float">
            <text:p>2,6861930060598E-06</text:p>
          </table:table-cell>
          <table:table-cell table:formula="of:=((1/2)*[.C24]*[.C24]+((1/3)*[.E25]+[.C24])*(1/2)*[.E25])/([.C24]+(1/2)*[.E25])" office:value-type="float" office:value="0.0000102749714801603" calcext:value-type="float">
            <text:p>1,02749714801603E-05</text:p>
          </table:table-cell>
          <table:table-cell table:formula="of:=(((1/2)*([.B25]-[.B24])+[.B24])*[.C24]+((2/3)*([.B25]-[.B24])+[.B24])*(1/2)*[.E25])/([.C24]+(1/2)*[.E25])" office:value-type="float" office:value="0.0234784485506012" calcext:value-type="float">
            <text:p>0,023478448550601</text:p>
          </table:table-cell>
          <table:table-cell table:formula="of:=(((1/2)*([.D24]-[.C25])+[.C24]+[.E25])*([.D24]-[.C25])+((2/3)*[.E25]+[.C24])*(1/2)*[.E25])/([.D24]-[.C25]+(1/2)*[.E25])" office:value-type="float" office:value="0.0000263794663548831" calcext:value-type="float">
            <text:p>2,63794663548831E-05</text:p>
          </table:table-cell>
          <table:table-cell table:formula="of:=(((1/2)*([.B25]-[.B24])+[.B24])*([.D24]-[.C25])+((1/3)*([.B25]-[.B24])+[.B24])*(1/2)*[.E25])/([.D24]-[.C25]+(1/2)*[.E25])" office:value-type="float" office:value="0.0235361480598329" calcext:value-type="float">
            <text:p>0,023536148059833</text:p>
          </table:table-cell>
          <table:table-cell table:formula="of:=DEGREES(ATAN(([.G24]-[.I24])/([.H24]-[.F24])))" office:value-type="float" office:value="-74.4050644353056" calcext:value-type="float">
            <text:p>-74,4050644353056</text:p>
          </table:table-cell>
          <table:table-cell table:formula="of:=DEGREES(ATAN(([.C25]-[.C24])/([.B25]-[.B24])))" office:value-type="float" office:value="-0.0528309726873486" calcext:value-type="float">
            <text:p>-0,052830972687349</text:p>
          </table:table-cell>
          <table:table-cell table:formula="of:=[.J24]-[.K24]" office:value-type="float" office:value="-74.3522334626183" calcext:value-type="float">
            <text:p>-74,3522334626183</text:p>
          </table:table-cell>
          <table:table-cell table:formula="of:=ABS([.L24])" office:value-type="float" office:value="74.3522334626183" calcext:value-type="float">
            <text:p>74,3522334626183</text:p>
          </table:table-cell>
          <table:table-cell table:formula="of:=[.B24]+0.5*([.B25]-[.B24])" office:value-type="float" office:value="0.0234994299935118" calcext:value-type="float">
            <text:p>0,023499429993512</text:p>
          </table:table-cell>
          <table:table-cell table:formula="of:=[.C24]+0.5*([.C25]-[.C24])" office:value-type="float" office:value="0.0000205305965030262" calcext:value-type="float">
            <text:p>2,05305965030262E-05</text:p>
          </table:table-cell>
          <table:table-cell table:formula="of:=SQRT(([.B25]-[.N24])^2+([.C25]-[.O24])^2)*SQRT(([.F24]-[.O24])^2+([.G24]-[.N24])^2)" office:value-type="float" office:value="0.0000000276473371426338" calcext:value-type="float">
            <text:p>2,76473371426338E-08</text:p>
          </table:table-cell>
          <table:table-cell table:formula="of:=(-([.B25]-[.N24])*([.F24]-[.O24])+([.C25]-[.O24])*([.G24]-[.N24]))/[.P24]" office:value-type="float" office:value="0.439970294242453" calcext:value-type="float">
            <text:p>0,439970294242453</text:p>
          </table:table-cell>
          <table:table-cell table:formula="of:=DEGREES(ACOS([.Q24]))" office:value-type="float" office:value="63.8980141911266" calcext:value-type="float">
            <text:p>63,898014191126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,02468327824858</text:p>
          </table:table-cell>
          <table:table-cell table:formula="of:=[.C24]+[.E25]" office:value-type="float" office:value="0.0000194389999999962" calcext:value-type="float">
            <text:p>1,94389999999962E-05</text:p>
          </table:table-cell>
          <table:table-cell table:formula="of:=[$Arkusz3.C18]" office:value-type="float" office:value="0.0000322621930060574" calcext:value-type="float">
            <text:p>3,23E-05</text:p>
          </table:table-cell>
          <table:table-cell table:formula="of:=[$Arkusz3.D17]" office:value-type="float" office:value="-0.00000218319300606" calcext:value-type="float">
            <text:p>-2,18319300606E-06</text:p>
          </table:table-cell>
          <table:table-cell table:formula="of:=((1/2)*[.C25]*[.C25]+((1/3)*[.E26]+[.C25])*(1/2)*[.E26])/([.C25]+(1/2)*[.E26])" office:value-type="float" office:value="0.0000103011112165949" calcext:value-type="float">
            <text:p>1,03011112165949E-05</text:p>
          </table:table-cell>
          <table:table-cell table:formula="of:=(((1/2)*([.B26]-[.B25])+[.B25])*[.C25]+((2/3)*([.B26]-[.B25])+[.B25])*(1/2)*[.E26])/([.C25]+(1/2)*[.E26])" office:value-type="float" office:value="0.0259941348356953" calcext:value-type="float">
            <text:p>0,025994134835695</text:p>
          </table:table-cell>
          <table:table-cell table:formula="of:=(((1/2)*([.D25]-[.C26])+[.C25]+[.E26])*([.D25]-[.C26])+((2/3)*[.E26]+[.C25])*(1/2)*[.E26])/([.D25]-[.C26]+(1/2)*[.E26])" office:value-type="float" office:value="0.0000264030337103091" calcext:value-type="float">
            <text:p>2,64030337103091E-05</text:p>
          </table:table-cell>
          <table:table-cell table:formula="of:=(((1/2)*([.B26]-[.B25])+[.B25])*([.D25]-[.C26])+((1/3)*([.B26]-[.B25])+[.B25])*(1/2)*[.E26])/([.D25]-[.C26]+(1/2)*[.E26])" office:value-type="float" office:value="0.0259283813887341" calcext:value-type="float">
            <text:p>0,025928381388734</text:p>
          </table:table-cell>
          <table:table-cell table:formula="of:=DEGREES(ATAN(([.G25]-[.I25])/([.H25]-[.F25])))" office:value-type="float" office:value="76.2400061132625" calcext:value-type="float">
            <text:p>76,2400061132625</text:p>
          </table:table-cell>
          <table:table-cell table:formula="of:=DEGREES(ATAN(([.C26]-[.C25])/([.B26]-[.B25])))" office:value-type="float" office:value="0.0508428757336552" calcext:value-type="float">
            <text:p>0,050842875733655</text:p>
          </table:table-cell>
          <table:table-cell table:formula="of:=[.J25]-[.K25]" office:value-type="float" office:value="76.1891632375288" calcext:value-type="float">
            <text:p>76,1891632375288</text:p>
          </table:table-cell>
          <table:table-cell table:formula="of:=ABS([.L25])" office:value-type="float" office:value="76.1891632375288" calcext:value-type="float">
            <text:p>76,1891632375288</text:p>
          </table:table-cell>
          <table:table-cell table:formula="of:=[.B25]+0.5*([.B26]-[.B25])" office:value-type="float" office:value="0.025970327639476" calcext:value-type="float">
            <text:p>0,025970327639476</text:p>
          </table:table-cell>
          <table:table-cell table:formula="of:=[.C25]+0.5*([.C26]-[.C25])" office:value-type="float" office:value="0.0000205810965030263" calcext:value-type="float">
            <text:p>2,05810965030263E-05</text:p>
          </table:table-cell>
          <table:table-cell table:formula="of:=SQRT(([.B26]-[.N25])^2+([.C26]-[.O25])^2)*SQRT(([.F25]-[.O25])^2+([.G25]-[.N25])^2)" office:value-type="float" office:value="0.000000033375581038704" calcext:value-type="float">
            <text:p>3,3375581038704E-08</text:p>
          </table:table-cell>
          <table:table-cell table:formula="of:=(-([.B26]-[.N25])*([.F25]-[.O25])+([.C26]-[.O25])*([.G25]-[.N25]))/[.P25]" office:value-type="float" office:value="0.397237696071677" calcext:value-type="float">
            <text:p>0,397237696071677</text:p>
          </table:table-cell>
          <table:table-cell table:formula="of:=DEGREES(ACOS([.Q25]))" office:value-type="float" office:value="66.594393292801" calcext:value-type="float">
            <text:p>66,59439329280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,027257377030372</text:p>
          </table:table-cell>
          <table:table-cell table:formula="of:=[.C25]+[.E26]" office:value-type="float" office:value="0.0000217231930060565" calcext:value-type="float">
            <text:p>2,17231930060565E-05</text:p>
          </table:table-cell>
          <table:table-cell table:formula="of:=[$Arkusz3.C19]" office:value-type="float" office:value="0.0000322621930060574" calcext:value-type="float">
            <text:p>3,23E-05</text:p>
          </table:table-cell>
          <table:table-cell table:formula="of:=[$Arkusz3.D18]" office:value-type="float" office:value="0.0000022841930060603" calcext:value-type="float">
            <text:p>2,2841930060603E-06</text:p>
          </table:table-cell>
          <table:table-cell table:formula="of:=((1/2)*[.C26]*[.C26]+((1/3)*[.E27]+[.C26])*(1/2)*[.E27])/([.C26]+(1/2)*[.E27])" office:value-type="float" office:value="0.0000103976664660637" calcext:value-type="float">
            <text:p>1,03976664660637E-05</text:p>
          </table:table-cell>
          <table:table-cell table:formula="of:=(((1/2)*([.B27]-[.B26])+[.B26])*[.C26]+((2/3)*([.B27]-[.B26])+[.B26])*(1/2)*[.E27])/([.C26]+(1/2)*[.E27])" office:value-type="float" office:value="0.0286372185870643" calcext:value-type="float">
            <text:p>0,028637218587064</text:p>
          </table:table-cell>
          <table:table-cell table:formula="of:=(((1/2)*([.D26]-[.C27])+[.C26]+[.E27])*([.D26]-[.C27])+((2/3)*[.E27]+[.C26])*(1/2)*[.E27])/([.D26]-[.C27]+(1/2)*[.E27])" office:value-type="float" office:value="0.000026508760592871" calcext:value-type="float">
            <text:p>2,6508760592871E-05</text:p>
          </table:table-cell>
          <table:table-cell table:formula="of:=(((1/2)*([.B27]-[.B26])+[.B26])*([.D26]-[.C27])+((1/3)*([.B27]-[.B26])+[.B26])*(1/2)*[.E27])/([.D26]-[.C27]+(1/2)*[.E27])" office:value-type="float" office:value="0.0286967105529724" calcext:value-type="float">
            <text:p>0,028696710552972</text:p>
          </table:table-cell>
          <table:table-cell table:formula="of:=DEGREES(ATAN(([.G26]-[.I26])/([.H26]-[.F26])))" office:value-type="float" office:value="-74.8471103456011" calcext:value-type="float">
            <text:p>-74,8471103456011</text:p>
          </table:table-cell>
          <table:table-cell table:formula="of:=DEGREES(ATAN(([.C27]-[.C26])/([.B27]-[.B26])))" office:value-type="float" office:value="-0.0385279439831914" calcext:value-type="float">
            <text:p>-0,038527943983191</text:p>
          </table:table-cell>
          <table:table-cell table:formula="of:=[.J26]-[.K26]" office:value-type="float" office:value="-74.8085824016179" calcext:value-type="float">
            <text:p>-74,8085824016179</text:p>
          </table:table-cell>
          <table:table-cell table:formula="of:=ABS([.L26])" office:value-type="float" office:value="74.8085824016179" calcext:value-type="float">
            <text:p>74,8085824016179</text:p>
          </table:table-cell>
          <table:table-cell table:formula="of:=[.B26]+0.5*([.B27]-[.B26])" office:value-type="float" office:value="0.0286583899005462" calcext:value-type="float">
            <text:p>0,028658389900546</text:p>
          </table:table-cell>
          <table:table-cell table:formula="of:=[.C26]+0.5*([.C27]-[.C26])" office:value-type="float" office:value="0.0000207810965030263" calcext:value-type="float">
            <text:p>2,07810965030263E-05</text:p>
          </table:table-cell>
          <table:table-cell table:formula="of:=SQRT(([.B27]-[.N26])^2+([.C27]-[.O26])^2)*SQRT(([.F26]-[.O26])^2+([.G26]-[.N26])^2)" office:value-type="float" office:value="0.0000000330365960182765" calcext:value-type="float">
            <text:p>3,30365960182765E-08</text:p>
          </table:table-cell>
          <table:table-cell table:formula="of:=(-([.B27]-[.N26])*([.F26]-[.O26])+([.C27]-[.O26])*([.G26]-[.N26]))/[.P26]" office:value-type="float" office:value="0.440943265785527" calcext:value-type="float">
            <text:p>0,440943265785527</text:p>
          </table:table-cell>
          <table:table-cell table:formula="of:=DEGREES(ACOS([.Q26]))" office:value-type="float" office:value="63.8359192996286" calcext:value-type="float">
            <text:p>63,835919299628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,030059402770721</text:p>
          </table:table-cell>
          <table:table-cell table:formula="of:=[.C26]+[.E27]" office:value-type="float" office:value="0.0000198389999999961" calcext:value-type="float">
            <text:p>1,98389999999961E-05</text:p>
          </table:table-cell>
          <table:table-cell table:formula="of:=[$Arkusz3.C20]" office:value-type="float" office:value="0.0000322621930060574" calcext:value-type="float">
            <text:p>3,23E-05</text:p>
          </table:table-cell>
          <table:table-cell table:formula="of:=[$Arkusz3.D19]" office:value-type="float" office:value="-0.0000018841930060604" calcext:value-type="float">
            <text:p>-1,8841930060604E-06</text:p>
          </table:table-cell>
          <table:table-cell table:formula="of:=((1/2)*[.C27]*[.C27]+((1/3)*[.E28]+[.C27])*(1/2)*[.E28])/([.C27]+(1/2)*[.E28])" office:value-type="float" office:value="0.0000104087373727187" calcext:value-type="float">
            <text:p>1,04087373727187E-05</text:p>
          </table:table-cell>
          <table:table-cell table:formula="of:=(((1/2)*([.B28]-[.B27])+[.B27])*[.C27]+((2/3)*([.B28]-[.B27])+[.B27])*(1/2)*[.E28])/([.C27]+(1/2)*[.E28])" office:value-type="float" office:value="0.0316096670436399" calcext:value-type="float">
            <text:p>0,03160966704364</text:p>
          </table:table-cell>
          <table:table-cell table:formula="of:=(((1/2)*([.D27]-[.C28])+[.C27]+[.E28])*([.D27]-[.C28])+((2/3)*[.E28]+[.C27])*(1/2)*[.E28])/([.D27]-[.C28]+(1/2)*[.E28])" office:value-type="float" office:value="0.0000265188905236788" calcext:value-type="float">
            <text:p>2,65188905236788E-05</text:p>
          </table:table-cell>
          <table:table-cell table:formula="of:=(((1/2)*([.B28]-[.B27])+[.B27])*([.D27]-[.C28])+((1/3)*([.B28]-[.B27])+[.B27])*(1/2)*[.E28])/([.D27]-[.C28]+(1/2)*[.E28])" office:value-type="float" office:value="0.0315433030815275" calcext:value-type="float">
            <text:p>0,031543303081528</text:p>
          </table:table-cell>
          <table:table-cell table:formula="of:=DEGREES(ATAN(([.G27]-[.I27])/([.H27]-[.F27])))" office:value-type="float" office:value="76.3551322477893" calcext:value-type="float">
            <text:p>76,3551322477893</text:p>
          </table:table-cell>
          <table:table-cell table:formula="of:=DEGREES(ATAN(([.C28]-[.C27])/([.B28]-[.B27])))" office:value-type="float" office:value="0.0361631670217107" calcext:value-type="float">
            <text:p>0,036163167021711</text:p>
          </table:table-cell>
          <table:table-cell table:formula="of:=[.J27]-[.K27]" office:value-type="float" office:value="76.3189690807676" calcext:value-type="float">
            <text:p>76,3189690807676</text:p>
          </table:table-cell>
          <table:table-cell table:formula="of:=ABS([.L27])" office:value-type="float" office:value="76.3189690807676" calcext:value-type="float">
            <text:p>76,3189690807676</text:p>
          </table:table-cell>
          <table:table-cell table:formula="of:=[.B27]+0.5*([.B28]-[.B27])" office:value-type="float" office:value="0.0315860944294655" calcext:value-type="float">
            <text:p>0,031586094429466</text:p>
          </table:table-cell>
          <table:table-cell table:formula="of:=[.C27]+0.5*([.C28]-[.C27])" office:value-type="float" office:value="0.0000208025965030264" calcext:value-type="float">
            <text:p>2,08025965030264E-05</text:p>
          </table:table-cell>
          <table:table-cell table:formula="of:=SQRT(([.B28]-[.N27])^2+([.C28]-[.O27])^2)*SQRT(([.F27]-[.O27])^2+([.G27]-[.N27])^2)" office:value-type="float" office:value="0.0000000393312251081161" calcext:value-type="float">
            <text:p>3,93312251081161E-08</text:p>
          </table:table-cell>
          <table:table-cell table:formula="of:=(-([.B28]-[.N27])*([.F27]-[.O27])+([.C28]-[.O27])*([.G27]-[.N27]))/[.P27]" office:value-type="float" office:value="0.404028414607338" calcext:value-type="float">
            <text:p>0,404028414607338</text:p>
          </table:table-cell>
          <table:table-cell table:formula="of:=DEGREES(ACOS([.Q27]))" office:value-type="float" office:value="66.1697430791435" calcext:value-type="float">
            <text:p>66,169743079143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,033112786088211</text:p>
          </table:table-cell>
          <table:table-cell table:formula="of:=[.C27]+[.E28]" office:value-type="float" office:value="0.0000217661930060567" calcext:value-type="float">
            <text:p>2,17661930060567E-05</text:p>
          </table:table-cell>
          <table:table-cell table:formula="of:=[$Arkusz3.C21]" office:value-type="float" office:value="0.0000322621930060575" calcext:value-type="float">
            <text:p>3,23E-05</text:p>
          </table:table-cell>
          <table:table-cell table:formula="of:=[$Arkusz3.D20]" office:value-type="float" office:value="0.0000019271930060606" calcext:value-type="float">
            <text:p>1,9271930060606E-06</text:p>
          </table:table-cell>
          <table:table-cell table:formula="of:=((1/2)*[.C28]*[.C28]+((1/3)*[.E29]+[.C28])*(1/2)*[.E29])/([.C28]+(1/2)*[.E29])" office:value-type="float" office:value="0.0000104854586145592" calcext:value-type="float">
            <text:p>1,04854586145592E-05</text:p>
          </table:table-cell>
          <table:table-cell table:formula="of:=(((1/2)*([.B29]-[.B28])+[.B28])*[.C28]+((2/3)*([.B29]-[.B28])+[.B28])*(1/2)*[.E29])/([.C28]+(1/2)*[.E29])" office:value-type="float" office:value="0.034756590234383" calcext:value-type="float">
            <text:p>0,034756590234383</text:p>
          </table:table-cell>
          <table:table-cell table:formula="of:=(((1/2)*([.D28]-[.C29])+[.C28]+[.E29])*([.D28]-[.C29])+((2/3)*[.E29]+[.C28])*(1/2)*[.E29])/([.D28]-[.C29]+(1/2)*[.E29])" office:value-type="float" office:value="0.0000266018240458738" calcext:value-type="float">
            <text:p>2,66018240458738E-05</text:p>
          </table:table-cell>
          <table:table-cell table:formula="of:=(((1/2)*([.B29]-[.B28])+[.B28])*([.D28]-[.C29])+((1/3)*([.B29]-[.B28])+[.B28])*(1/2)*[.E29])/([.D28]-[.C29]+(1/2)*[.E29])" office:value-type="float" office:value="0.0348174873406787" calcext:value-type="float">
            <text:p>0,034817487340679</text:p>
          </table:table-cell>
          <table:table-cell table:formula="of:=DEGREES(ATAN(([.G28]-[.I28])/([.H28]-[.F28])))" office:value-type="float" office:value="-75.1765594964413" calcext:value-type="float">
            <text:p>-75,1765594964413</text:p>
          </table:table-cell>
          <table:table-cell table:formula="of:=DEGREES(ATAN(([.C29]-[.C28])/([.B29]-[.B28])))" office:value-type="float" office:value="-0.0277198120703916" calcext:value-type="float">
            <text:p>-0,027719812070392</text:p>
          </table:table-cell>
          <table:table-cell table:formula="of:=[.J28]-[.K28]" office:value-type="float" office:value="-75.1488396843709" calcext:value-type="float">
            <text:p>-75,1488396843709</text:p>
          </table:table-cell>
          <table:table-cell table:formula="of:=ABS([.L28])" office:value-type="float" office:value="75.1488396843709" calcext:value-type="float">
            <text:p>75,1488396843709</text:p>
          </table:table-cell>
          <table:table-cell table:formula="of:=[.B28]+0.5*([.B29]-[.B28])" office:value-type="float" office:value="0.0347779227744068" calcext:value-type="float">
            <text:p>0,034777922774407</text:p>
          </table:table-cell>
          <table:table-cell table:formula="of:=[.C28]+0.5*([.C29]-[.C28])" office:value-type="float" office:value="0.0000209605965030264" calcext:value-type="float">
            <text:p>2,09605965030264E-05</text:p>
          </table:table-cell>
          <table:table-cell table:formula="of:=SQRT(([.B29]-[.N28])^2+([.C29]-[.O28])^2)*SQRT(([.F28]-[.O28])^2+([.G28]-[.N28])^2)" office:value-type="float" office:value="0.0000000395730483268844" calcext:value-type="float">
            <text:p>3,95730483268844E-08</text:p>
          </table:table-cell>
          <table:table-cell table:formula="of:=(-([.B29]-[.N28])*([.F28]-[.O28])+([.C29]-[.O28])*([.G28]-[.N28]))/[.P28]" office:value-type="float" office:value="0.44120234727619" calcext:value-type="float">
            <text:p>0,44120234727619</text:p>
          </table:table-cell>
          <table:table-cell table:formula="of:=DEGREES(ACOS([.Q28]))" office:value-type="float" office:value="63.8193791878289" calcext:value-type="float">
            <text:p>63,819379187828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,036443059460603</text:p>
          </table:table-cell>
          <table:table-cell table:formula="of:=[.C28]+[.E29]" office:value-type="float" office:value="0.0000201549999999961" calcext:value-type="float">
            <text:p>2,01549999999961E-05</text:p>
          </table:table-cell>
          <table:table-cell table:formula="of:=[$Arkusz3.C22]" office:value-type="float" office:value="0.0000322621930060575" calcext:value-type="float">
            <text:p>3,23E-05</text:p>
          </table:table-cell>
          <table:table-cell table:formula="of:=[$Arkusz3.D21]" office:value-type="float" office:value="-0.0000016111930060606" calcext:value-type="float">
            <text:p>-1,6111930060606E-06</text:p>
          </table:table-cell>
          <table:table-cell table:formula="of:=((1/2)*[.C29]*[.C29]+((1/3)*[.E30]+[.C29])*(1/2)*[.E30])/([.C29]+(1/2)*[.E30])" office:value-type="float" office:value="0.0000104869963759908" calcext:value-type="float">
            <text:p>1,04869963759908E-05</text:p>
          </table:table-cell>
          <table:table-cell table:formula="of:=(((1/2)*([.B30]-[.B29])+[.B29])*[.C29]+((2/3)*([.B30]-[.B29])+[.B29])*(1/2)*[.E30])/([.C29]+(1/2)*[.E30])" office:value-type="float" office:value="0.0382839330423836" calcext:value-type="float">
            <text:p>0,038283933042384</text:p>
          </table:table-cell>
          <table:table-cell table:formula="of:=(((1/2)*([.D29]-[.C30])+[.C29]+[.E30])*([.D29]-[.C30])+((2/3)*[.E30]+[.C29])*(1/2)*[.E30])/([.D29]-[.C30]+(1/2)*[.E30])" office:value-type="float" office:value="0.0000266032500713205" calcext:value-type="float">
            <text:p>2,66032500713205E-05</text:p>
          </table:table-cell>
          <table:table-cell table:formula="of:=(((1/2)*([.B30]-[.B29])+[.B29])*([.D29]-[.C30])+((1/3)*([.B30]-[.B29])+[.B29])*(1/2)*[.E30])/([.D29]-[.C30]+(1/2)*[.E30])" office:value-type="float" office:value="0.03821720783021" calcext:value-type="float">
            <text:p>0,03821720783021</text:p>
          </table:table-cell>
          <table:table-cell table:formula="of:=DEGREES(ATAN(([.G29]-[.I29])/([.H29]-[.F29])))" office:value-type="float" office:value="76.4213155184524" calcext:value-type="float">
            <text:p>76,4213155184524</text:p>
          </table:table-cell>
          <table:table-cell table:formula="of:=DEGREES(ATAN(([.C30]-[.C29])/([.B30]-[.B29])))" office:value-type="float" office:value="0.0254905201036314" calcext:value-type="float">
            <text:p>0,025490520103631</text:p>
          </table:table-cell>
          <table:table-cell table:formula="of:=[.J29]-[.K29]" office:value-type="float" office:value="76.3958249983488" calcext:value-type="float">
            <text:p>76,3958249983488</text:p>
          </table:table-cell>
          <table:table-cell table:formula="of:=ABS([.L29])" office:value-type="float" office:value="76.3958249983488" calcext:value-type="float">
            <text:p>76,3958249983488</text:p>
          </table:table-cell>
          <table:table-cell table:formula="of:=[.B29]+0.5*([.B30]-[.B29])" office:value-type="float" office:value="0.0382605650943713" calcext:value-type="float">
            <text:p>0,038260565094371</text:p>
          </table:table-cell>
          <table:table-cell table:formula="of:=[.C29]+0.5*([.C30]-[.C29])" office:value-type="float" office:value="0.0000209635965030265" calcext:value-type="float">
            <text:p>2,09635965030265E-05</text:p>
          </table:table-cell>
          <table:table-cell table:formula="of:=SQRT(([.B30]-[.N29])^2+([.C30]-[.O29])^2)*SQRT(([.F29]-[.O29])^2+([.G29]-[.N29])^2)" office:value-type="float" office:value="0.0000000465444802472728" calcext:value-type="float">
            <text:p>4,65444802472728E-08</text:p>
          </table:table-cell>
          <table:table-cell table:formula="of:=(-([.B30]-[.N29])*([.F29]-[.O29])+([.C30]-[.O29])*([.G29]-[.N29]))/[.P29]" office:value-type="float" office:value="0.409504518976484" calcext:value-type="float">
            <text:p>0,409504518976484</text:p>
          </table:table-cell>
          <table:table-cell table:formula="of:=DEGREES(ACOS([.Q29]))" office:value-type="float" office:value="65.8262867400831" calcext:value-type="float">
            <text:p>65,826286740083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,04007807072814</text:p>
          </table:table-cell>
          <table:table-cell table:formula="of:=[.C29]+[.E30]" office:value-type="float" office:value="0.0000217721930060569" calcext:value-type="float">
            <text:p>2,17721930060569E-05</text:p>
          </table:table-cell>
          <table:table-cell table:formula="of:=[$Arkusz3.C23]" office:value-type="float" office:value="0.0000322621930060575" calcext:value-type="float">
            <text:p>3,23E-05</text:p>
          </table:table-cell>
          <table:table-cell table:formula="of:=[$Arkusz3.D22]" office:value-type="float" office:value="0.0000016171930060608" calcext:value-type="float">
            <text:p>1,6171930060608E-06</text:p>
          </table:table-cell>
          <table:table-cell table:formula="of:=((1/2)*[.C30]*[.C30]+((1/3)*[.E31]+[.C30])*(1/2)*[.E31])/([.C30]+(1/2)*[.E31])" office:value-type="float" office:value="0.0000105475024224453" calcext:value-type="float">
            <text:p>1,05475024224453E-05</text:p>
          </table:table-cell>
          <table:table-cell table:formula="of:=(((1/2)*([.B31]-[.B30])+[.B30])*[.C30]+((2/3)*([.B31]-[.B30])+[.B30])*(1/2)*[.E31])/([.C30]+(1/2)*[.E31])" office:value-type="float" office:value="0.0420416619354056" calcext:value-type="float">
            <text:p>0,042041661935406</text:p>
          </table:table-cell>
          <table:table-cell table:formula="of:=(((1/2)*([.D30]-[.C31])+[.C30]+[.E31])*([.D30]-[.C31])+((2/3)*[.E31]+[.C30])*(1/2)*[.E31])/([.D30]-[.C31]+(1/2)*[.E31])" office:value-type="float" office:value="0.0000266679046084573" calcext:value-type="float">
            <text:p>2,66679046084573E-05</text:p>
          </table:table-cell>
          <table:table-cell table:formula="of:=(((1/2)*([.B31]-[.B30])+[.B30])*([.D30]-[.C31])+((1/3)*([.B31]-[.B30])+[.B30])*(1/2)*[.E31])/([.D30]-[.C31]+(1/2)*[.E31])" office:value-type="float" office:value="0.042103680937113" calcext:value-type="float">
            <text:p>0,042103680937113</text:p>
          </table:table-cell>
          <table:table-cell table:formula="of:=DEGREES(ATAN(([.G30]-[.I30])/([.H30]-[.F30])))" office:value-type="float" office:value="-75.4297110308013" calcext:value-type="float">
            <text:p>-75,4297110308013</text:p>
          </table:table-cell>
          <table:table-cell table:formula="of:=DEGREES(ATAN(([.C31]-[.C30])/([.B31]-[.B30])))" office:value-type="float" office:value="-0.0197597248802216" calcext:value-type="float">
            <text:p>-0,019759724880222</text:p>
          </table:table-cell>
          <table:table-cell table:formula="of:=[.J30]-[.K30]" office:value-type="float" office:value="-75.4099513059211" calcext:value-type="float">
            <text:p>-75,4099513059211</text:p>
          </table:table-cell>
          <table:table-cell table:formula="of:=ABS([.L30])" office:value-type="float" office:value="75.4099513059211" calcext:value-type="float">
            <text:p>75,4099513059211</text:p>
          </table:table-cell>
          <table:table-cell table:formula="of:=[.B30]+0.5*([.B31]-[.B30])" office:value-type="float" office:value="0.0420631433430543" calcext:value-type="float">
            <text:p>0,042063143343054</text:p>
          </table:table-cell>
          <table:table-cell table:formula="of:=[.C30]+0.5*([.C31]-[.C30])" office:value-type="float" office:value="0.0000210875965030265" calcext:value-type="float">
            <text:p>2,10875965030265E-05</text:p>
          </table:table-cell>
          <table:table-cell table:formula="of:=SQRT(([.B31]-[.N30])^2+([.C31]-[.O30])^2)*SQRT(([.F30]-[.O30])^2+([.G30]-[.N30])^2)" office:value-type="float" office:value="0.0000000474986243103159" calcext:value-type="float">
            <text:p>4,74986243103159E-08</text:p>
          </table:table-cell>
          <table:table-cell table:formula="of:=(-([.B31]-[.N30])*([.F30]-[.O30])+([.C31]-[.O30])*([.G30]-[.N30]))/[.P30]" office:value-type="float" office:value="0.440803465754185" calcext:value-type="float">
            <text:p>0,440803465754185</text:p>
          </table:table-cell>
          <table:table-cell table:formula="of:=DEGREES(ACOS([.Q30]))" office:value-type="float" office:value="63.8448433477786" calcext:value-type="float">
            <text:p>63,844843347778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,044048215957969</text:p>
          </table:table-cell>
          <table:table-cell table:formula="of:=[.C30]+[.E31]" office:value-type="float" office:value="0.0000204029999999961" calcext:value-type="float">
            <text:p>2,04029999999961E-05</text:p>
          </table:table-cell>
          <table:table-cell table:formula="of:=[$Arkusz3.C24]" office:value-type="float" office:value="0.0000322621930060576" calcext:value-type="float">
            <text:p>3,23E-05</text:p>
          </table:table-cell>
          <table:table-cell table:formula="of:=[$Arkusz3.D23]" office:value-type="float" office:value="-0.0000013691930060608" calcext:value-type="float">
            <text:p>-1,3691930060608E-06</text:p>
          </table:table-cell>
          <table:table-cell table:formula="of:=((1/2)*[.C31]*[.C31]+((1/3)*[.E32]+[.C31])*(1/2)*[.E32])/([.C31]+(1/2)*[.E32])" office:value-type="float" office:value="0.0000105434177296174" calcext:value-type="float">
            <text:p>1,05434177296174E-05</text:p>
          </table:table-cell>
          <table:table-cell table:formula="of:=(((1/2)*([.B32]-[.B31])+[.B31])*[.C31]+((2/3)*([.B32]-[.B31])+[.B31])*(1/2)*[.E32])/([.C31]+(1/2)*[.E32])" office:value-type="float" office:value="0.0462406636347005" calcext:value-type="float">
            <text:p>0,046240663634701</text:p>
          </table:table-cell>
          <table:table-cell table:formula="of:=(((1/2)*([.D31]-[.C32])+[.C31]+[.E32])*([.D31]-[.C32])+((2/3)*[.E32]+[.C31])*(1/2)*[.E32])/([.D31]-[.C32]+(1/2)*[.E32])" office:value-type="float" office:value="0.0000266640719081696" calcext:value-type="float">
            <text:p>2,66640719081696E-05</text:p>
          </table:table-cell>
          <table:table-cell table:formula="of:=(((1/2)*([.B32]-[.B31])+[.B31])*([.D31]-[.C32])+((1/3)*([.B32]-[.B31])+[.B31])*(1/2)*[.E32])/([.D31]-[.C32]+(1/2)*[.E32])" office:value-type="float" office:value="0.0461737052758469" calcext:value-type="float">
            <text:p>0,046173705275847</text:p>
          </table:table-cell>
          <table:table-cell table:formula="of:=DEGREES(ATAN(([.G31]-[.I31])/([.H31]-[.F31])))" office:value-type="float" office:value="76.4632949671897" calcext:value-type="float">
            <text:p>76,4632949671897</text:p>
          </table:table-cell>
          <table:table-cell table:formula="of:=DEGREES(ATAN(([.C32]-[.C31])/([.B32]-[.B31])))" office:value-type="float" office:value="0.0178708412707063" calcext:value-type="float">
            <text:p>0,017870841270706</text:p>
          </table:table-cell>
          <table:table-cell table:formula="of:=[.J31]-[.K31]" office:value-type="float" office:value="76.445424125919" calcext:value-type="float">
            <text:p>76,445424125919</text:p>
          </table:table-cell>
          <table:table-cell table:formula="of:=ABS([.L31])" office:value-type="float" office:value="76.445424125919" calcext:value-type="float">
            <text:p>76,445424125919</text:p>
          </table:table-cell>
          <table:table-cell table:formula="of:=[.B31]+0.5*([.B32]-[.B31])" office:value-type="float" office:value="0.0462174547874463" calcext:value-type="float">
            <text:p>0,046217454787446</text:p>
          </table:table-cell>
          <table:table-cell table:formula="of:=[.C31]+0.5*([.C32]-[.C31])" office:value-type="float" office:value="0.0000210795965030266" calcext:value-type="float">
            <text:p>2,10795965030266E-05</text:p>
          </table:table-cell>
          <table:table-cell table:formula="of:=SQRT(([.B32]-[.N31])^2+([.C32]-[.O31])^2)*SQRT(([.F31]-[.O31])^2+([.G31]-[.N31])^2)" office:value-type="float" office:value="0.0000000552905624142574" calcext:value-type="float">
            <text:p>5,52905624142574E-08</text:p>
          </table:table-cell>
          <table:table-cell table:formula="of:=(-([.B32]-[.N31])*([.F31]-[.O31])+([.C32]-[.O31])*([.G31]-[.N31]))/[.P31]" office:value-type="float" office:value="0.413654521419504" calcext:value-type="float">
            <text:p>0,413654521419504</text:p>
          </table:table-cell>
          <table:table-cell table:formula="of:=DEGREES(ACOS([.Q31]))" office:value-type="float" office:value="65.5653861716834" calcext:value-type="float">
            <text:p>65,565386171683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,048386693616924</text:p>
          </table:table-cell>
          <table:table-cell table:formula="of:=[.C31]+[.E32]" office:value-type="float" office:value="0.0000217561930060571" calcext:value-type="float">
            <text:p>2,17561930060571E-05</text:p>
          </table:table-cell>
          <table:table-cell table:formula="of:=[$Arkusz3.C25]" office:value-type="float" office:value="0.0000322621930060577" calcext:value-type="float">
            <text:p>3,23E-05</text:p>
          </table:table-cell>
          <table:table-cell table:formula="of:=[$Arkusz3.D24]" office:value-type="float" office:value="0.000001353193006061" calcext:value-type="float">
            <text:p>1,353193006061E-06</text:p>
          </table:table-cell>
          <table:table-cell table:formula="of:=((1/2)*[.C32]*[.C32]+((1/3)*[.E33]+[.C32])*(1/2)*[.E33])/([.C32]+(1/2)*[.E33])" office:value-type="float" office:value="0.0000105911875239286" calcext:value-type="float">
            <text:p>1,05911875239286E-05</text:p>
          </table:table-cell>
          <table:table-cell table:formula="of:=(((1/2)*([.B33]-[.B32])+[.B32])*[.C32]+((2/3)*([.B33]-[.B32])+[.B32])*(1/2)*[.E33])/([.C32]+(1/2)*[.E33])" office:value-type="float" office:value="0.0507366209429014" calcext:value-type="float">
            <text:p>0,050736620942902</text:p>
          </table:table-cell>
          <table:table-cell table:formula="of:=(((1/2)*([.D32]-[.C33])+[.C32]+[.E33])*([.D32]-[.C33])+((2/3)*[.E33]+[.C32])*(1/2)*[.E33])/([.D32]-[.C33]+(1/2)*[.E33])" office:value-type="float" office:value="0.0000267146026580099" calcext:value-type="float">
            <text:p>2,67146026580099E-05</text:p>
          </table:table-cell>
          <table:table-cell table:formula="of:=(((1/2)*([.B33]-[.B32])+[.B32])*([.D32]-[.C33])+((1/3)*([.B33]-[.B32])+[.B32])*(1/2)*[.E33])/([.D32]-[.C33]+(1/2)*[.E33])" office:value-type="float" office:value="0.0507995351773995" calcext:value-type="float">
            <text:p>0,0507995351774</text:p>
          </table:table-cell>
          <table:table-cell table:formula="of:=DEGREES(ATAN(([.G32]-[.I32])/([.H32]-[.F32])))" office:value-type="float" office:value="-75.6258176369733" calcext:value-type="float">
            <text:p>-75,6258176369733</text:p>
          </table:table-cell>
          <table:table-cell table:formula="of:=DEGREES(ATAN(([.C33]-[.C32])/([.B33]-[.B32])))" office:value-type="float" office:value="-0.0139907929052787" calcext:value-type="float">
            <text:p>-0,013990792905279</text:p>
          </table:table-cell>
          <table:table-cell table:formula="of:=[.J32]-[.K32]" office:value-type="float" office:value="-75.611826844068" calcext:value-type="float">
            <text:p>-75,611826844068</text:p>
          </table:table-cell>
          <table:table-cell table:formula="of:=ABS([.L32])" office:value-type="float" office:value="75.611826844068" calcext:value-type="float">
            <text:p>75,611826844068</text:p>
          </table:table-cell>
          <table:table-cell table:formula="of:=[.B32]+0.5*([.B33]-[.B32])" office:value-type="float" office:value="0.0507582378974803" calcext:value-type="float">
            <text:p>0,05075823789748</text:p>
          </table:table-cell>
          <table:table-cell table:formula="of:=[.C32]+0.5*([.C33]-[.C32])" office:value-type="float" office:value="0.0000211770965030266" calcext:value-type="float">
            <text:p>2,11770965030266E-05</text:p>
          </table:table-cell>
          <table:table-cell table:formula="of:=SQRT(([.B33]-[.N32])^2+([.C33]-[.O32])^2)*SQRT(([.F32]-[.O32])^2+([.G32]-[.N32])^2)" office:value-type="float" office:value="0.0000000570825451262125" calcext:value-type="float">
            <text:p>5,70825451262125E-08</text:p>
          </table:table-cell>
          <table:table-cell table:formula="of:=(-([.B33]-[.N32])*([.F32]-[.O32])+([.C33]-[.O32])*([.G32]-[.N32]))/[.P32]" office:value-type="float" office:value="0.440020152239898" calcext:value-type="float">
            <text:p>0,440020152239898</text:p>
          </table:table-cell>
          <table:table-cell table:formula="of:=DEGREES(ACOS([.Q32]))" office:value-type="float" office:value="63.8948330636558" calcext:value-type="float">
            <text:p>63,8948330636558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,053129782178037</text:p>
          </table:table-cell>
          <table:table-cell table:formula="of:=[.C32]+[.E33]" office:value-type="float" office:value="0.0000205979999999961" calcext:value-type="float">
            <text:p>2,05979999999961E-05</text:p>
          </table:table-cell>
          <table:table-cell table:formula="of:=[$Arkusz3.C26]" office:value-type="float" office:value="0.0000322621930060577" calcext:value-type="float">
            <text:p>3,23E-05</text:p>
          </table:table-cell>
          <table:table-cell table:formula="of:=[$Arkusz3.D25]" office:value-type="float" office:value="-0.000001158193006061" calcext:value-type="float">
            <text:p>-1,158193006061E-06</text:p>
          </table:table-cell>
          <table:table-cell table:formula="of:=((1/2)*[.C33]*[.C33]+((1/3)*[.E34]+[.C33])*(1/2)*[.E34])/([.C33]+(1/2)*[.E34])" office:value-type="float" office:value="0.0000105835543427276" calcext:value-type="float">
            <text:p>1,05835543427276E-05</text:p>
          </table:table-cell>
          <table:table-cell table:formula="of:=(((1/2)*([.B34]-[.B33])+[.B33])*[.C33]+((2/3)*([.B34]-[.B33])+[.B33])*(1/2)*[.E34])/([.C33]+(1/2)*[.E34])" office:value-type="float" office:value="0.0557465085333088" calcext:value-type="float">
            <text:p>0,055746508533309</text:p>
          </table:table-cell>
          <table:table-cell table:formula="of:=(((1/2)*([.D33]-[.C34])+[.C33]+[.E34])*([.D33]-[.C34])+((2/3)*[.E34]+[.C33])*(1/2)*[.E34])/([.D33]-[.C34]+(1/2)*[.E34])" office:value-type="float" office:value="0.0000267073669452585" calcext:value-type="float">
            <text:p>2,67073669452585E-05</text:p>
          </table:table-cell>
          <table:table-cell table:formula="of:=(((1/2)*([.B34]-[.B33])+[.B33])*([.D33]-[.C34])+((1/3)*([.B34]-[.B33])+[.B33])*(1/2)*[.E34])/([.D33]-[.C34]+(1/2)*[.E34])" office:value-type="float" office:value="0.0556795266899837" calcext:value-type="float">
            <text:p>0,055679526689984</text:p>
          </table:table-cell>
          <table:table-cell table:formula="of:=DEGREES(ATAN(([.G33]-[.I33])/([.H33]-[.F33])))" office:value-type="float" office:value="76.4653127560669" calcext:value-type="float">
            <text:p>76,4653127560669</text:p>
          </table:table-cell>
          <table:table-cell table:formula="of:=DEGREES(ATAN(([.C34]-[.C33])/([.B34]-[.B33])))" office:value-type="float" office:value="0.012461190365293" calcext:value-type="float">
            <text:p>0,012461190365293</text:p>
          </table:table-cell>
          <table:table-cell table:formula="of:=[.J33]-[.K33]" office:value-type="float" office:value="76.4528515657016" calcext:value-type="float">
            <text:p>76,4528515657016</text:p>
          </table:table-cell>
          <table:table-cell table:formula="of:=ABS([.L33])" office:value-type="float" office:value="76.4528515657016" calcext:value-type="float">
            <text:p>76,4528515657016</text:p>
          </table:table-cell>
          <table:table-cell table:formula="of:=[.B33]+0.5*([.B34]-[.B33])" office:value-type="float" office:value="0.0557234628301007" calcext:value-type="float">
            <text:p>0,055723462830101</text:p>
          </table:table-cell>
          <table:table-cell table:formula="of:=[.C33]+0.5*([.C34]-[.C33])" office:value-type="float" office:value="0.0000211620965030267" calcext:value-type="float">
            <text:p>2,11620965030267E-05</text:p>
          </table:table-cell>
          <table:table-cell table:formula="of:=SQRT(([.B34]-[.N33])^2+([.C34]-[.O33])^2)*SQRT(([.F33]-[.O33])^2+([.G33]-[.N33])^2)" office:value-type="float" office:value="0.0000000657696261127725" calcext:value-type="float">
            <text:p>6,57696261127725E-08</text:p>
          </table:table-cell>
          <table:table-cell table:formula="of:=(-([.B34]-[.N33])*([.F33]-[.O33])+([.C34]-[.O33])*([.G33]-[.N33]))/[.P33]" office:value-type="float" office:value="0.417371387845955" calcext:value-type="float">
            <text:p>0,417371387845955</text:p>
          </table:table-cell>
          <table:table-cell table:formula="of:=DEGREES(ACOS([.Q33]))" office:value-type="float" office:value="65.3312569029301" calcext:value-type="float">
            <text:p>65,331256902930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,058317143482164</text:p>
          </table:table-cell>
          <table:table-cell table:formula="of:=[.C33]+[.E34]" office:value-type="float" office:value="0.0000217261930060573" calcext:value-type="float">
            <text:p>2,17261930060573E-05</text:p>
          </table:table-cell>
          <table:table-cell table:formula="of:=[$Arkusz3.C27]" office:value-type="float" office:value="0.0000322621930060578" calcext:value-type="float">
            <text:p>3,23E-05</text:p>
          </table:table-cell>
          <table:table-cell table:formula="of:=[$Arkusz3.D26]" office:value-type="float" office:value="0.0000011281930060612" calcext:value-type="float">
            <text:p>1,1281930060612E-06</text:p>
          </table:table-cell>
          <table:table-cell table:formula="of:=((1/2)*[.C34]*[.C34]+((1/3)*[.E35]+[.C34])*(1/2)*[.E35])/([.C34]+(1/2)*[.E35])" office:value-type="float" office:value="0.0000106209178336597" calcext:value-type="float">
            <text:p>1,06209178336597E-05</text:p>
          </table:table-cell>
          <table:table-cell table:formula="of:=(((1/2)*([.B35]-[.B34])+[.B34])*[.C34]+((2/3)*([.B35]-[.B34])+[.B34])*(1/2)*[.E35])/([.C34]+(1/2)*[.E35])" office:value-type="float" office:value="0.0611329116389196" calcext:value-type="float">
            <text:p>0,06113291163892</text:p>
          </table:table-cell>
          <table:table-cell table:formula="of:=(((1/2)*([.D34]-[.C35])+[.C34]+[.E35])*([.D34]-[.C35])+((2/3)*[.E35]+[.C34])*(1/2)*[.E35])/([.D34]-[.C35]+(1/2)*[.E35])" office:value-type="float" office:value="0.0000267465429749285" calcext:value-type="float">
            <text:p>2,67465429749285E-05</text:p>
          </table:table-cell>
          <table:table-cell table:formula="of:=(((1/2)*([.B35]-[.B34])+[.B34])*([.D34]-[.C35])+((1/3)*([.B35]-[.B34])+[.B34])*(1/2)*[.E35])/([.D34]-[.C35]+(1/2)*[.E35])" office:value-type="float" office:value="0.061196526185397" calcext:value-type="float">
            <text:p>0,061196526185397</text:p>
          </table:table-cell>
          <table:table-cell table:formula="of:=DEGREES(ATAN(([.G34]-[.I34])/([.H34]-[.F34])))" office:value-type="float" office:value="-75.7757340528103" calcext:value-type="float">
            <text:p>-75,7757340528103</text:p>
          </table:table-cell>
          <table:table-cell table:formula="of:=DEGREES(ATAN(([.C35]-[.C34])/([.B35]-[.B34])))" office:value-type="float" office:value="-0.00985579403814426" calcext:value-type="float">
            <text:p>-0,009855794038144</text:p>
          </table:table-cell>
          <table:table-cell table:formula="of:=[.J34]-[.K34]" office:value-type="float" office:value="-75.7658782587722" calcext:value-type="float">
            <text:p>-75,7658782587722</text:p>
          </table:table-cell>
          <table:table-cell table:formula="of:=ABS([.L34])" office:value-type="float" office:value="75.7658782587722" calcext:value-type="float">
            <text:p>75,7658782587722</text:p>
          </table:table-cell>
          <table:table-cell table:formula="of:=[.B34]+0.5*([.B35]-[.B34])" office:value-type="float" office:value="0.0611546489367912" calcext:value-type="float">
            <text:p>0,061154648936791</text:p>
          </table:table-cell>
          <table:table-cell table:formula="of:=[.C34]+0.5*([.C35]-[.C34])" office:value-type="float" office:value="0.0000212380965030267" calcext:value-type="float">
            <text:p>2,12380965030267E-05</text:p>
          </table:table-cell>
          <table:table-cell table:formula="of:=SQRT(([.B35]-[.N34])^2+([.C35]-[.O34])^2)*SQRT(([.F34]-[.O34])^2+([.G34]-[.N34])^2)" office:value-type="float" office:value="0.0000000686438619605691" calcext:value-type="float">
            <text:p>6,86438619605691E-08</text:p>
          </table:table-cell>
          <table:table-cell table:formula="of:=(-([.B35]-[.N34])*([.F34]-[.O34])+([.C35]-[.O34])*([.G34]-[.N34]))/[.P34]" office:value-type="float" office:value="0.439032878183108" calcext:value-type="float">
            <text:p>0,439032878183108</text:p>
          </table:table-cell>
          <table:table-cell table:formula="of:=DEGREES(ACOS([.Q34]))" office:value-type="float" office:value="63.9578087667324" calcext:value-type="float">
            <text:p>63,957808766732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,063992154391418</text:p>
          </table:table-cell>
          <table:table-cell table:formula="of:=[.C34]+[.E35]" office:value-type="float" office:value="0.0000207499999999962" calcext:value-type="float">
            <text:p>2,07499999999962E-05</text:p>
          </table:table-cell>
          <table:table-cell table:formula="of:=[$Arkusz3.C28]" office:value-type="float" office:value="0.0000322621930060579" calcext:value-type="float">
            <text:p>3,23E-05</text:p>
          </table:table-cell>
          <table:table-cell table:formula="of:=[$Arkusz3.D27]" office:value-type="float" office:value="-0.0000009761930060611" calcext:value-type="float">
            <text:p>-9,761930060611E-07</text:p>
          </table:table-cell>
          <table:table-cell table:formula="of:=((1/2)*[.C35]*[.C35]+((1/3)*[.E36]+[.C35])*(1/2)*[.E36])/([.C35]+(1/2)*[.E36])" office:value-type="float" office:value="0.0000106117839546014" calcext:value-type="float">
            <text:p>1,06117839546014E-05</text:p>
          </table:table-cell>
          <table:table-cell table:formula="of:=(((1/2)*([.B36]-[.B35])+[.B35])*[.C35]+((2/3)*([.B36]-[.B35])+[.B35])*(1/2)*[.E36])/([.C35]+(1/2)*[.E36])" office:value-type="float" office:value="0.0671201411054202" calcext:value-type="float">
            <text:p>0,06712014110542</text:p>
          </table:table-cell>
          <table:table-cell table:formula="of:=(((1/2)*([.D35]-[.C36])+[.C35]+[.E36])*([.D35]-[.C36])+((2/3)*[.E36]+[.C35])*(1/2)*[.E36])/([.D35]-[.C36]+(1/2)*[.E36])" office:value-type="float" office:value="0.000026737809175378" calcext:value-type="float">
            <text:p>2,6737809175378E-05</text:p>
          </table:table-cell>
          <table:table-cell table:formula="of:=(((1/2)*([.B36]-[.B35])+[.B35])*([.D35]-[.C36])+((1/3)*([.B36]-[.B35])+[.B35])*(1/2)*[.E36])/([.D35]-[.C36]+(1/2)*[.E36])" office:value-type="float" office:value="0.067053147953224" calcext:value-type="float">
            <text:p>0,067053147953224</text:p>
          </table:table-cell>
          <table:table-cell table:formula="of:=DEGREES(ATAN(([.G35]-[.I35])/([.H35]-[.F35])))" office:value-type="float" office:value="76.4657247550995" calcext:value-type="float">
            <text:p>76,4657247550995</text:p>
          </table:table-cell>
          <table:table-cell table:formula="of:=DEGREES(ATAN(([.C36]-[.C35])/([.B36]-[.B35])))" office:value-type="float" office:value="0.00867441098186274" calcext:value-type="float">
            <text:p>0,008674410981863</text:p>
          </table:table-cell>
          <table:table-cell table:formula="of:=[.J35]-[.K35]" office:value-type="float" office:value="76.4570503441176" calcext:value-type="float">
            <text:p>76,4570503441176</text:p>
          </table:table-cell>
          <table:table-cell table:formula="of:=ABS([.L35])" office:value-type="float" office:value="76.4570503441176" calcext:value-type="float">
            <text:p>76,4570503441176</text:p>
          </table:table-cell>
          <table:table-cell table:formula="of:=[.B35]+0.5*([.B36]-[.B35])" office:value-type="float" office:value="0.0670972119495672" calcext:value-type="float">
            <text:p>0,067097211949567</text:p>
          </table:table-cell>
          <table:table-cell table:formula="of:=[.C35]+0.5*([.C36]-[.C35])" office:value-type="float" office:value="0.0000212200965030268" calcext:value-type="float">
            <text:p>2,12200965030268E-05</text:p>
          </table:table-cell>
          <table:table-cell table:formula="of:=SQRT(([.B36]-[.N35])^2+([.C36]-[.O35])^2)*SQRT(([.F35]-[.O35])^2+([.G35]-[.N35])^2)" office:value-type="float" office:value="0.0000000784469608491527" calcext:value-type="float">
            <text:p>7,84469608491527E-08</text:p>
          </table:table-cell>
          <table:table-cell table:formula="of:=(-([.B36]-[.N35])*([.F35]-[.O35])+([.C36]-[.O35])*([.G35]-[.N35]))/[.P35]" office:value-type="float" office:value="0.420031568043058" calcext:value-type="float">
            <text:p>0,420031568043058</text:p>
          </table:table-cell>
          <table:table-cell table:formula="of:=DEGREES(ACOS([.Q35]))" office:value-type="float" office:value="65.1634194721133" calcext:value-type="float">
            <text:p>65,163419472113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,070202269507717</text:p>
          </table:table-cell>
          <table:table-cell table:formula="of:=[.C35]+[.E36]" office:value-type="float" office:value="0.0000216901930060575" calcext:value-type="float">
            <text:p>2,16901930060575E-05</text:p>
          </table:table-cell>
          <table:table-cell table:formula="of:=[$Arkusz3.C29]" office:value-type="float" office:value="0.0000322621930060579" calcext:value-type="float">
            <text:p>3,23E-05</text:p>
          </table:table-cell>
          <table:table-cell table:formula="of:=[$Arkusz3.D28]" office:value-type="float" office:value="0.000000940193006061303" calcext:value-type="float">
            <text:p>9,40193006061303E-07</text:p>
          </table:table-cell>
          <table:table-cell table:formula="of:=((1/2)*[.C36]*[.C36]+((1/3)*[.E37]+[.C36])*(1/2)*[.E37])/([.C36]+(1/2)*[.E37])" office:value-type="float" office:value="0.0000106416121972579" calcext:value-type="float">
            <text:p>1,06416121972579E-05</text:p>
          </table:table-cell>
          <table:table-cell table:formula="of:=(((1/2)*([.B37]-[.B36])+[.B36])*[.C36]+((2/3)*([.B37]-[.B36])+[.B36])*(1/2)*[.E37])/([.C36]+(1/2)*[.E37])" office:value-type="float" office:value="0.073579039157372" calcext:value-type="float">
            <text:p>0,073579039157372</text:p>
          </table:table-cell>
          <table:table-cell table:formula="of:=(((1/2)*([.D36]-[.C37])+[.C36]+[.E37])*([.D36]-[.C37])+((2/3)*[.E37]+[.C36])*(1/2)*[.E37])/([.D36]-[.C37]+(1/2)*[.E37])" office:value-type="float" office:value="0.0000267688485355834" calcext:value-type="float">
            <text:p>2,67688485355834E-05</text:p>
          </table:table-cell>
          <table:table-cell table:formula="of:=(((1/2)*([.B37]-[.B36])+[.B36])*([.D36]-[.C37])+((1/3)*([.B37]-[.B36])+[.B36])*(1/2)*[.E37])/([.D36]-[.C37]+(1/2)*[.E37])" office:value-type="float" office:value="0.0736430975964935" calcext:value-type="float">
            <text:p>0,073643097596494</text:p>
          </table:table-cell>
          <table:table-cell table:formula="of:=DEGREES(ATAN(([.G36]-[.I36])/([.H36]-[.F36])))" office:value-type="float" office:value="-75.8689849499977" calcext:value-type="float">
            <text:p>-75,8689849499977</text:p>
          </table:table-cell>
          <table:table-cell table:formula="of:=DEGREES(ATAN(([.C37]-[.C36])/([.B37]-[.B36])))" office:value-type="float" office:value="-0.00690529296990004" calcext:value-type="float">
            <text:p>-0,0069052929699</text:p>
          </table:table-cell>
          <table:table-cell table:formula="of:=[.J36]-[.K36]" office:value-type="float" office:value="-75.8620796570277" calcext:value-type="float">
            <text:p>-75,8620796570277</text:p>
          </table:table-cell>
          <table:table-cell table:formula="of:=ABS([.L36])" office:value-type="float" office:value="75.8620796570277" calcext:value-type="float">
            <text:p>75,8620796570277</text:p>
          </table:table-cell>
          <table:table-cell table:formula="of:=[.B36]+0.5*([.B37]-[.B36])" office:value-type="float" office:value="0.0736008437486133" calcext:value-type="float">
            <text:p>0,073600843748613</text:p>
          </table:table-cell>
          <table:table-cell table:formula="of:=[.C36]+0.5*([.C37]-[.C36])" office:value-type="float" office:value="0.0000212805965030268" calcext:value-type="float">
            <text:p>2,12805965030268E-05</text:p>
          </table:table-cell>
          <table:table-cell table:formula="of:=SQRT(([.B37]-[.N36])^2+([.C37]-[.O36])^2)*SQRT(([.F36]-[.O36])^2+([.G36]-[.N36])^2)" office:value-type="float" office:value="0.0000000824550561391968" calcext:value-type="float">
            <text:p>8,24550561391968E-08</text:p>
          </table:table-cell>
          <table:table-cell table:formula="of:=(-([.B37]-[.N36])*([.F36]-[.O36])+([.C37]-[.O36])*([.G36]-[.N36]))/[.P36]" office:value-type="float" office:value="0.438618452143913" calcext:value-type="float">
            <text:p>0,438618452143913</text:p>
          </table:table-cell>
          <table:table-cell table:formula="of:=DEGREES(ACOS([.Q36]))" office:value-type="float" office:value="63.9842338695605" calcext:value-type="float">
            <text:p>63,984233869560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,07699941798951</text:p>
          </table:table-cell>
          <table:table-cell table:formula="of:=[.C36]+[.E37]" office:value-type="float" office:value="0.0000208709999999962" calcext:value-type="float">
            <text:p>2,08709999999962E-05</text:p>
          </table:table-cell>
          <table:table-cell table:formula="of:=[$Arkusz3.C30]" office:value-type="float" office:value="0.000032262193006058" calcext:value-type="float">
            <text:p>3,23E-05</text:p>
          </table:table-cell>
          <table:table-cell table:formula="of:=[$Arkusz3.D29]" office:value-type="float" office:value="-0.000000819193006061301" calcext:value-type="float">
            <text:p>-8,19193006061301E-07</text:p>
          </table:table-cell>
          <table:table-cell table:formula="of:=((1/2)*[.C37]*[.C37]+((1/3)*[.E38]+[.C37])*(1/2)*[.E38])/([.C37]+(1/2)*[.E38])" office:value-type="float" office:value="0.0000106322472276247" calcext:value-type="float">
            <text:p>1,06322472276247E-05</text:p>
          </table:table-cell>
          <table:table-cell table:formula="of:=(((1/2)*([.B38]-[.B37])+[.B37])*[.C37]+((2/3)*([.B38]-[.B37])+[.B37])*(1/2)*[.E38])/([.C37]+(1/2)*[.E38])" office:value-type="float" office:value="0.0807427396610336" calcext:value-type="float">
            <text:p>0,080742739661034</text:p>
          </table:table-cell>
          <table:table-cell table:formula="of:=(((1/2)*([.D37]-[.C38])+[.C37]+[.E38])*([.D37]-[.C38])+((2/3)*[.E38]+[.C37])*(1/2)*[.E38])/([.D37]-[.C38]+(1/2)*[.E38])" office:value-type="float" office:value="0.0000267598272525303" calcext:value-type="float">
            <text:p>2,67598272525303E-05</text:p>
          </table:table-cell>
          <table:table-cell table:formula="of:=(((1/2)*([.B38]-[.B37])+[.B37])*([.D37]-[.C38])+((1/3)*([.B38]-[.B37])+[.B37])*(1/2)*[.E38])/([.D37]-[.C38]+(1/2)*[.E38])" office:value-type="float" office:value="0.0806758349888533" calcext:value-type="float">
            <text:p>0,080675834988853</text:p>
          </table:table-cell>
          <table:table-cell table:formula="of:=DEGREES(ATAN(([.G37]-[.I37])/([.H37]-[.F37])))" office:value-type="float" office:value="76.4472272521807" calcext:value-type="float">
            <text:p>76,4472272521807</text:p>
          </table:table-cell>
          <table:table-cell table:formula="of:=DEGREES(ATAN(([.C38]-[.C37])/([.B38]-[.B37])))" office:value-type="float" office:value="0.00602287846013113" calcext:value-type="float">
            <text:p>0,006022878460131</text:p>
          </table:table-cell>
          <table:table-cell table:formula="of:=[.J37]-[.K37]" office:value-type="float" office:value="76.4412043737206" calcext:value-type="float">
            <text:p>76,4412043737206</text:p>
          </table:table-cell>
          <table:table-cell table:formula="of:=ABS([.L37])" office:value-type="float" office:value="76.4412043737206" calcext:value-type="float">
            <text:p>76,4412043737206</text:p>
          </table:table-cell>
          <table:table-cell table:formula="of:=[.B37]+0.5*([.B38]-[.B37])" office:value-type="float" office:value="0.0807199278871921" calcext:value-type="float">
            <text:p>0,080719927887192</text:p>
          </table:table-cell>
          <table:table-cell table:formula="of:=[.C37]+0.5*([.C38]-[.C37])" office:value-type="float" office:value="0.000021262096503027" calcext:value-type="float">
            <text:p>2,1262096503027E-05</text:p>
          </table:table-cell>
          <table:table-cell table:formula="of:=SQRT(([.B38]-[.N37])^2+([.C38]-[.O37])^2)*SQRT(([.F37]-[.O37])^2+([.G37]-[.N37])^2)" office:value-type="float" office:value="0.000000093633543308582" calcext:value-type="float">
            <text:p>9,3633543308582E-08</text:p>
          </table:table-cell>
          <table:table-cell table:formula="of:=(-([.B38]-[.N37])*([.F37]-[.O37])+([.C38]-[.O37])*([.G37]-[.N37]))/[.P37]" office:value-type="float" office:value="0.422470192275138" calcext:value-type="float">
            <text:p>0,422470192275138</text:p>
          </table:table-cell>
          <table:table-cell table:formula="of:=DEGREES(ACOS([.Q37]))" office:value-type="float" office:value="65.0093604319338" calcext:value-type="float">
            <text:p>65,0093604319338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,084440437784874</text:p>
          </table:table-cell>
          <table:table-cell table:formula="of:=[.C37]+[.E38]" office:value-type="float" office:value="0.0000216531930060578" calcext:value-type="float">
            <text:p>2,16531930060578E-05</text:p>
          </table:table-cell>
          <table:table-cell table:formula="of:=[$Arkusz3.C31]" office:value-type="float" office:value="0.0000322621930060581" calcext:value-type="float">
            <text:p>3,23E-05</text:p>
          </table:table-cell>
          <table:table-cell table:formula="of:=[$Arkusz3.D30]" office:value-type="float" office:value="0.0000007821930060616" calcext:value-type="float">
            <text:p>7,821930060616E-07</text:p>
          </table:table-cell>
          <table:table-cell table:formula="of:=((1/2)*[.C38]*[.C38]+((1/3)*[.E39]+[.C38])*(1/2)*[.E39])/([.C38]+(1/2)*[.E39])" office:value-type="float" office:value="0.0000106557216113784" calcext:value-type="float">
            <text:p>1,06557216113784E-05</text:p>
          </table:table-cell>
          <table:table-cell table:formula="of:=(((1/2)*([.B39]-[.B38])+[.B38])*[.C38]+((2/3)*([.B39]-[.B38])+[.B38])*(1/2)*[.E39])/([.C38]+(1/2)*[.E39])" office:value-type="float" office:value="0.0884921003035218" calcext:value-type="float">
            <text:p>0,088492100303522</text:p>
          </table:table-cell>
          <table:table-cell table:formula="of:=(((1/2)*([.D38]-[.C39])+[.C38]+[.E39])*([.D38]-[.C39])+((2/3)*[.E39]+[.C38])*(1/2)*[.E39])/([.D38]-[.C39]+(1/2)*[.E39])" office:value-type="float" office:value="0.000026784098246642" calcext:value-type="float">
            <text:p>2,6784098246642E-05</text:p>
          </table:table-cell>
          <table:table-cell table:formula="of:=(((1/2)*([.B39]-[.B38])+[.B38])*([.D38]-[.C39])+((1/3)*([.B39]-[.B38])+[.B38])*(1/2)*[.E39])/([.D38]-[.C39]+(1/2)*[.E39])" office:value-type="float" office:value="0.0885565918515468" calcext:value-type="float">
            <text:p>0,088556591851547</text:p>
          </table:table-cell>
          <table:table-cell table:formula="of:=DEGREES(ATAN(([.G38]-[.I38])/([.H38]-[.F38])))" office:value-type="float" office:value="-75.959166399908" calcext:value-type="float">
            <text:p>-75,959166399908</text:p>
          </table:table-cell>
          <table:table-cell table:formula="of:=DEGREES(ATAN(([.C39]-[.C38])/([.B39]-[.B38])))" office:value-type="float" office:value="-0.00483278656504445" calcext:value-type="float">
            <text:p>-0,004832786565044</text:p>
          </table:table-cell>
          <table:table-cell table:formula="of:=[.J38]-[.K38]" office:value-type="float" office:value="-75.954333613343" calcext:value-type="float">
            <text:p>-75,954333613343</text:p>
          </table:table-cell>
          <table:table-cell table:formula="of:=ABS([.L38])" office:value-type="float" office:value="75.954333613343" calcext:value-type="float">
            <text:p>75,954333613343</text:p>
          </table:table-cell>
          <table:table-cell table:formula="of:=[.B38]+0.5*([.B39]-[.B38])" office:value-type="float" office:value="0.0885139943484568" calcext:value-type="float">
            <text:p>0,088513994348457</text:p>
          </table:table-cell>
          <table:table-cell table:formula="of:=[.C38]+0.5*([.C39]-[.C38])" office:value-type="float" office:value="0.000021309596503027" calcext:value-type="float">
            <text:p>2,1309596503027E-05</text:p>
          </table:table-cell>
          <table:table-cell table:formula="of:=SQRT(([.B39]-[.N38])^2+([.C39]-[.O38])^2)*SQRT(([.F38]-[.O38])^2+([.G38]-[.N38])^2)" office:value-type="float" office:value="0.0000000991853939967721" calcext:value-type="float">
            <text:p>9,91853939967721E-08</text:p>
          </table:table-cell>
          <table:table-cell table:formula="of:=(-([.B39]-[.N38])*([.F38]-[.O38])+([.C39]-[.O38])*([.G38]-[.N38]))/[.P38]" office:value-type="float" office:value="0.437631822193033" calcext:value-type="float">
            <text:p>0,437631822193033</text:p>
          </table:table-cell>
          <table:table-cell table:formula="of:=DEGREES(ACOS([.Q38]))" office:value-type="float" office:value="64.0471205723135" calcext:value-type="float">
            <text:p>64,047120572313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,09258755091204</text:p>
          </table:table-cell>
          <table:table-cell table:formula="of:=[.C38]+[.E39]" office:value-type="float" office:value="0.0000209659999999962" calcext:value-type="float">
            <text:p>2,09659999999962E-05</text:p>
          </table:table-cell>
          <table:table-cell table:formula="of:=[$Arkusz3.C32]" office:value-type="float" office:value="0.0000322621930060582" calcext:value-type="float">
            <text:p>3,23E-05</text:p>
          </table:table-cell>
          <table:table-cell table:formula="of:=[$Arkusz3.D31]" office:value-type="float" office:value="-0.000000687193006061598" calcext:value-type="float">
            <text:p>-6,87193006061598E-07</text:p>
          </table:table-cell>
          <table:table-cell table:formula="of:=((1/2)*[.C39]*[.C39]+((1/3)*[.E40]+[.C39])*(1/2)*[.E40])/([.C39]+(1/2)*[.E40])" office:value-type="float" office:value="0.0000106466281022544" calcext:value-type="float">
            <text:p>1,06466281022544E-05</text:p>
          </table:table-cell>
          <table:table-cell table:formula="of:=(((1/2)*([.B40]-[.B39])+[.B39])*[.C39]+((2/3)*([.B40]-[.B39])+[.B39])*(1/2)*[.E40])/([.C39]+(1/2)*[.E40])" office:value-type="float" office:value="0.0970709552182683" calcext:value-type="float">
            <text:p>0,097070955218268</text:p>
          </table:table-cell>
          <table:table-cell table:formula="of:=(((1/2)*([.D39]-[.C40])+[.C39]+[.E40])*([.D39]-[.C40])+((2/3)*[.E40]+[.C39])*(1/2)*[.E40])/([.D39]-[.C40]+(1/2)*[.E40])" office:value-type="float" office:value="0.0000267752841906024" calcext:value-type="float">
            <text:p>2,67752841906024E-05</text:p>
          </table:table-cell>
          <table:table-cell table:formula="of:=(((1/2)*([.B40]-[.B39])+[.B39])*([.D39]-[.C40])+((1/3)*([.B40]-[.B39])+[.B39])*(1/2)*[.E40])/([.D39]-[.C40]+(1/2)*[.E40])" office:value-type="float" office:value="0.0970040879409532" calcext:value-type="float">
            <text:p>0,097004087940953</text:p>
          </table:table-cell>
          <table:table-cell table:formula="of:=DEGREES(ATAN(([.G39]-[.I39])/([.H39]-[.F39])))" office:value-type="float" office:value="76.4390564453532" calcext:value-type="float">
            <text:p>76,4390564453532</text:p>
          </table:table-cell>
          <table:table-cell table:formula="of:=DEGREES(ATAN(([.C40]-[.C39])/([.B40]-[.B39])))" office:value-type="float" office:value="0.00418217899257644" calcext:value-type="float">
            <text:p>0,004182178992576</text:p>
          </table:table-cell>
          <table:table-cell table:formula="of:=[.J39]-[.K39]" office:value-type="float" office:value="76.4348742663606" calcext:value-type="float">
            <text:p>76,4348742663606</text:p>
          </table:table-cell>
          <table:table-cell table:formula="of:=ABS([.L39])" office:value-type="float" office:value="76.4348742663606" calcext:value-type="float">
            <text:p>76,4348742663606</text:p>
          </table:table-cell>
          <table:table-cell table:formula="of:=[.B39]+0.5*([.B40]-[.B39])" office:value-type="float" office:value="0.0970482173368558" calcext:value-type="float">
            <text:p>0,097048217336856</text:p>
          </table:table-cell>
          <table:table-cell table:formula="of:=[.C39]+0.5*([.C40]-[.C39])" office:value-type="float" office:value="0.0000212915965030271" calcext:value-type="float">
            <text:p>2,12915965030271E-05</text:p>
          </table:table-cell>
          <table:table-cell table:formula="of:=SQRT(([.B40]-[.N39])^2+([.C40]-[.O39])^2)*SQRT(([.F39]-[.O39])^2+([.G39]-[.N39])^2)" office:value-type="float" office:value="0.000000111990856738481" calcext:value-type="float">
            <text:p>1,11990856738481E-07</text:p>
          </table:table-cell>
          <table:table-cell table:formula="of:=(-([.B40]-[.N39])*([.F39]-[.O39])+([.C40]-[.O39])*([.G39]-[.N39]))/[.P39]" office:value-type="float" office:value="0.424061909126489" calcext:value-type="float">
            <text:p>0,424061909126489</text:p>
          </table:table-cell>
          <table:table-cell table:formula="of:=DEGREES(ACOS([.Q39]))" office:value-type="float" office:value="64.9087002443322" calcext:value-type="float">
            <text:p>64,908700244332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,101508883761672</text:p>
          </table:table-cell>
          <table:table-cell table:formula="of:=[.C39]+[.E40]" office:value-type="float" office:value="0.000021617193006058" calcext:value-type="float">
            <text:p>2,1617193006058E-05</text:p>
          </table:table-cell>
          <table:table-cell table:formula="of:=[$Arkusz3.C33]" office:value-type="float" office:value="0.0000322621930060583" calcext:value-type="float">
            <text:p>3,23E-05</text:p>
          </table:table-cell>
          <table:table-cell table:formula="of:=[$Arkusz3.D32]" office:value-type="float" office:value="0.0000006511930060618" calcext:value-type="float">
            <text:p>6,511930060618E-07</text:p>
          </table:table-cell>
          <table:table-cell table:formula="of:=((1/2)*[.C40]*[.C40]+((1/3)*[.E41]+[.C40])*(1/2)*[.E41])/([.C40]+(1/2)*[.E41])" office:value-type="float" office:value="0.0000106654445502574" calcext:value-type="float">
            <text:p>1,06654445502574E-05</text:p>
          </table:table-cell>
          <table:table-cell table:formula="of:=(((1/2)*([.B41]-[.B40])+[.B40])*[.C40]+((2/3)*([.B41]-[.B40])+[.B40])*(1/2)*[.E41])/([.C40]+(1/2)*[.E41])" office:value-type="float" office:value="0.106372004375173" calcext:value-type="float">
            <text:p>0,106372004375173</text:p>
          </table:table-cell>
          <table:table-cell table:formula="of:=(((1/2)*([.D40]-[.C41])+[.C40]+[.E41])*([.D40]-[.C41])+((2/3)*[.E41]+[.C40])*(1/2)*[.E41])/([.D40]-[.C41]+(1/2)*[.E41])" office:value-type="float" office:value="0.000026794633819739" calcext:value-type="float">
            <text:p>2,6794633819739E-05</text:p>
          </table:table-cell>
          <table:table-cell table:formula="of:=(((1/2)*([.B41]-[.B40])+[.B40])*([.D40]-[.C41])+((1/3)*([.B41]-[.B40])+[.B40])*(1/2)*[.E41])/([.D40]-[.C41]+(1/2)*[.E41])" office:value-type="float" office:value="0.106436796413286" calcext:value-type="float">
            <text:p>0,106436796413286</text:p>
          </table:table-cell>
          <table:table-cell table:formula="of:=DEGREES(ATAN(([.G40]-[.I40])/([.H40]-[.F40])))" office:value-type="float" office:value="-76.0210488986139" calcext:value-type="float">
            <text:p>-76,0210488986139</text:p>
          </table:table-cell>
          <table:table-cell table:formula="of:=DEGREES(ATAN(([.C41]-[.C40])/([.B41]-[.B40])))" office:value-type="float" office:value="-0.00337314385772071" calcext:value-type="float">
            <text:p>-0,003373143857721</text:p>
          </table:table-cell>
          <table:table-cell table:formula="of:=[.J40]-[.K40]" office:value-type="float" office:value="-76.0176757547561" calcext:value-type="float">
            <text:p>-76,0176757547561</text:p>
          </table:table-cell>
          <table:table-cell table:formula="of:=ABS([.L40])" office:value-type="float" office:value="76.0176757547561" calcext:value-type="float">
            <text:p>76,0176757547561</text:p>
          </table:table-cell>
          <table:table-cell table:formula="of:=[.B40]+0.5*([.B41]-[.B40])" office:value-type="float" office:value="0.106393960266677" calcext:value-type="float">
            <text:p>0,106393960266677</text:p>
          </table:table-cell>
          <table:table-cell table:formula="of:=[.C40]+0.5*([.C41]-[.C40])" office:value-type="float" office:value="0.0000213295965030271" calcext:value-type="float">
            <text:p>2,13295965030271E-05</text:p>
          </table:table-cell>
          <table:table-cell table:formula="of:=SQRT(([.B41]-[.N40])^2+([.C41]-[.O40])^2)*SQRT(([.F40]-[.O40])^2+([.G40]-[.N40])^2)" office:value-type="float" office:value="0.00000011923843442825" calcext:value-type="float">
            <text:p>1,1923843442825E-07</text:p>
          </table:table-cell>
          <table:table-cell table:formula="of:=(-([.B41]-[.N40])*([.F40]-[.O40])+([.C41]-[.O40])*([.G40]-[.N40]))/[.P40]" office:value-type="float" office:value="0.436952337035605" calcext:value-type="float">
            <text:p>0,436952337035605</text:p>
          </table:table-cell>
          <table:table-cell table:formula="of:=DEGREES(ACOS([.Q40]))" office:value-type="float" office:value="64.0904106728435" calcext:value-type="float">
            <text:p>64,090410672843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,111279036771681</text:p>
          </table:table-cell>
          <table:table-cell table:formula="of:=[.C40]+[.E41]" office:value-type="float" office:value="0.0000210419999999963" calcext:value-type="float">
            <text:p>2,10419999999963E-05</text:p>
          </table:table-cell>
          <table:table-cell table:formula="of:=[$Arkusz3.C34]" office:value-type="float" office:value="0.0000322621930060585" calcext:value-type="float">
            <text:p>3,23E-05</text:p>
          </table:table-cell>
          <table:table-cell table:formula="of:=[$Arkusz3.D33]" office:value-type="float" office:value="-0.000000575193006061702" calcext:value-type="float">
            <text:p>-5,75193006061702E-07</text:p>
          </table:table-cell>
          <table:table-cell table:formula="of:=((1/2)*[.C41]*[.C41]+((1/3)*[.E42]+[.C41])*(1/2)*[.E42])/([.C41]+(1/2)*[.E42])" office:value-type="float" office:value="0.000010656870858637" calcext:value-type="float">
            <text:p>1,0656870858637E-05</text:p>
          </table:table-cell>
          <table:table-cell table:formula="of:=(((1/2)*([.B42]-[.B41])+[.B41])*[.C41]+((2/3)*([.B42]-[.B41])+[.B41])*(1/2)*[.E42])/([.C41]+(1/2)*[.E42])" office:value-type="float" office:value="0.116652016111331" calcext:value-type="float">
            <text:p>0,116652016111331</text:p>
          </table:table-cell>
          <table:table-cell table:formula="of:=(((1/2)*([.D41]-[.C42])+[.C41]+[.E42])*([.D41]-[.C42])+((2/3)*[.E42]+[.C41])*(1/2)*[.E42])/([.D41]-[.C42]+(1/2)*[.E42])" office:value-type="float" office:value="0.0000267862802162517" calcext:value-type="float">
            <text:p>2,67862802162517E-05</text:p>
          </table:table-cell>
          <table:table-cell table:formula="of:=(((1/2)*([.B42]-[.B41])+[.B41])*([.D41]-[.C42])+((1/3)*([.B42]-[.B41])+[.B41])*(1/2)*[.E42])/([.D41]-[.C42]+(1/2)*[.E42])" office:value-type="float" office:value="0.116585298365185" calcext:value-type="float">
            <text:p>0,116585298365185</text:p>
          </table:table-cell>
          <table:table-cell table:formula="of:=DEGREES(ATAN(([.G41]-[.I41])/([.H41]-[.F41])))" office:value-type="float" office:value="76.4091778357618" calcext:value-type="float">
            <text:p>76,4091778357618</text:p>
          </table:table-cell>
          <table:table-cell table:formula="of:=DEGREES(ATAN(([.C42]-[.C41])/([.B42]-[.B41])))" office:value-type="float" office:value="0.00289776909981409" calcext:value-type="float">
            <text:p>0,002897769099814</text:p>
          </table:table-cell>
          <table:table-cell table:formula="of:=[.J41]-[.K41]" office:value-type="float" office:value="76.406280066662" calcext:value-type="float">
            <text:p>76,406280066662</text:p>
          </table:table-cell>
          <table:table-cell table:formula="of:=ABS([.L41])" office:value-type="float" office:value="76.406280066662" calcext:value-type="float">
            <text:p>76,406280066662</text:p>
          </table:table-cell>
          <table:table-cell table:formula="of:=[.B41]+0.5*([.B42]-[.B41])" office:value-type="float" office:value="0.116629372504936" calcext:value-type="float">
            <text:p>0,116629372504936</text:p>
          </table:table-cell>
          <table:table-cell table:formula="of:=[.C41]+0.5*([.C42]-[.C41])" office:value-type="float" office:value="0.0000213125965030273" calcext:value-type="float">
            <text:p>2,13125965030273E-05</text:p>
          </table:table-cell>
          <table:table-cell table:formula="of:=SQRT(([.B42]-[.N41])^2+([.C42]-[.O41])^2)*SQRT(([.F41]-[.O41])^2+([.G41]-[.N41])^2)" office:value-type="float" office:value="0.000000133895014066806" calcext:value-type="float">
            <text:p>1,33895014066806E-07</text:p>
          </table:table-cell>
          <table:table-cell table:formula="of:=(-([.B42]-[.N41])*([.F41]-[.O41])+([.C42]-[.O41])*([.G41]-[.N41]))/[.P41]" office:value-type="float" office:value="0.425839881768828" calcext:value-type="float">
            <text:p>0,425839881768828</text:p>
          </table:table-cell>
          <table:table-cell table:formula="of:=DEGREES(ACOS([.Q41]))" office:value-type="float" office:value="64.7961632251762" calcext:value-type="float">
            <text:p>64,796163225176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,12197970823819</text:p>
          </table:table-cell>
          <table:table-cell table:formula="of:=[.C41]+[.E42]" office:value-type="float" office:value="0.0000215831930060583" calcext:value-type="float">
            <text:p>2,15831930060583E-05</text:p>
          </table:table-cell>
          <table:table-cell table:formula="of:=[$Arkusz3.C35]" office:value-type="float" office:value="0.0000322621930060586" calcext:value-type="float">
            <text:p>3,23E-05</text:p>
          </table:table-cell>
          <table:table-cell table:formula="of:=[$Arkusz3.D34]" office:value-type="float" office:value="0.000000541193006062" calcext:value-type="float">
            <text:p>5,41193006062E-07</text:p>
          </table:table-cell>
          <table:table-cell table:formula="of:=((1/2)*[.C42]*[.C42]+((1/3)*[.E43]+[.C42])*(1/2)*[.E43])/([.C42]+(1/2)*[.E43])" office:value-type="float" office:value="0.0000106717502948976" calcext:value-type="float">
            <text:p>1,06717502948976E-05</text:p>
          </table:table-cell>
          <table:table-cell table:formula="of:=(((1/2)*([.B43]-[.B42])+[.B42])*[.C42]+((2/3)*([.B43]-[.B42])+[.B42])*(1/2)*[.E43])/([.C42]+(1/2)*[.E43])" office:value-type="float" office:value="0.127818021545242" calcext:value-type="float">
            <text:p>0,127818021545242</text:p>
          </table:table-cell>
          <table:table-cell table:formula="of:=(((1/2)*([.D42]-[.C43])+[.C42]+[.E43])*([.D42]-[.C43])+((2/3)*[.E43]+[.C42])*(1/2)*[.E43])/([.D42]-[.C43]+(1/2)*[.E43])" office:value-type="float" office:value="0.000026801511225601" calcext:value-type="float">
            <text:p>2,6801511225601E-05</text:p>
          </table:table-cell>
          <table:table-cell table:formula="of:=(((1/2)*([.B43]-[.B42])+[.B42])*([.D42]-[.C43])+((1/3)*([.B43]-[.B42])+[.B42])*(1/2)*[.E43])/([.D42]-[.C43]+(1/2)*[.E43])" office:value-type="float" office:value="0.127883084009916" calcext:value-type="float">
            <text:p>0,127883084009916</text:p>
          </table:table-cell>
          <table:table-cell table:formula="of:=DEGREES(ATAN(([.G42]-[.I42])/([.H42]-[.F42])))" office:value-type="float" office:value="-76.07641204163" calcext:value-type="float">
            <text:p>-76,07641204163</text:p>
          </table:table-cell>
          <table:table-cell table:formula="of:=DEGREES(ATAN(([.C43]-[.C42])/([.B43]-[.B42])))" office:value-type="float" office:value="-0.00235228277469556" calcext:value-type="float">
            <text:p>-0,002352282774696</text:p>
          </table:table-cell>
          <table:table-cell table:formula="of:=[.J42]-[.K42]" office:value-type="float" office:value="-76.0740597588553" calcext:value-type="float">
            <text:p>-76,0740597588553</text:p>
          </table:table-cell>
          <table:table-cell table:formula="of:=ABS([.L42])" office:value-type="float" office:value="76.0740597588553" calcext:value-type="float">
            <text:p>76,0740597588553</text:p>
          </table:table-cell>
          <table:table-cell table:formula="of:=[.B42]+0.5*([.B43]-[.B42])" office:value-type="float" office:value="0.127840042858598" calcext:value-type="float">
            <text:p>0,127840042858598</text:p>
          </table:table-cell>
          <table:table-cell table:formula="of:=[.C42]+0.5*([.C43]-[.C42])" office:value-type="float" office:value="0.0000213425965030273" calcext:value-type="float">
            <text:p>2,13425965030273E-05</text:p>
          </table:table-cell>
          <table:table-cell table:formula="of:=SQRT(([.B43]-[.N42])^2+([.C43]-[.O42])^2)*SQRT(([.F42]-[.O42])^2+([.G42]-[.N42])^2)" office:value-type="float" office:value="0.000000143405298148702" calcext:value-type="float">
            <text:p>1,43405298148702E-07</text:p>
          </table:table-cell>
          <table:table-cell table:formula="of:=(-([.B43]-[.N42])*([.F42]-[.O42])+([.C43]-[.O42])*([.G42]-[.N42]))/[.P42]" office:value-type="float" office:value="0.436106814189581" calcext:value-type="float">
            <text:p>0,436106814189581</text:p>
          </table:table-cell>
          <table:table-cell table:formula="of:=DEGREES(ACOS([.Q42]))" office:value-type="float" office:value="64.1442568849643" calcext:value-type="float">
            <text:p>64,144256884964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,133700377479006</text:p>
          </table:table-cell>
          <table:table-cell table:formula="of:=[.C42]+[.E43]" office:value-type="float" office:value="0.0000211019999999963" calcext:value-type="float">
            <text:p>2,11019999999963E-05</text:p>
          </table:table-cell>
          <table:table-cell table:formula="of:=[$Arkusz3.C36]" office:value-type="float" office:value="0.0000322621930060587" calcext:value-type="float">
            <text:p>3,23E-05</text:p>
          </table:table-cell>
          <table:table-cell table:formula="of:=[$Arkusz3.D35]" office:value-type="float" office:value="-0.000000481193006062" calcext:value-type="float">
            <text:p>-4,81193006062E-07</text:p>
          </table:table-cell>
          <table:table-cell table:formula="of:=((1/2)*[.C43]*[.C43]+((1/3)*[.E44]+[.C43])*(1/2)*[.E44])/([.C43]+(1/2)*[.E44])" office:value-type="float" office:value="0.0000106639442144278" calcext:value-type="float">
            <text:p>1,06639442144278E-05</text:p>
          </table:table-cell>
          <table:table-cell table:formula="of:=(((1/2)*([.B44]-[.B43])+[.B43])*[.C43]+((2/3)*([.B44]-[.B43])+[.B43])*(1/2)*[.E44])/([.C43]+(1/2)*[.E44])" office:value-type="float" office:value="0.140142299537034" calcext:value-type="float">
            <text:p>0,140142299537034</text:p>
          </table:table-cell>
          <table:table-cell table:formula="of:=(((1/2)*([.D43]-[.C44])+[.C43]+[.E44])*([.D43]-[.C44])+((2/3)*[.E44]+[.C43])*(1/2)*[.E44])/([.D43]-[.C44]+(1/2)*[.E44])" office:value-type="float" office:value="0.0000267938724943918" calcext:value-type="float">
            <text:p>2,67938724943918E-05</text:p>
          </table:table-cell>
          <table:table-cell table:formula="of:=(((1/2)*([.B44]-[.B43])+[.B43])*([.D43]-[.C44])+((1/3)*([.B44]-[.B43])+[.B43])*(1/2)*[.E44])/([.D43]-[.C44]+(1/2)*[.E44])" office:value-type="float" office:value="0.140075668395536" calcext:value-type="float">
            <text:p>0,140075668395536</text:p>
          </table:table-cell>
          <table:table-cell table:formula="of:=DEGREES(ATAN(([.G43]-[.I43])/([.H43]-[.F43])))" office:value-type="float" office:value="76.3917479037914" calcext:value-type="float">
            <text:p>76,3917479037914</text:p>
          </table:table-cell>
          <table:table-cell table:formula="of:=DEGREES(ATAN(([.C44]-[.C43])/([.B44]-[.B43])))" office:value-type="float" office:value="0.0020090981375724" calcext:value-type="float">
            <text:p>0,002009098137572</text:p>
          </table:table-cell>
          <table:table-cell table:formula="of:=[.J43]-[.K43]" office:value-type="float" office:value="76.3897388056538" calcext:value-type="float">
            <text:p>76,3897388056538</text:p>
          </table:table-cell>
          <table:table-cell table:formula="of:=ABS([.L43])" office:value-type="float" office:value="76.3897388056538" calcext:value-type="float">
            <text:p>76,3897388056538</text:p>
          </table:table-cell>
          <table:table-cell table:formula="of:=[.B43]+0.5*([.B44]-[.B43])" office:value-type="float" office:value="0.140119715270607" calcext:value-type="float">
            <text:p>0,140119715270607</text:p>
          </table:table-cell>
          <table:table-cell table:formula="of:=[.C43]+0.5*([.C44]-[.C43])" office:value-type="float" office:value="0.0000213270965030274" calcext:value-type="float">
            <text:p>2,13270965030274E-05</text:p>
          </table:table-cell>
          <table:table-cell table:formula="of:=SQRT(([.B44]-[.N43])^2+([.C44]-[.O43])^2)*SQRT(([.F43]-[.O43])^2+([.G43]-[.N43])^2)" office:value-type="float" office:value="0.000000160323126175857" calcext:value-type="float">
            <text:p>1,60323126175857E-07</text:p>
          </table:table-cell>
          <table:table-cell table:formula="of:=(-([.B44]-[.N43])*([.F43]-[.O43])+([.C44]-[.O43])*([.G43]-[.N43]))/[.P43]" office:value-type="float" office:value="0.426984314340948" calcext:value-type="float">
            <text:p>0,426984314340948</text:p>
          </table:table-cell>
          <table:table-cell table:formula="of:=DEGREES(ACOS([.Q43]))" office:value-type="float" office:value="64.7236711733163" calcext:value-type="float">
            <text:p>64,7236711733163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,146539053062207</text:p>
          </table:table-cell>
          <table:table-cell table:formula="of:=[.C43]+[.E44]" office:value-type="float" office:value="0.0000215521930060586" calcext:value-type="float">
            <text:p>2,15521930060586E-05</text:p>
          </table:table-cell>
          <table:table-cell table:formula="of:=[$Arkusz3.C37]" office:value-type="float" office:value="0.0000322621930060589" calcext:value-type="float">
            <text:p>3,23E-05</text:p>
          </table:table-cell>
          <table:table-cell table:formula="of:=[$Arkusz3.D36]" office:value-type="float" office:value="0.000000450193006062302" calcext:value-type="float">
            <text:p>4,50193006062302E-07</text:p>
          </table:table-cell>
          <table:table-cell table:formula="of:=((1/2)*[.C44]*[.C44]+((1/3)*[.E45]+[.C44])*(1/2)*[.E45])/([.C44]+(1/2)*[.E45])" office:value-type="float" office:value="0.0000106761123494706" calcext:value-type="float">
            <text:p>1,06761123494706E-05</text:p>
          </table:table-cell>
          <table:table-cell table:formula="of:=(((1/2)*([.B45]-[.B44])+[.B44])*[.C44]+((2/3)*([.B45]-[.B44])+[.B44])*(1/2)*[.E45])/([.C44]+(1/2)*[.E45])" office:value-type="float" office:value="0.153549050959548" calcext:value-type="float">
            <text:p>0,153549050959548</text:p>
          </table:table-cell>
          <table:table-cell table:formula="of:=(((1/2)*([.D44]-[.C45])+[.C44]+[.E45])*([.D44]-[.C45])+((2/3)*[.E45]+[.C44])*(1/2)*[.E45])/([.D44]-[.C45]+(1/2)*[.E45])" office:value-type="float" office:value="0.000026806280077533" calcext:value-type="float">
            <text:p>2,6806280077533E-05</text:p>
          </table:table-cell>
          <table:table-cell table:formula="of:=(((1/2)*([.B45]-[.B44])+[.B44])*([.D44]-[.C45])+((1/3)*([.B45]-[.B44])+[.B44])*(1/2)*[.E45])/([.D44]-[.C45]+(1/2)*[.E45])" office:value-type="float" office:value="0.153614168384007" calcext:value-type="float">
            <text:p>0,153614168384007</text:p>
          </table:table-cell>
          <table:table-cell table:formula="of:=DEGREES(ATAN(([.G44]-[.I44])/([.H44]-[.F44])))" office:value-type="float" office:value="-76.0873697758453" calcext:value-type="float">
            <text:p>-76,0873697758453</text:p>
          </table:table-cell>
          <table:table-cell table:formula="of:=DEGREES(ATAN(([.C45]-[.C44])/([.B45]-[.B44])))" office:value-type="float" office:value="-0.00163442845474162" calcext:value-type="float">
            <text:p>-0,001634428454742</text:p>
          </table:table-cell>
          <table:table-cell table:formula="of:=[.J44]-[.K44]" office:value-type="float" office:value="-76.0857353473906" calcext:value-type="float">
            <text:p>-76,0857353473906</text:p>
          </table:table-cell>
          <table:table-cell table:formula="of:=ABS([.L44])" office:value-type="float" office:value="76.0857353473906" calcext:value-type="float">
            <text:p>76,0857353473906</text:p>
          </table:table-cell>
          <table:table-cell table:formula="of:=[.B44]+0.5*([.B45]-[.B44])" office:value-type="float" office:value="0.153571072709386" calcext:value-type="float">
            <text:p>0,153571072709386</text:p>
          </table:table-cell>
          <table:table-cell table:formula="of:=[.C44]+0.5*([.C45]-[.C44])" office:value-type="float" office:value="0.0000213515965030274" calcext:value-type="float">
            <text:p>2,13515965030274E-05</text:p>
          </table:table-cell>
          <table:table-cell table:formula="of:=SQRT(([.B45]-[.N44])^2+([.C45]-[.O44])^2)*SQRT(([.F44]-[.O44])^2+([.G44]-[.N44])^2)" office:value-type="float" office:value="0.000000172093998948873" calcext:value-type="float">
            <text:p>1,72093998948873E-07</text:p>
          </table:table-cell>
          <table:table-cell table:formula="of:=(-([.B45]-[.N44])*([.F44]-[.O44])+([.C45]-[.O44])*([.G44]-[.N44]))/[.P44]" office:value-type="float" office:value="0.436242008759795" calcext:value-type="float">
            <text:p>0,436242008759795</text:p>
          </table:table-cell>
          <table:table-cell table:formula="of:=DEGREES(ACOS([.Q44]))" office:value-type="float" office:value="64.1356488127962" calcext:value-type="float">
            <text:p>64,135648812796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,160603092356564</text:p>
          </table:table-cell>
          <table:table-cell table:formula="of:=[.C44]+[.E45]" office:value-type="float" office:value="0.0000211509999999963" calcext:value-type="float">
            <text:p>2,11509999999963E-05</text:p>
          </table:table-cell>
          <table:table-cell table:formula="of:=[$Arkusz3.C38]" office:value-type="float" office:value="0.0000322621930060591" calcext:value-type="float">
            <text:p>3,23E-05</text:p>
          </table:table-cell>
          <table:table-cell table:formula="of:=[$Arkusz3.D37]" office:value-type="float" office:value="-0.000000401193006062303" calcext:value-type="float">
            <text:p>-4,01193006062303E-07</text:p>
          </table:table-cell>
          <table:table-cell table:formula="of:=((1/2)*[.C45]*[.C45]+((1/3)*[.E46]+[.C45])*(1/2)*[.E46])/([.C45]+(1/2)*[.E46])" office:value-type="float" office:value="0.0000106693216678222" calcext:value-type="float">
            <text:p>1,06693216678222E-05</text:p>
          </table:table-cell>
          <table:table-cell table:formula="of:=(((1/2)*([.B46]-[.B45])+[.B45])*[.C45]+((2/3)*([.B46]-[.B45])+[.B45])*(1/2)*[.E46])/([.C45]+(1/2)*[.E46])" office:value-type="float" office:value="0.168329111069616" calcext:value-type="float">
            <text:p>0,168329111069616</text:p>
          </table:table-cell>
          <table:table-cell table:formula="of:=(((1/2)*([.D45]-[.C46])+[.C45]+[.E46])*([.D45]-[.C46])+((2/3)*[.E46]+[.C45])*(1/2)*[.E46])/([.D45]-[.C46]+(1/2)*[.E46])" office:value-type="float" office:value="0.0000267996106889964" calcext:value-type="float">
            <text:p>2,67996106889964E-05</text:p>
          </table:table-cell>
          <table:table-cell table:formula="of:=(((1/2)*([.B46]-[.B45])+[.B45])*([.D45]-[.C46])+((1/3)*([.B46]-[.B45])+[.B45])*(1/2)*[.E46])/([.D45]-[.C46]+(1/2)*[.E46])" office:value-type="float" office:value="0.168262616622543" calcext:value-type="float">
            <text:p>0,168262616622543</text:p>
          </table:table-cell>
          <table:table-cell table:formula="of:=DEGREES(ATAN(([.G45]-[.I45])/([.H45]-[.F45])))" office:value-type="float" office:value="76.3645228007144" calcext:value-type="float">
            <text:p>76,3645228007144</text:p>
          </table:table-cell>
          <table:table-cell table:formula="of:=DEGREES(ATAN(([.C46]-[.C45])/([.B46]-[.B45])))" office:value-type="float" office:value="0.00139155386280921" calcext:value-type="float">
            <text:p>0,001391553862809</text:p>
          </table:table-cell>
          <table:table-cell table:formula="of:=[.J45]-[.K45]" office:value-type="float" office:value="76.3631312468516" calcext:value-type="float">
            <text:p>76,3631312468516</text:p>
          </table:table-cell>
          <table:table-cell table:formula="of:=ABS([.L45])" office:value-type="float" office:value="76.3631312468516" calcext:value-type="float">
            <text:p>76,3631312468516</text:p>
          </table:table-cell>
          <table:table-cell table:formula="of:=[.B45]+0.5*([.B46]-[.B45])" office:value-type="float" office:value="0.168306595806732" calcext:value-type="float">
            <text:p>0,168306595806732</text:p>
          </table:table-cell>
          <table:table-cell table:formula="of:=[.C45]+0.5*([.C46]-[.C45])" office:value-type="float" office:value="0.0000213380965030276" calcext:value-type="float">
            <text:p>2,13380965030276E-05</text:p>
          </table:table-cell>
          <table:table-cell table:formula="of:=SQRT(([.B46]-[.N45])^2+([.C46]-[.O45])^2)*SQRT(([.F45]-[.O45])^2+([.G45]-[.N45])^2)" office:value-type="float" office:value="0.000000191933189570956" calcext:value-type="float">
            <text:p>1,91933189570956E-07</text:p>
          </table:table-cell>
          <table:table-cell table:formula="of:=(-([.B46]-[.N45])*([.F45]-[.O45])+([.C46]-[.O45])*([.G45]-[.N45]))/[.P45]" office:value-type="float" office:value="0.428227949854578" calcext:value-type="float">
            <text:p>0,428227949854578</text:p>
          </table:table-cell>
          <table:table-cell table:formula="of:=DEGREES(ACOS([.Q45]))" office:value-type="float" office:value="64.6448461484491" calcext:value-type="float">
            <text:p>64,644846148449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,1760100992569</text:p>
          </table:table-cell>
          <table:table-cell table:formula="of:=[.C45]+[.E46]" office:value-type="float" office:value="0.000021525193006059" calcext:value-type="float">
            <text:p>2,1525193006059E-05</text:p>
          </table:table-cell>
          <table:table-cell table:formula="of:=[$Arkusz3.C39]" office:value-type="float" office:value="0.0000322621930060593" calcext:value-type="float">
            <text:p>3,23E-05</text:p>
          </table:table-cell>
          <table:table-cell table:formula="of:=[$Arkusz3.D38]" office:value-type="float" office:value="0.000000374193006062704" calcext:value-type="float">
            <text:p>3,74193006062704E-07</text:p>
          </table:table-cell>
          <table:table-cell table:formula="of:=((1/2)*[.C46]*[.C46]+((1/3)*[.E47]+[.C46])*(1/2)*[.E47])/([.C46]+(1/2)*[.E47])" office:value-type="float" office:value="0.0000106790174443104" calcext:value-type="float">
            <text:p>1,06790174443104E-05</text:p>
          </table:table-cell>
          <table:table-cell table:formula="of:=(((1/2)*([.B47]-[.B46])+[.B46])*[.C46]+((2/3)*([.B47]-[.B46])+[.B46])*(1/2)*[.E47])/([.C46]+(1/2)*[.E47])" office:value-type="float" office:value="0.184427428302342" calcext:value-type="float">
            <text:p>0,184427428302342</text:p>
          </table:table-cell>
          <table:table-cell table:formula="of:=(((1/2)*([.D46]-[.C47])+[.C46]+[.E47])*([.D46]-[.C47])+((2/3)*[.E47]+[.C46])*(1/2)*[.E47])/([.D46]-[.C47]+(1/2)*[.E47])" office:value-type="float" office:value="0.0000268094654464711" calcext:value-type="float">
            <text:p>2,68094654464711E-05</text:p>
          </table:table-cell>
          <table:table-cell table:formula="of:=(((1/2)*([.B47]-[.B46])+[.B46])*([.D46]-[.C47])+((1/3)*([.B47]-[.B46])+[.B46])*(1/2)*[.E47])/([.D46]-[.C47]+(1/2)*[.E47])" office:value-type="float" office:value="0.184492739461423" calcext:value-type="float">
            <text:p>0,184492739461423</text:p>
          </table:table-cell>
          <table:table-cell table:formula="of:=DEGREES(ATAN(([.G46]-[.I46])/([.H46]-[.F46])))" office:value-type="float" office:value="-76.1268111183904" calcext:value-type="float">
            <text:p>-76,1268111183904</text:p>
          </table:table-cell>
          <table:table-cell table:formula="of:=DEGREES(ATAN(([.C47]-[.C46])/([.B47]-[.B46])))" office:value-type="float" office:value="-0.00113782585753736" calcext:value-type="float">
            <text:p>-0,001137825857537</text:p>
          </table:table-cell>
          <table:table-cell table:formula="of:=[.J46]-[.K46]" office:value-type="float" office:value="-76.1256732925329" calcext:value-type="float">
            <text:p>-76,1256732925329</text:p>
          </table:table-cell>
          <table:table-cell table:formula="of:=ABS([.L46])" office:value-type="float" office:value="76.1256732925329" calcext:value-type="float">
            <text:p>76,1256732925329</text:p>
          </table:table-cell>
          <table:table-cell table:formula="of:=[.B46]+0.5*([.B47]-[.B46])" office:value-type="float" office:value="0.184449503424042" calcext:value-type="float">
            <text:p>0,184449503424042</text:p>
          </table:table-cell>
          <table:table-cell table:formula="of:=[.C46]+0.5*([.C47]-[.C46])" office:value-type="float" office:value="0.0000213575965030277" calcext:value-type="float">
            <text:p>2,13575965030277E-05</text:p>
          </table:table-cell>
          <table:table-cell table:formula="of:=SQRT(([.B47]-[.N46])^2+([.C47]-[.O46])^2)*SQRT(([.F46]-[.O46])^2+([.G46]-[.N46])^2)" office:value-type="float" office:value="0.000000206953575295438" calcext:value-type="float">
            <text:p>2,06953575295438E-07</text:p>
          </table:table-cell>
          <table:table-cell table:formula="of:=(-([.B47]-[.N46])*([.F46]-[.O46])+([.C47]-[.O46])*([.G46]-[.N46]))/[.P46]" office:value-type="float" office:value="0.435481939327877" calcext:value-type="float">
            <text:p>0,435481939327877</text:p>
          </table:table-cell>
          <table:table-cell table:formula="of:=DEGREES(ACOS([.Q46]))" office:value-type="float" office:value="64.1840356111402" calcext:value-type="float">
            <text:p>64,184035611140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,192888907591184</text:p>
          </table:table-cell>
          <table:table-cell table:formula="of:=[.C46]+[.E47]" office:value-type="float" office:value="0.0000211899999999964" calcext:value-type="float">
            <text:p>2,11899999999964E-05</text:p>
          </table:table-cell>
          <table:table-cell table:formula="of:=[$Arkusz3.C40]" office:value-type="float" office:value="0.0000322621930060595" calcext:value-type="float">
            <text:p>3,23E-05</text:p>
          </table:table-cell>
          <table:table-cell table:formula="of:=[$Arkusz3.D39]" office:value-type="float" office:value="-0.000000335193006062602" calcext:value-type="float">
            <text:p>-3,35193006062602E-07</text:p>
          </table:table-cell>
          <table:table-cell table:formula="of:=((1/2)*[.C47]*[.C47]+((1/3)*[.E48]+[.C47])*(1/2)*[.E48])/([.C47]+(1/2)*[.E48])" office:value-type="float" office:value="0.0000106729872855984" calcext:value-type="float">
            <text:p>1,06729872855984E-05</text:p>
          </table:table-cell>
          <table:table-cell table:formula="of:=(((1/2)*([.B48]-[.B47])+[.B47])*[.C47]+((2/3)*([.B48]-[.B47])+[.B47])*(1/2)*[.E48])/([.C47]+(1/2)*[.E48])" office:value-type="float" office:value="0.202157248627294" calcext:value-type="float">
            <text:p>0,202157248627294</text:p>
          </table:table-cell>
          <table:table-cell table:formula="of:=(((1/2)*([.D47]-[.C48])+[.C47]+[.E48])*([.D47]-[.C48])+((2/3)*[.E48]+[.C47])*(1/2)*[.E48])/([.D47]-[.C48]+(1/2)*[.E48])" office:value-type="float" office:value="0.0000268035251296985" calcext:value-type="float">
            <text:p>2,68035251296985E-05</text:p>
          </table:table-cell>
          <table:table-cell table:formula="of:=(((1/2)*([.B48]-[.B47])+[.B47])*([.D47]-[.C48])+((1/3)*([.B48]-[.B47])+[.B47])*(1/2)*[.E48])/([.D47]-[.C48]+(1/2)*[.E48])" office:value-type="float" office:value="0.202090855221711" calcext:value-type="float">
            <text:p>0,202090855221711</text:p>
          </table:table-cell>
          <table:table-cell table:formula="of:=DEGREES(ATAN(([.G47]-[.I47])/([.H47]-[.F47])))" office:value-type="float" office:value="76.344345130704" calcext:value-type="float">
            <text:p>76,344345130704</text:p>
          </table:table-cell>
          <table:table-cell table:formula="of:=DEGREES(ATAN(([.C48]-[.C47])/([.B48]-[.B47])))" office:value-type="float" office:value="0.000964216207138629" calcext:value-type="float">
            <text:p>0,000964216207139</text:p>
          </table:table-cell>
          <table:table-cell table:formula="of:=[.J47]-[.K47]" office:value-type="float" office:value="76.3433809144969" calcext:value-type="float">
            <text:p>76,3433809144969</text:p>
          </table:table-cell>
          <table:table-cell table:formula="of:=ABS([.L47])" office:value-type="float" office:value="76.3433809144969" calcext:value-type="float">
            <text:p>76,3433809144969</text:p>
          </table:table-cell>
          <table:table-cell table:formula="of:=[.B47]+0.5*([.B48]-[.B47])" office:value-type="float" office:value="0.202134783011919" calcext:value-type="float">
            <text:p>0,202134783011919</text:p>
          </table:table-cell>
          <table:table-cell table:formula="of:=[.C47]+0.5*([.C48]-[.C47])" office:value-type="float" office:value="0.0000213455965030279" calcext:value-type="float">
            <text:p>2,13455965030279E-05</text:p>
          </table:table-cell>
          <table:table-cell table:formula="of:=SQRT(([.B48]-[.N47])^2+([.C48]-[.O47])^2)*SQRT(([.F47]-[.O47])^2+([.G47]-[.N47])^2)" office:value-type="float" office:value="0.000000229961940974264" calcext:value-type="float">
            <text:p>2,29961940974264E-07</text:p>
          </table:table-cell>
          <table:table-cell table:formula="of:=(-([.B48]-[.N47])*([.F47]-[.O47])+([.C48]-[.O47])*([.G47]-[.N47]))/[.P47]" office:value-type="float" office:value="0.429119315968816" calcext:value-type="float">
            <text:p>0,429119315968816</text:p>
          </table:table-cell>
          <table:table-cell table:formula="of:=DEGREES(ACOS([.Q47]))" office:value-type="float" office:value="64.5883173006558" calcext:value-type="float">
            <text:p>64,5883173006558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,211380658432655</text:p>
          </table:table-cell>
          <table:table-cell table:formula="of:=[.C47]+[.E48]" office:value-type="float" office:value="0.0000215011930060594" calcext:value-type="float">
            <text:p>2,15011930060594E-05</text:p>
          </table:table-cell>
          <table:table-cell table:formula="of:=[$Arkusz3.C41]" office:value-type="float" office:value="0.0000322621930060597" calcext:value-type="float">
            <text:p>3,23E-05</text:p>
          </table:table-cell>
          <table:table-cell table:formula="of:=[$Arkusz3.D40]" office:value-type="float" office:value="0.000000311193006063" calcext:value-type="float">
            <text:p>3,11193006063E-07</text:p>
          </table:table-cell>
          <table:table-cell table:formula="of:=((1/2)*[.C48]*[.C48]+((1/3)*[.E49]+[.C48])*(1/2)*[.E49])/([.C48]+(1/2)*[.E49])" office:value-type="float" office:value="0.0000106809502937053" calcext:value-type="float">
            <text:p>1,06809502937053E-05</text:p>
          </table:table-cell>
          <table:table-cell table:formula="of:=(((1/2)*([.B49]-[.B48])+[.B48])*[.C48]+((2/3)*([.B49]-[.B48])+[.B48])*(1/2)*[.E49])/([.C48]+(1/2)*[.E49])" office:value-type="float" office:value="0.221488253842826" calcext:value-type="float">
            <text:p>0,221488253842826</text:p>
          </table:table-cell>
          <table:table-cell table:formula="of:=(((1/2)*([.D48]-[.C49])+[.C48]+[.E49])*([.D48]-[.C49])+((2/3)*[.E49]+[.C48])*(1/2)*[.E49])/([.D48]-[.C49]+(1/2)*[.E49])" office:value-type="float" office:value="0.0000268115968016802" calcext:value-type="float">
            <text:p>2,68115968016802E-05</text:p>
          </table:table-cell>
          <table:table-cell table:formula="of:=(((1/2)*([.B49]-[.B48])+[.B48])*([.D48]-[.C49])+((1/3)*([.B49]-[.B48])+[.B48])*(1/2)*[.E49])/([.D48]-[.C49]+(1/2)*[.E49])" office:value-type="float" office:value="0.221553560598158" calcext:value-type="float">
            <text:p>0,221553560598158</text:p>
          </table:table-cell>
          <table:table-cell table:formula="of:=DEGREES(ATAN(([.G48]-[.I48])/([.H48]-[.F48])))" office:value-type="float" office:value="-76.1257476243783" calcext:value-type="float">
            <text:p>-76,1257476243783</text:p>
          </table:table-cell>
          <table:table-cell table:formula="of:=DEGREES(ATAN(([.C49]-[.C48])/([.B49]-[.B48])))" office:value-type="float" office:value="-0.000789591132447689" calcext:value-type="float">
            <text:p>-0,000789591132448</text:p>
          </table:table-cell>
          <table:table-cell table:formula="of:=[.J48]-[.K48]" office:value-type="float" office:value="-76.1249580332459" calcext:value-type="float">
            <text:p>-76,1249580332459</text:p>
          </table:table-cell>
          <table:table-cell table:formula="of:=ABS([.L48])" office:value-type="float" office:value="76.1249580332459" calcext:value-type="float">
            <text:p>76,1249580332459</text:p>
          </table:table-cell>
          <table:table-cell table:formula="of:=[.B48]+0.5*([.B49]-[.B48])" office:value-type="float" office:value="0.221510319379061" calcext:value-type="float">
            <text:p>0,221510319379061</text:p>
          </table:table-cell>
          <table:table-cell table:formula="of:=[.C48]+0.5*([.C49]-[.C48])" office:value-type="float" office:value="0.0000213615965030279" calcext:value-type="float">
            <text:p>2,13615965030279E-05</text:p>
          </table:table-cell>
          <table:table-cell table:formula="of:=SQRT(([.B49]-[.N48])^2+([.C49]-[.O48])^2)*SQRT(([.F48]-[.O48])^2+([.G48]-[.N48])^2)" office:value-type="float" office:value="0.000000248324272142347" calcext:value-type="float">
            <text:p>2,48324272142347E-07</text:p>
          </table:table-cell>
          <table:table-cell table:formula="of:=(-([.B49]-[.N48])*([.F48]-[.O48])+([.C49]-[.O48])*([.G48]-[.N48]))/[.P48]" office:value-type="float" office:value="0.435698065788068" calcext:value-type="float">
            <text:p>0,435698065788068</text:p>
          </table:table-cell>
          <table:table-cell table:formula="of:=DEGREES(ACOS([.Q48]))" office:value-type="float" office:value="64.1702787924617" calcext:value-type="float">
            <text:p>64,1702787924617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,231639980325467</text:p>
          </table:table-cell>
          <table:table-cell table:formula="of:=[.C48]+[.E49]" office:value-type="float" office:value="0.0000212219999999964" calcext:value-type="float">
            <text:p>2,12219999999964E-05</text:p>
          </table:table-cell>
          <table:table-cell table:formula="of:=[$Arkusz3.C42]" office:value-type="float" office:value="0.00003226219300606" calcext:value-type="float">
            <text:p>3,23E-05</text:p>
          </table:table-cell>
          <table:table-cell table:formula="of:=[$Arkusz3.D41]" office:value-type="float" office:value="-0.000000279193006063001" calcext:value-type="float">
            <text:p>-2,79193006063001E-07</text:p>
          </table:table-cell>
          <table:table-cell table:formula="of:=((1/2)*[.C49]*[.C49]+((1/3)*[.E50]+[.C49])*(1/2)*[.E50])/([.C49]+(1/2)*[.E50])" office:value-type="float" office:value="0.0000106756783455906" calcext:value-type="float">
            <text:p>1,06756783455906E-05</text:p>
          </table:table-cell>
          <table:table-cell table:formula="of:=(((1/2)*([.B50]-[.B49])+[.B49])*[.C49]+((2/3)*([.B50]-[.B49])+[.B49])*(1/2)*[.E50])/([.C49]+(1/2)*[.E50])" office:value-type="float" office:value="0.242760499129712" calcext:value-type="float">
            <text:p>0,242760499129712</text:p>
          </table:table-cell>
          <table:table-cell table:formula="of:=(((1/2)*([.D49]-[.C50])+[.C49]+[.E50])*([.D49]-[.C50])+((2/3)*[.E50]+[.C49])*(1/2)*[.E50])/([.D49]-[.C50]+(1/2)*[.E50])" office:value-type="float" office:value="0.0000268063901833209" calcext:value-type="float">
            <text:p>2,68063901833209E-05</text:p>
          </table:table-cell>
          <table:table-cell table:formula="of:=(((1/2)*([.B50]-[.B49])+[.B49])*([.D49]-[.C50])+((1/3)*([.B50]-[.B49])+[.B49])*(1/2)*[.E50])/([.D49]-[.C50]+(1/2)*[.E50])" office:value-type="float" office:value="0.242694361419183" calcext:value-type="float">
            <text:p>0,242694361419183</text:p>
          </table:table-cell>
          <table:table-cell table:formula="of:=DEGREES(ATAN(([.G49]-[.I49])/([.H49]-[.F49])))" office:value-type="float" office:value="76.2933963762478" calcext:value-type="float">
            <text:p>76,2933963762478</text:p>
          </table:table-cell>
          <table:table-cell table:formula="of:=DEGREES(ATAN(([.C50]-[.C49])/([.B50]-[.B49])))" office:value-type="float" office:value="0.000666479018362318" calcext:value-type="float">
            <text:p>0,000666479018362</text:p>
          </table:table-cell>
          <table:table-cell table:formula="of:=[.J49]-[.K49]" office:value-type="float" office:value="76.2927298972294" calcext:value-type="float">
            <text:p>76,2927298972294</text:p>
          </table:table-cell>
          <table:table-cell table:formula="of:=ABS([.L49])" office:value-type="float" office:value="76.2927298972294" calcext:value-type="float">
            <text:p>76,2927298972294</text:p>
          </table:table-cell>
          <table:table-cell table:formula="of:=[.B49]+0.5*([.B50]-[.B49])" office:value-type="float" office:value="0.242738131309213" calcext:value-type="float">
            <text:p>0,242738131309213</text:p>
          </table:table-cell>
          <table:table-cell table:formula="of:=[.C49]+0.5*([.C50]-[.C49])" office:value-type="float" office:value="0.0000213510965030281" calcext:value-type="float">
            <text:p>2,13510965030281E-05</text:p>
          </table:table-cell>
          <table:table-cell table:formula="of:=SQRT(([.B50]-[.N49])^2+([.C50]-[.O49])^2)*SQRT(([.F49]-[.O49])^2+([.G49]-[.N49])^2)" office:value-type="float" office:value="0.000000275064923171846" calcext:value-type="float">
            <text:p>2,75064923171846E-07</text:p>
          </table:table-cell>
          <table:table-cell table:formula="of:=(-([.B50]-[.N49])*([.F49]-[.O49])+([.C50]-[.O49])*([.G49]-[.N49]))/[.P49]" office:value-type="float" office:value="0.430735728740108" calcext:value-type="float">
            <text:p>0,430735728740108</text:p>
          </table:table-cell>
          <table:table-cell table:formula="of:=DEGREES(ACOS([.Q49]))" office:value-type="float" office:value="64.4857396015692" calcext:value-type="float">
            <text:p>64,485739601569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,253836282292958</text:p>
          </table:table-cell>
          <table:table-cell table:formula="of:=[.C49]+[.E50]" office:value-type="float" office:value="0.0000214801930060599" calcext:value-type="float">
            <text:p>2,14801930060599E-05</text:p>
          </table:table-cell>
          <table:table-cell table:formula="of:=[$Arkusz3.C43]" office:value-type="float" office:value="0.0000322621930060603" calcext:value-type="float">
            <text:p>3,23E-05</text:p>
          </table:table-cell>
          <table:table-cell table:formula="of:=[$Arkusz3.D42]" office:value-type="float" office:value="0.0000002581930060635" calcext:value-type="float">
            <text:p>2,581930060635E-07</text:p>
          </table:table-cell>
          <table:table-cell table:formula="of:=((1/2)*[.C50]*[.C50]+((1/3)*[.E51]+[.C50])*(1/2)*[.E51])/([.C50]+(1/2)*[.E51])" office:value-type="float" office:value="0.0000106819043100025" calcext:value-type="float">
            <text:p>1,06819043100025E-05</text:p>
          </table:table-cell>
          <table:table-cell table:formula="of:=(((1/2)*([.B51]-[.B50])+[.B50])*[.C50]+((2/3)*([.B51]-[.B50])+[.B50])*(1/2)*[.E51])/([.C50]+(1/2)*[.E51])" office:value-type="float" office:value="0.26597360542451" calcext:value-type="float">
            <text:p>0,26597360542451</text:p>
          </table:table-cell>
          <table:table-cell table:formula="of:=(((1/2)*([.D50]-[.C51])+[.C50]+[.E51])*([.D50]-[.C51])+((2/3)*[.E51]+[.C50])*(1/2)*[.E51])/([.D50]-[.C51]+(1/2)*[.E51])" office:value-type="float" office:value="0.0000268126868570638" calcext:value-type="float">
            <text:p>2,68126868570638E-05</text:p>
          </table:table-cell>
          <table:table-cell table:formula="of:=(((1/2)*([.B51]-[.B50])+[.B50])*([.D50]-[.C51])+((1/3)*([.B51]-[.B50])+[.B50])*(1/2)*[.E51])/([.D50]-[.C51]+(1/2)*[.E51])" office:value-type="float" office:value="0.266039088178214" calcext:value-type="float">
            <text:p>0,266039088178214</text:p>
          </table:table-cell>
          <table:table-cell table:formula="of:=DEGREES(ATAN(([.G50]-[.I50])/([.H50]-[.F50])))" office:value-type="float" office:value="-76.1614901280562" calcext:value-type="float">
            <text:p>-76,1614901280562</text:p>
          </table:table-cell>
          <table:table-cell table:formula="of:=DEGREES(ATAN(([.C51]-[.C50])/([.B51]-[.B50])))" office:value-type="float" office:value="-0.000549407315738644" calcext:value-type="float">
            <text:p>-0,000549407315739</text:p>
          </table:table-cell>
          <table:table-cell table:formula="of:=[.J50]-[.K50]" office:value-type="float" office:value="-76.1609407207405" calcext:value-type="float">
            <text:p>-76,1609407207405</text:p>
          </table:table-cell>
          <table:table-cell table:formula="of:=ABS([.L50])" office:value-type="float" office:value="76.1609407207405" calcext:value-type="float">
            <text:p>76,1609407207405</text:p>
          </table:table-cell>
          <table:table-cell table:formula="of:=[.B50]+0.5*([.B51]-[.B50])" office:value-type="float" office:value="0.265995726366828" calcext:value-type="float">
            <text:p>0,265995726366828</text:p>
          </table:table-cell>
          <table:table-cell table:formula="of:=[.C50]+0.5*([.C51]-[.C50])" office:value-type="float" office:value="0.0000213635965030281" calcext:value-type="float">
            <text:p>2,13635965030281E-05</text:p>
          </table:table-cell>
          <table:table-cell table:formula="of:=SQRT(([.B51]-[.N50])^2+([.C51]-[.O50])^2)*SQRT(([.F50]-[.O50])^2+([.G50]-[.N50])^2)" office:value-type="float" office:value="0.000000298695608209618" calcext:value-type="float">
            <text:p>2,98695608209618E-07</text:p>
          </table:table-cell>
          <table:table-cell table:formula="of:=(-([.B51]-[.N50])*([.F50]-[.O50])+([.C51]-[.O50])*([.G50]-[.N50]))/[.P50]" office:value-type="float" office:value="0.434844083709293" calcext:value-type="float">
            <text:p>0,434844083709293</text:p>
          </table:table-cell>
          <table:table-cell table:formula="of:=DEGREES(ACOS([.Q50]))" office:value-type="float" office:value="64.2246269010396" calcext:value-type="float">
            <text:p>64,224626901039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,278155170440697</text:p>
          </table:table-cell>
          <table:table-cell table:formula="of:=[.C50]+[.E51]" office:value-type="float" office:value="0.0000212469999999964" calcext:value-type="float">
            <text:p>2,12469999999964E-05</text:p>
          </table:table-cell>
          <table:table-cell table:formula="of:=[$Arkusz3.C44]" office:value-type="float" office:value="0.0000322621930060606" calcext:value-type="float">
            <text:p>3,23E-05</text:p>
          </table:table-cell>
          <table:table-cell table:formula="of:=[$Arkusz3.D43]" office:value-type="float" office:value="-0.000000233193006063499" calcext:value-type="float">
            <text:p>-2,33193006063499E-07</text:p>
          </table:table-cell>
          <table:table-cell table:number-columns-repeated="21"/>
        </table:table-row>
      </table:table>
      <table:table table:name="Arkusz3" table:style-name="ta1"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0643705129985" calcext:value-type="float">
            <text:p>1,61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2]-[.B1]" office:value-type="float" office:value="-0.0000034273705129961" calcext:value-type="float">
            <text:p>-3,4273705129961E-06</text:p>
          </table:table-cell>
        </table:table-row>
        <table:table-row table:style-name="ro1">
          <table:table-cell office:value-type="float" office:value="0.00099999999999998" calcext:value-type="float">
            <text:p>0,001</text:p>
          </table:table-cell>
          <table:table-cell office:value-type="float" office:value="0.0000126370000000024" calcext:value-type="float">
            <text:p>1,26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3]-[.B2]" office:value-type="float" office:value="0.0000045451930060559" calcext:value-type="float">
            <text:p>4,5451930060559E-06</text:p>
          </table:table-cell>
        </table:table-row>
        <table:table-row table:style-name="ro1">
          <table:table-cell office:value-type="float" office:value="0.00200836202831636" calcext:value-type="float">
            <text:p>0,002008362028316</text:p>
          </table:table-cell>
          <table:table-cell office:value-type="float" office:value="0.0000171821930060583" calcext:value-type="float">
            <text:p>1,7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4]-[.B3]" office:value-type="float" office:value="-0.0000035791930060569" calcext:value-type="float">
            <text:p>-3,5791930060569E-06</text:p>
          </table:table-cell>
        </table:table-row>
        <table:table-row table:style-name="ro1">
          <table:table-cell office:value-type="float" office:value="0.00303351803678293" calcext:value-type="float">
            <text:p>0,003033518036783</text:p>
          </table:table-cell>
          <table:table-cell office:value-type="float" office:value="0.0000136030000000014" calcext:value-type="float">
            <text:p>1,3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5]-[.B4]" office:value-type="float" office:value="0.0000046631930060558" calcext:value-type="float">
            <text:p>4,6631930060558E-06</text:p>
          </table:table-cell>
        </table:table-row>
        <table:table-row table:style-name="ro1">
          <table:table-cell office:value-type="float" office:value="0.00408404040897127" calcext:value-type="float">
            <text:p>0,004084040408971</text:p>
          </table:table-cell>
          <table:table-cell office:value-type="float" office:value="0.0000182661930060572" calcext:value-type="float">
            <text:p>1,83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6]-[.B5]" office:value-type="float" office:value="-0.0000036221930060571" calcext:value-type="float">
            <text:p>-3,6221930060571E-06</text:p>
          </table:table-cell>
        </table:table-row>
        <table:table-row table:style-name="ro1">
          <table:table-cell office:value-type="float" office:value="0.00516871364270448" calcext:value-type="float">
            <text:p>0,005168713642704</text:p>
          </table:table-cell>
          <table:table-cell office:value-type="float" office:value="0.0000146440000000001" calcext:value-type="float">
            <text:p>1,4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7]-[.B6]" office:value-type="float" office:value="0.0000045961930060559" calcext:value-type="float">
            <text:p>4,5961930060559E-06</text:p>
          </table:table-cell>
        </table:table-row>
        <table:table-row table:style-name="ro1">
          <table:table-cell office:value-type="float" office:value="0.00629660780627709" calcext:value-type="float">
            <text:p>0,006296607806277</text:p>
          </table:table-cell>
          <table:table-cell office:value-type="float" office:value="0.000019240193006056" calcext:value-type="float">
            <text:p>1,9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8]-[.B7]" office:value-type="float" office:value="-0.0000035501930060571" calcext:value-type="float">
            <text:p>-3,5501930060571E-06</text:p>
          </table:table-cell>
        </table:table-row>
        <table:table-row table:style-name="ro1">
          <table:table-cell office:value-type="float" office:value="0.00747715438262268" calcext:value-type="float">
            <text:p>0,007477154382623</text:p>
          </table:table-cell>
          <table:table-cell office:value-type="float" office:value="0.0000156899999999989" calcext:value-type="float">
            <text:p>1,57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9]-[.B8]" office:value-type="float" office:value="0.0000043611930060559" calcext:value-type="float">
            <text:p>4,3611930060559E-06</text:p>
          </table:table-cell>
        </table:table-row>
        <table:table-row table:style-name="ro1">
          <table:table-cell office:value-type="float" office:value="0.00872022513564146" calcext:value-type="float">
            <text:p>0,008720225135641</text:p>
          </table:table-cell>
          <table:table-cell office:value-type="float" office:value="0.0000200511930060548" calcext:value-type="float">
            <text:p>2,01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10]-[.B9]" office:value-type="float" office:value="-0.0000033741930060568" calcext:value-type="float">
            <text:p>-3,3741930060568E-06</text:p>
          </table:table-cell>
        </table:table-row>
        <table:table-row table:style-name="ro1">
          <table:table-cell office:value-type="float" office:value="0.0100362146581694" calcext:value-type="float">
            <text:p>0,010036214658169</text:p>
          </table:table-cell>
          <table:table-cell office:value-type="float" office:value="0.000016676999999998" calcext:value-type="float">
            <text:p>1,6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1]-[.B10]" office:value-type="float" office:value="0.000004002193006057" calcext:value-type="float">
            <text:p>4,002193006057E-06</text:p>
          </table:table-cell>
        </table:table-row>
        <table:table-row table:style-name="ro1">
          <table:table-cell office:value-type="float" office:value="0.0114361272918578" calcext:value-type="float">
            <text:p>0,011436127291858</text:p>
          </table:table-cell>
          <table:table-cell office:value-type="float" office:value="0.000020679193006055" calcext:value-type="float">
            <text:p>2,0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2]-[.B11]" office:value-type="float" office:value="-0.0000031211930060578" calcext:value-type="float">
            <text:p>-3,1211930060578E-06</text:p>
          </table:table-cell>
        </table:table-row>
        <table:table-row table:style-name="ro1">
          <table:table-cell office:value-type="float" office:value="0.01293166914579" calcext:value-type="float">
            <text:p>0,01293166914579</text:p>
          </table:table-cell>
          <table:table-cell office:value-type="float" office:value="0.0000175579999999972" calcext:value-type="float">
            <text:p>1,76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3]-[.B12]" office:value-type="float" office:value="0.0000035731930060583" calcext:value-type="float">
            <text:p>3,5731930060583E-06</text:p>
          </table:table-cell>
        </table:table-row>
        <table:table-row table:style-name="ro1">
          <table:table-cell office:value-type="float" office:value="0.0145353459832969" calcext:value-type="float">
            <text:p>0,014535345983297</text:p>
          </table:table-cell>
          <table:table-cell office:value-type="float" office:value="0.0000211311930060555" calcext:value-type="float">
            <text:p>2,11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4]-[.B13]" office:value-type="float" office:value="-0.0000028191930060588" calcext:value-type="float">
            <text:p>-2,8191930060588E-06</text:p>
          </table:table-cell>
        </table:table-row>
        <table:table-row table:style-name="ro1">
          <table:table-cell office:value-type="float" office:value="0.016260567795504" calcext:value-type="float">
            <text:p>0,016260567795504</text:p>
          </table:table-cell>
          <table:table-cell office:value-type="float" office:value="0.0000183119999999967" calcext:value-type="float">
            <text:p>1,83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5]-[.B14]" office:value-type="float" office:value="0.0000031231930060592" calcext:value-type="float">
            <text:p>3,1231930060592E-06</text:p>
          </table:table-cell>
        </table:table-row>
        <table:table-row table:style-name="ro1">
          <table:table-cell office:value-type="float" office:value="0.018121760936057" calcext:value-type="float">
            <text:p>0,018121760936057</text:p>
          </table:table-cell>
          <table:table-cell office:value-type="float" office:value="0.0000214351930060559" calcext:value-type="float">
            <text:p>2,14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6]-[.B15]" office:value-type="float" office:value="-0.0000024991930060595" calcext:value-type="float">
            <text:p>-2,4991930060595E-06</text:p>
          </table:table-cell>
        </table:table-row>
        <table:table-row table:style-name="ro1">
          <table:table-cell office:value-type="float" office:value="0.0201344887546993" calcext:value-type="float">
            <text:p>0,020134488754699</text:p>
          </table:table-cell>
          <table:table-cell office:value-type="float" office:value="0.0000189359999999964" calcext:value-type="float">
            <text:p>1,89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7]-[.B16]" office:value-type="float" office:value="0.0000026861930060598" calcext:value-type="float">
            <text:p>2,6861930060598E-06</text:p>
          </table:table-cell>
        </table:table-row>
        <table:table-row table:style-name="ro1">
          <table:table-cell office:value-type="float" office:value="0.0223155817384435" calcext:value-type="float">
            <text:p>0,022315581738444</text:p>
          </table:table-cell>
          <table:table-cell office:value-type="float" office:value="0.0000216221930060562" calcext:value-type="float">
            <text:p>2,16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8]-[.B17]" office:value-type="float" office:value="-0.00000218319300606" calcext:value-type="float">
            <text:p>-2,18319300606E-06</text:p>
          </table:table-cell>
        </table:table-row>
        <table:table-row table:style-name="ro1">
          <table:table-cell office:value-type="float" office:value="0.0246832782485802" calcext:value-type="float">
            <text:p>0,02468327824858</text:p>
          </table:table-cell>
          <table:table-cell office:value-type="float" office:value="0.0000194389999999962" calcext:value-type="float">
            <text:p>1,94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19]-[.B18]" office:value-type="float" office:value="0.0000022841930060603" calcext:value-type="float">
            <text:p>2,2841930060603E-06</text:p>
          </table:table-cell>
        </table:table-row>
        <table:table-row table:style-name="ro1">
          <table:table-cell office:value-type="float" office:value="0.0272573770303718" calcext:value-type="float">
            <text:p>0,027257377030372</text:p>
          </table:table-cell>
          <table:table-cell office:value-type="float" office:value="0.0000217231930060565" calcext:value-type="float">
            <text:p>2,17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0]-[.B19]" office:value-type="float" office:value="-0.0000018841930060604" calcext:value-type="float">
            <text:p>-1,8841930060604E-06</text:p>
          </table:table-cell>
        </table:table-row>
        <table:table-row table:style-name="ro1">
          <table:table-cell office:value-type="float" office:value="0.0300594027707206" calcext:value-type="float">
            <text:p>0,030059402770721</text:p>
          </table:table-cell>
          <table:table-cell office:value-type="float" office:value="0.0000198389999999961" calcext:value-type="float">
            <text:p>1,98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1]-[.B20]" office:value-type="float" office:value="0.0000019271930060606" calcext:value-type="float">
            <text:p>1,9271930060606E-06</text:p>
          </table:table-cell>
        </table:table-row>
        <table:table-row table:style-name="ro1">
          <table:table-cell office:value-type="float" office:value="0.0331127860882105" calcext:value-type="float">
            <text:p>0,033112786088211</text:p>
          </table:table-cell>
          <table:table-cell office:value-type="float" office:value="0.0000217661930060567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2]-[.B21]" office:value-type="float" office:value="-0.0000016111930060606" calcext:value-type="float">
            <text:p>-1,6111930060606E-06</text:p>
          </table:table-cell>
        </table:table-row>
        <table:table-row table:style-name="ro1">
          <table:table-cell office:value-type="float" office:value="0.0364430594606031" calcext:value-type="float">
            <text:p>0,036443059460603</text:p>
          </table:table-cell>
          <table:table-cell office:value-type="float" office:value="0.0000201549999999961" calcext:value-type="float">
            <text:p>2,02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3]-[.B22]" office:value-type="float" office:value="0.0000016171930060608" calcext:value-type="float">
            <text:p>1,6171930060608E-06</text:p>
          </table:table-cell>
        </table:table-row>
        <table:table-row table:style-name="ro1">
          <table:table-cell office:value-type="float" office:value="0.0400780707281395" calcext:value-type="float">
            <text:p>0,04007807072814</text:p>
          </table:table-cell>
          <table:table-cell office:value-type="float" office:value="0.0000217721930060569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4]-[.B23]" office:value-type="float" office:value="-0.0000013691930060608" calcext:value-type="float">
            <text:p>-1,3691930060608E-06</text:p>
          </table:table-cell>
        </table:table-row>
        <table:table-row table:style-name="ro1">
          <table:table-cell office:value-type="float" office:value="0.044048215957969" calcext:value-type="float">
            <text:p>0,044048215957969</text:p>
          </table:table-cell>
          <table:table-cell office:value-type="float" office:value="0.0000204029999999961" calcext:value-type="float">
            <text:p>2,04E-05</text:p>
          </table:table-cell>
          <table:table-cell office:value-type="float" office:value="0.0000322621930060576" calcext:value-type="float">
            <text:p>3,23E-05</text:p>
          </table:table-cell>
          <table:table-cell table:formula="of:=[.B25]-[.B24]" office:value-type="float" office:value="0.000001353193006061" calcext:value-type="float">
            <text:p>1,353193006061E-06</text:p>
          </table:table-cell>
        </table:table-row>
        <table:table-row table:style-name="ro1">
          <table:table-cell office:value-type="float" office:value="0.0483866936169235" calcext:value-type="float">
            <text:p>0,048386693616924</text:p>
          </table:table-cell>
          <table:table-cell office:value-type="float" office:value="0.0000217561930060571" calcext:value-type="float">
            <text:p>2,18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6]-[.B25]" office:value-type="float" office:value="-0.000001158193006061" calcext:value-type="float">
            <text:p>-1,158193006061E-06</text:p>
          </table:table-cell>
        </table:table-row>
        <table:table-row table:style-name="ro1">
          <table:table-cell office:value-type="float" office:value="0.053129782178037" calcext:value-type="float">
            <text:p>0,053129782178037</text:p>
          </table:table-cell>
          <table:table-cell office:value-type="float" office:value="0.0000205979999999961" calcext:value-type="float">
            <text:p>2,06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7]-[.B26]" office:value-type="float" office:value="0.0000011281930060612" calcext:value-type="float">
            <text:p>1,1281930060612E-06</text:p>
          </table:table-cell>
        </table:table-row>
        <table:table-row table:style-name="ro1">
          <table:table-cell office:value-type="float" office:value="0.0583171434821644" calcext:value-type="float">
            <text:p>0,058317143482164</text:p>
          </table:table-cell>
          <table:table-cell office:value-type="float" office:value="0.0000217261930060573" calcext:value-type="float">
            <text:p>2,17E-05</text:p>
          </table:table-cell>
          <table:table-cell office:value-type="float" office:value="0.0000322621930060578" calcext:value-type="float">
            <text:p>3,23E-05</text:p>
          </table:table-cell>
          <table:table-cell table:formula="of:=[.B28]-[.B27]" office:value-type="float" office:value="-0.0000009761930060611" calcext:value-type="float">
            <text:p>-9,761930060611E-07</text:p>
          </table:table-cell>
        </table:table-row>
        <table:table-row table:style-name="ro1">
          <table:table-cell office:value-type="float" office:value="0.063992154391418" calcext:value-type="float">
            <text:p>0,063992154391418</text:p>
          </table:table-cell>
          <table:table-cell office:value-type="float" office:value="0.0000207499999999962" calcext:value-type="float">
            <text:p>2,0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29]-[.B28]" office:value-type="float" office:value="0.000000940193006061303" calcext:value-type="float">
            <text:p>9,40193006061303E-07</text:p>
          </table:table-cell>
        </table:table-row>
        <table:table-row table:style-name="ro1">
          <table:table-cell office:value-type="float" office:value="0.0702022695077165" calcext:value-type="float">
            <text:p>0,070202269507717</text:p>
          </table:table-cell>
          <table:table-cell office:value-type="float" office:value="0.0000216901930060575" calcext:value-type="float">
            <text:p>2,1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30]-[.B29]" office:value-type="float" office:value="-0.000000819193006061301" calcext:value-type="float">
            <text:p>-8,19193006061301E-07</text:p>
          </table:table-cell>
        </table:table-row>
        <table:table-row table:style-name="ro1">
          <table:table-cell office:value-type="float" office:value="0.0769994179895101" calcext:value-type="float">
            <text:p>0,07699941798951</text:p>
          </table:table-cell>
          <table:table-cell office:value-type="float" office:value="0.0000208709999999962" calcext:value-type="float">
            <text:p>2,09E-05</text:p>
          </table:table-cell>
          <table:table-cell office:value-type="float" office:value="0.000032262193006058" calcext:value-type="float">
            <text:p>3,23E-05</text:p>
          </table:table-cell>
          <table:table-cell table:formula="of:=[.B31]-[.B30]" office:value-type="float" office:value="0.0000007821930060616" calcext:value-type="float">
            <text:p>7,821930060616E-07</text:p>
          </table:table-cell>
        </table:table-row>
        <table:table-row table:style-name="ro1">
          <table:table-cell office:value-type="float" office:value="0.084440437784874" calcext:value-type="float">
            <text:p>0,084440437784874</text:p>
          </table:table-cell>
          <table:table-cell office:value-type="float" office:value="0.0000216531930060578" calcext:value-type="float">
            <text:p>2,17E-05</text:p>
          </table:table-cell>
          <table:table-cell office:value-type="float" office:value="0.0000322621930060581" calcext:value-type="float">
            <text:p>3,23E-05</text:p>
          </table:table-cell>
          <table:table-cell table:formula="of:=[.B32]-[.B31]" office:value-type="float" office:value="-0.000000687193006061598" calcext:value-type="float">
            <text:p>-6,87193006061598E-07</text:p>
          </table:table-cell>
        </table:table-row>
        <table:table-row table:style-name="ro1">
          <table:table-cell office:value-type="float" office:value="0.0925875509120395" calcext:value-type="float">
            <text:p>0,09258755091204</text:p>
          </table:table-cell>
          <table:table-cell office:value-type="float" office:value="0.0000209659999999962" calcext:value-type="float">
            <text:p>2,10E-05</text:p>
          </table:table-cell>
          <table:table-cell office:value-type="float" office:value="0.0000322621930060582" calcext:value-type="float">
            <text:p>3,23E-05</text:p>
          </table:table-cell>
          <table:table-cell table:formula="of:=[.B33]-[.B32]" office:value-type="float" office:value="0.0000006511930060618" calcext:value-type="float">
            <text:p>6,511930060618E-07</text:p>
          </table:table-cell>
        </table:table-row>
        <table:table-row table:style-name="ro1">
          <table:table-cell office:value-type="float" office:value="0.101508883761672" calcext:value-type="float">
            <text:p>0,101508883761672</text:p>
          </table:table-cell>
          <table:table-cell office:value-type="float" office:value="0.000021617193006058" calcext:value-type="float">
            <text:p>2,16E-05</text:p>
          </table:table-cell>
          <table:table-cell office:value-type="float" office:value="0.0000322621930060583" calcext:value-type="float">
            <text:p>3,23E-05</text:p>
          </table:table-cell>
          <table:table-cell table:formula="of:=[.B34]-[.B33]" office:value-type="float" office:value="-0.000000575193006061702" calcext:value-type="float">
            <text:p>-5,75193006061702E-07</text:p>
          </table:table-cell>
        </table:table-row>
        <table:table-row table:style-name="ro1">
          <table:table-cell office:value-type="float" office:value="0.111279036771681" calcext:value-type="float">
            <text:p>0,111279036771681</text:p>
          </table:table-cell>
          <table:table-cell office:value-type="float" office:value="0.0000210419999999963" calcext:value-type="float">
            <text:p>2,10E-05</text:p>
          </table:table-cell>
          <table:table-cell office:value-type="float" office:value="0.0000322621930060585" calcext:value-type="float">
            <text:p>3,23E-05</text:p>
          </table:table-cell>
          <table:table-cell table:formula="of:=[.B35]-[.B34]" office:value-type="float" office:value="0.000000541193006062" calcext:value-type="float">
            <text:p>5,41193006062E-07</text:p>
          </table:table-cell>
        </table:table-row>
        <table:table-row table:style-name="ro1">
          <table:table-cell office:value-type="float" office:value="0.12197970823819" calcext:value-type="float">
            <text:p>0,12197970823819</text:p>
          </table:table-cell>
          <table:table-cell office:value-type="float" office:value="0.0000215831930060583" calcext:value-type="float">
            <text:p>2,16E-05</text:p>
          </table:table-cell>
          <table:table-cell office:value-type="float" office:value="0.0000322621930060586" calcext:value-type="float">
            <text:p>3,23E-05</text:p>
          </table:table-cell>
          <table:table-cell table:formula="of:=[.B36]-[.B35]" office:value-type="float" office:value="-0.000000481193006062" calcext:value-type="float">
            <text:p>-4,81193006062E-07</text:p>
          </table:table-cell>
        </table:table-row>
        <table:table-row table:style-name="ro1">
          <table:table-cell office:value-type="float" office:value="0.133700377479006" calcext:value-type="float">
            <text:p>0,133700377479006</text:p>
          </table:table-cell>
          <table:table-cell office:value-type="float" office:value="0.0000211019999999963" calcext:value-type="float">
            <text:p>2,11E-05</text:p>
          </table:table-cell>
          <table:table-cell office:value-type="float" office:value="0.0000322621930060587" calcext:value-type="float">
            <text:p>3,23E-05</text:p>
          </table:table-cell>
          <table:table-cell table:formula="of:=[.B37]-[.B36]" office:value-type="float" office:value="0.000000450193006062302" calcext:value-type="float">
            <text:p>4,50193006062302E-07</text:p>
          </table:table-cell>
        </table:table-row>
        <table:table-row table:style-name="ro1">
          <table:table-cell office:value-type="float" office:value="0.146539053062207" calcext:value-type="float">
            <text:p>0,146539053062207</text:p>
          </table:table-cell>
          <table:table-cell office:value-type="float" office:value="0.0000215521930060586" calcext:value-type="float">
            <text:p>2,16E-05</text:p>
          </table:table-cell>
          <table:table-cell office:value-type="float" office:value="0.0000322621930060589" calcext:value-type="float">
            <text:p>3,23E-05</text:p>
          </table:table-cell>
          <table:table-cell table:formula="of:=[.B38]-[.B37]" office:value-type="float" office:value="-0.000000401193006062303" calcext:value-type="float">
            <text:p>-4,01193006062303E-07</text:p>
          </table:table-cell>
        </table:table-row>
        <table:table-row table:style-name="ro1">
          <table:table-cell office:value-type="float" office:value="0.160603092356564" calcext:value-type="float">
            <text:p>0,160603092356564</text:p>
          </table:table-cell>
          <table:table-cell office:value-type="float" office:value="0.0000211509999999963" calcext:value-type="float">
            <text:p>2,12E-05</text:p>
          </table:table-cell>
          <table:table-cell office:value-type="float" office:value="0.0000322621930060591" calcext:value-type="float">
            <text:p>3,23E-05</text:p>
          </table:table-cell>
          <table:table-cell table:formula="of:=[.B39]-[.B38]" office:value-type="float" office:value="0.000000374193006062704" calcext:value-type="float">
            <text:p>3,74193006062704E-07</text:p>
          </table:table-cell>
        </table:table-row>
        <table:table-row table:style-name="ro1">
          <table:table-cell office:value-type="float" office:value="0.1760100992569" calcext:value-type="float">
            <text:p>0,1760100992569</text:p>
          </table:table-cell>
          <table:table-cell office:value-type="float" office:value="0.000021525193006059" calcext:value-type="float">
            <text:p>2,15E-05</text:p>
          </table:table-cell>
          <table:table-cell office:value-type="float" office:value="0.0000322621930060593" calcext:value-type="float">
            <text:p>3,23E-05</text:p>
          </table:table-cell>
          <table:table-cell table:formula="of:=[.B40]-[.B39]" office:value-type="float" office:value="-0.000000335193006062602" calcext:value-type="float">
            <text:p>-3,35193006062602E-07</text:p>
          </table:table-cell>
        </table:table-row>
        <table:table-row table:style-name="ro1">
          <table:table-cell office:value-type="float" office:value="0.192888907591184" calcext:value-type="float">
            <text:p>0,192888907591184</text:p>
          </table:table-cell>
          <table:table-cell office:value-type="float" office:value="0.0000211899999999964" calcext:value-type="float">
            <text:p>2,12E-05</text:p>
          </table:table-cell>
          <table:table-cell office:value-type="float" office:value="0.0000322621930060595" calcext:value-type="float">
            <text:p>3,23E-05</text:p>
          </table:table-cell>
          <table:table-cell table:formula="of:=[.B41]-[.B40]" office:value-type="float" office:value="0.000000311193006063" calcext:value-type="float">
            <text:p>3,11193006063E-07</text:p>
          </table:table-cell>
        </table:table-row>
        <table:table-row table:style-name="ro1">
          <table:table-cell office:value-type="float" office:value="0.211380658432655" calcext:value-type="float">
            <text:p>0,211380658432655</text:p>
          </table:table-cell>
          <table:table-cell office:value-type="float" office:value="0.0000215011930060594" calcext:value-type="float">
            <text:p>2,15E-05</text:p>
          </table:table-cell>
          <table:table-cell office:value-type="float" office:value="0.0000322621930060597" calcext:value-type="float">
            <text:p>3,23E-05</text:p>
          </table:table-cell>
          <table:table-cell table:formula="of:=[.B42]-[.B41]" office:value-type="float" office:value="-0.000000279193006063001" calcext:value-type="float">
            <text:p>-2,79193006063001E-07</text:p>
          </table:table-cell>
        </table:table-row>
        <table:table-row table:style-name="ro1">
          <table:table-cell office:value-type="float" office:value="0.231639980325467" calcext:value-type="float">
            <text:p>0,231639980325467</text:p>
          </table:table-cell>
          <table:table-cell office:value-type="float" office:value="0.0000212219999999964" calcext:value-type="float">
            <text:p>2,12E-05</text:p>
          </table:table-cell>
          <table:table-cell office:value-type="float" office:value="0.00003226219300606" calcext:value-type="float">
            <text:p>3,23E-05</text:p>
          </table:table-cell>
          <table:table-cell table:formula="of:=[.B43]-[.B42]" office:value-type="float" office:value="0.0000002581930060635" calcext:value-type="float">
            <text:p>2,581930060635E-07</text:p>
          </table:table-cell>
        </table:table-row>
        <table:table-row table:style-name="ro1">
          <table:table-cell office:value-type="float" office:value="0.253836282292958" calcext:value-type="float">
            <text:p>0,253836282292958</text:p>
          </table:table-cell>
          <table:table-cell office:value-type="float" office:value="0.0000214801930060599" calcext:value-type="float">
            <text:p>2,15E-05</text:p>
          </table:table-cell>
          <table:table-cell office:value-type="float" office:value="0.0000322621930060603" calcext:value-type="float">
            <text:p>3,23E-05</text:p>
          </table:table-cell>
          <table:table-cell table:formula="of:=[.B44]-[.B43]" office:value-type="float" office:value="-0.000000233193006063499" calcext:value-type="float">
            <text:p>-2,33193006063499E-07</text:p>
          </table:table-cell>
        </table:table-row>
        <table:table-row table:style-name="ro1">
          <table:table-cell office:value-type="float" office:value="0.278155170440697" calcext:value-type="float">
            <text:p>0,278155170440697</text:p>
          </table:table-cell>
          <table:table-cell office:value-type="float" office:value="0.0000212469999999964" calcext:value-type="float">
            <text:p>2,12E-05</text:p>
          </table:table-cell>
          <table:table-cell office:value-type="float" office:value="0.0000322621930060606" calcext:value-type="float">
            <text:p>3,23E-05</text:p>
          </table:table-cell>
          <table:table-cell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,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,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,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,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,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,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,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,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,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,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,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,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,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,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,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,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,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,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,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,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,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,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,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,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,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,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,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,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13:51:23.52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7T13:57:10.084000000</dc:date>
    <meta:editing-duration>PT1H36M40S</meta:editing-duration>
    <meta:editing-cycles>15</meta:editing-cycles>
    <meta:generator>LibreOffice/6.2.4.2$Windows_X86_64 LibreOffice_project/2412653d852ce75f65fbfa83fb7e7b669a126d64</meta:generator>
    <meta:document-statistic meta:table-count="3" meta:cell-count="13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50" svg:x="-0.227cm" svg:y="0.389cm" svg:width="20.592cm" svg:height="11.582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C8:Arkusz1.C50" chart:class="chart:scatter">
            <chart:domain table:cell-range-address="Arkusz1.B8:Arkusz1.B50"/>
            <chart:data-point chart:repeated="43"/>
          </chart:series>
          <chart:series chart:style-name="ch6" chart:values-cell-range-address="Arkusz1.D8:Arkusz1.D50" chart:class="chart:scatter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.C8:Arkusz1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.D8:Arkusz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26370000000024">
                <text:p>0.0000126370000000024</text:p>
              </table:table-cell>
              <table:table-cell office:value-type="float" office:value="0.000032262193006057">
                <text:p>0.000032262193006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71821930060583">
                <text:p>0.0000171821930060583</text:p>
              </table:table-cell>
              <table:table-cell office:value-type="float" office:value="0.0000322621930060571">
                <text:p>0.0000322621930060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36030000000014">
                <text:p>0.0000136030000000014</text:p>
              </table:table-cell>
              <table:table-cell office:value-type="float" office:value="0.0000322621930060571">
                <text:p>0.0000322621930060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82661930060572">
                <text:p>0.0000182661930060572</text:p>
              </table:table-cell>
              <table:table-cell office:value-type="float" office:value="0.0000322621930060571">
                <text:p>0.0000322621930060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46440000000001">
                <text:p>0.0000146440000000001</text:p>
              </table:table-cell>
              <table:table-cell office:value-type="float" office:value="0.0000322621930060571">
                <text:p>0.0000322621930060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9240193006056">
                <text:p>0.000019240193006056</text:p>
              </table:table-cell>
              <table:table-cell office:value-type="float" office:value="0.0000322621930060571">
                <text:p>0.0000322621930060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56899999999989">
                <text:p>0.0000156899999999989</text:p>
              </table:table-cell>
              <table:table-cell office:value-type="float" office:value="0.0000322621930060571">
                <text:p>0.0000322621930060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200511930060548">
                <text:p>0.0000200511930060548</text:p>
              </table:table-cell>
              <table:table-cell office:value-type="float" office:value="0.0000322621930060571">
                <text:p>0.0000322621930060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6676999999998">
                <text:p>0.000016676999999998</text:p>
              </table:table-cell>
              <table:table-cell office:value-type="float" office:value="0.0000322621930060572">
                <text:p>0.0000322621930060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20679193006055">
                <text:p>0.000020679193006055</text:p>
              </table:table-cell>
              <table:table-cell office:value-type="float" office:value="0.0000322621930060572">
                <text:p>0.0000322621930060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75579999999972">
                <text:p>0.0000175579999999972</text:p>
              </table:table-cell>
              <table:table-cell office:value-type="float" office:value="0.0000322621930060572">
                <text:p>0.0000322621930060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211311930060555">
                <text:p>0.0000211311930060555</text:p>
              </table:table-cell>
              <table:table-cell office:value-type="float" office:value="0.0000322621930060572">
                <text:p>0.0000322621930060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83119999999967">
                <text:p>0.0000183119999999967</text:p>
              </table:table-cell>
              <table:table-cell office:value-type="float" office:value="0.0000322621930060573">
                <text:p>0.0000322621930060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214351930060559">
                <text:p>0.0000214351930060559</text:p>
              </table:table-cell>
              <table:table-cell office:value-type="float" office:value="0.0000322621930060573">
                <text:p>0.0000322621930060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89359999999964">
                <text:p>0.0000189359999999964</text:p>
              </table:table-cell>
              <table:table-cell office:value-type="float" office:value="0.0000322621930060573">
                <text:p>0.0000322621930060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216221930060562">
                <text:p>0.0000216221930060562</text:p>
              </table:table-cell>
              <table:table-cell office:value-type="float" office:value="0.0000322621930060573">
                <text:p>0.0000322621930060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94389999999962">
                <text:p>0.0000194389999999962</text:p>
              </table:table-cell>
              <table:table-cell office:value-type="float" office:value="0.0000322621930060574">
                <text:p>0.00003226219300605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217231930060565">
                <text:p>0.0000217231930060565</text:p>
              </table:table-cell>
              <table:table-cell office:value-type="float" office:value="0.0000322621930060574">
                <text:p>0.0000322621930060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98389999999961">
                <text:p>0.0000198389999999961</text:p>
              </table:table-cell>
              <table:table-cell office:value-type="float" office:value="0.0000322621930060574">
                <text:p>0.00003226219300605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217661930060567">
                <text:p>0.0000217661930060567</text:p>
              </table:table-cell>
              <table:table-cell office:value-type="float" office:value="0.0000322621930060575">
                <text:p>0.0000322621930060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201549999999961">
                <text:p>0.0000201549999999961</text:p>
              </table:table-cell>
              <table:table-cell office:value-type="float" office:value="0.0000322621930060575">
                <text:p>0.0000322621930060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217721930060569">
                <text:p>0.0000217721930060569</text:p>
              </table:table-cell>
              <table:table-cell office:value-type="float" office:value="0.0000322621930060575">
                <text:p>0.0000322621930060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204029999999961">
                <text:p>0.0000204029999999961</text:p>
              </table:table-cell>
              <table:table-cell office:value-type="float" office:value="0.0000322621930060576">
                <text:p>0.0000322621930060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217561930060571">
                <text:p>0.0000217561930060571</text:p>
              </table:table-cell>
              <table:table-cell office:value-type="float" office:value="0.0000322621930060577">
                <text:p>0.0000322621930060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205979999999961">
                <text:p>0.0000205979999999961</text:p>
              </table:table-cell>
              <table:table-cell office:value-type="float" office:value="0.0000322621930060577">
                <text:p>0.0000322621930060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217261930060573">
                <text:p>0.0000217261930060573</text:p>
              </table:table-cell>
              <table:table-cell office:value-type="float" office:value="0.0000322621930060578">
                <text:p>0.0000322621930060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207499999999962">
                <text:p>0.0000207499999999962</text:p>
              </table:table-cell>
              <table:table-cell office:value-type="float" office:value="0.0000322621930060579">
                <text:p>0.0000322621930060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216901930060575">
                <text:p>0.0000216901930060575</text:p>
              </table:table-cell>
              <table:table-cell office:value-type="float" office:value="0.0000322621930060579">
                <text:p>0.0000322621930060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208709999999962">
                <text:p>0.0000208709999999962</text:p>
              </table:table-cell>
              <table:table-cell office:value-type="float" office:value="0.000032262193006058">
                <text:p>0.000032262193006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216531930060578">
                <text:p>0.0000216531930060578</text:p>
              </table:table-cell>
              <table:table-cell office:value-type="float" office:value="0.0000322621930060581">
                <text:p>0.0000322621930060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209659999999962">
                <text:p>0.0000209659999999962</text:p>
              </table:table-cell>
              <table:table-cell office:value-type="float" office:value="0.0000322621930060582">
                <text:p>0.0000322621930060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21617193006058">
                <text:p>0.000021617193006058</text:p>
              </table:table-cell>
              <table:table-cell office:value-type="float" office:value="0.0000322621930060583">
                <text:p>0.0000322621930060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210419999999963">
                <text:p>0.0000210419999999963</text:p>
              </table:table-cell>
              <table:table-cell office:value-type="float" office:value="0.0000322621930060585">
                <text:p>0.0000322621930060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215831930060583">
                <text:p>0.0000215831930060583</text:p>
              </table:table-cell>
              <table:table-cell office:value-type="float" office:value="0.0000322621930060586">
                <text:p>0.0000322621930060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211019999999963">
                <text:p>0.0000211019999999963</text:p>
              </table:table-cell>
              <table:table-cell office:value-type="float" office:value="0.0000322621930060587">
                <text:p>0.0000322621930060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215521930060586">
                <text:p>0.0000215521930060586</text:p>
              </table:table-cell>
              <table:table-cell office:value-type="float" office:value="0.0000322621930060589">
                <text:p>0.0000322621930060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211509999999963">
                <text:p>0.0000211509999999963</text:p>
              </table:table-cell>
              <table:table-cell office:value-type="float" office:value="0.0000322621930060591">
                <text:p>0.0000322621930060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21525193006059">
                <text:p>0.000021525193006059</text:p>
              </table:table-cell>
              <table:table-cell office:value-type="float" office:value="0.0000322621930060593">
                <text:p>0.0000322621930060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211899999999964">
                <text:p>0.0000211899999999964</text:p>
              </table:table-cell>
              <table:table-cell office:value-type="float" office:value="0.0000322621930060595">
                <text:p>0.0000322621930060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215011930060594">
                <text:p>0.0000215011930060594</text:p>
              </table:table-cell>
              <table:table-cell office:value-type="float" office:value="0.0000322621930060597">
                <text:p>0.0000322621930060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212219999999964">
                <text:p>0.0000212219999999964</text:p>
              </table:table-cell>
              <table:table-cell office:value-type="float" office:value="0.00003226219300606">
                <text:p>0.00003226219300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214801930060599">
                <text:p>0.0000214801930060599</text:p>
              </table:table-cell>
              <table:table-cell office:value-type="float" office:value="0.0000322621930060603">
                <text:p>0.0000322621930060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66cm" svg:y="0.443cm" svg:width="19.567cm" svg:height="10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